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9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1.4181in"/>
    </style:style>
    <style:style style:name="co5" style:family="table-column">
      <style:table-column-properties fo:break-before="auto" style:column-width="1.3535in"/>
    </style:style>
    <style:style style:name="co6" style:family="table-column">
      <style:table-column-properties fo:break-before="auto" style:column-width="1.6937in"/>
    </style:style>
    <style:style style:name="co7" style:family="table-column">
      <style:table-column-properties fo:break-before="auto" style:column-width="1.0665in"/>
    </style:style>
    <style:style style:name="co8" style:family="table-column">
      <style:table-column-properties fo:break-before="auto" style:column-width="0.983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598in" fo:break-before="auto" style:use-optimal-row-height="true"/>
    </style:style>
    <style:style style:name="ro4" style:family="table-row">
      <style:table-row-properties style:row-height="0.3598in" fo:break-before="auto" style:use-optimal-row-height="true"/>
    </style:style>
    <style:style style:name="ro5" style:family="table-row">
      <style:table-row-properties style:row-height="0.3075in" fo:break-before="auto" style:use-optimal-row-height="true"/>
    </style:style>
    <style:style style:name="ro6" style:family="table-row">
      <style:table-row-properties style:row-height="0.4528in" fo:break-before="auto" style:use-optimal-row-height="true"/>
    </style:style>
    <style:style style:name="ro7" style:family="table-row">
      <style:table-row-properties style:row-height="0.4756in" fo:break-before="auto" style:use-optimal-row-height="true"/>
    </style:style>
    <style:style style:name="ro8" style:family="table-row">
      <style:table-row-properties style:row-height="0.5862in" fo:break-before="auto" style:use-optimal-row-height="true"/>
    </style:style>
    <style:style style:name="ro9" style:family="table-row">
      <style:table-row-properties style:row-height="0.2492in" fo:break-before="auto" style:use-optimal-row-height="true"/>
    </style:style>
    <style:style style:name="ro10" style:family="table-row">
      <style:table-row-properties style:row-height="0.1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MT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ArialM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font-name="ArialMT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9pt" style:language-asian="en" style:country-asian="US" style:font-style-asian="normal" style:font-weight-asian="normal" style:font-name-complex="ArialMT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position="0% 100%" style:font-name="ArialMT" fo:font-size="7pt" style:font-name-asian="ArialMT" style:font-size-asian="7pt" style:font-name-complex="ArialMT" style:font-size-complex="4pt"/>
    </style:style>
    <style:style style:name="T2" style:family="text">
      <style:text-properties fo:color="#000000" style:text-position="31% 100%" style:font-name="ArialMT" fo:font-size="4pt" style:font-name-asian="ArialMT" style:font-size-asian="4pt" style:font-name-complex="ArialMT" style:font-size-complex="2.29999995231628pt"/>
    </style:style>
    <style:style style:name="T3" style:family="text">
      <style:text-properties fo:color="#000000" style:text-position="0% 100%" style:font-name="Helvetica" fo:font-size="7pt" style:font-name-asian="Helvetica" style:font-size-asian="7pt" style:font-name-complex="Helvetica" style:font-size-complex="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Leukopenia</text:p>
          </table:table-cell>
        </table:table-row>
        <table:table-row table:style-name="ro1">
          <table:table-cell office:value-type="string">
            <text:p>Thrombocyto- penia</text:p>
          </table:table-cell>
        </table:table-row>
        <table:table-row table:style-name="ro1">
          <table:table-cell office:value-type="string">
            <text:p>Anemia</text:p>
          </table:table-cell>
        </table:table-row>
        <table:table-row table:style-name="ro1">
          <table:table-cell office:value-type="string">
            <text:p>Hemorrhage (Clinical)</text:p>
          </table:table-cell>
        </table:table-row>
        <table:table-row table:style-name="ro1">
          <table:table-cell office:value-type="string">
            <text:p>*Infection</text:p>
          </table:table-cell>
        </table:table-row>
        <table:table-row table:style-name="ro1">
          <table:table-cell office:value-type="string">
            <text:p>Fever in absence of infection</text:p>
          </table:table-cell>
        </table:table-row>
        <table:table-row table:style-name="ro1">
          <table:table-cell office:value-type="string">
            <text:p>GU</text:p>
          </table:table-cell>
        </table:table-row>
        <table:table-row table:style-name="ro1">
          <table:table-cell office:value-type="string">
            <text:p>GI</text:p>
          </table:table-cell>
        </table:table-row>
        <table:table-row table:style-name="ro1">
          <table:table-cell office:value-type="string">
            <text:p>Liver</text:p>
          </table:table-cell>
        </table:table-row>
        <table:table-row table:style-name="ro1">
          <table:table-cell office:value-type="string">
            <text:p>Pulmonary</text:p>
          </table:table-cell>
        </table:table-row>
        <table:table-row table:style-name="ro1">
          <table:table-cell office:value-type="string">
            <text:p>Cardiac</text:p>
          </table:table-cell>
        </table:table-row>
        <table:table-row table:style-name="ro1">
          <table:table-cell table:style-name="ce2" office:value-type="string">
            <text:p><text:span text:style-name="T1">WBC x 10</text:span><text:span text:style-name="T2">3 </text:span><text:span text:style-name="T1">Granulocytes/Bands </text:span><text:span text:style-name="T1">Lymphocytes</text:span></text:p>
          </table:table-cell>
        </table:table-row>
        <table:table-row table:style-name="ro1">
          <table:table-cell table:style-name="ce2" office:value-type="string">
            <text:p><text:span text:style-name="T1">Plt x 10</text:span><text:span text:style-name="T2">3</text:span></text:p>
          </table:table-cell>
        </table:table-row>
        <table:table-row table:style-name="ro1">
          <table:table-cell office:value-type="string">
            <text:p>Hgb</text:p>
          </table:table-cell>
        </table:table-row>
        <table:table-row table:style-name="ro1">
          <table:table-cell office:value-type="string">
            <text:p>-----</text:p>
          </table:table-cell>
        </table:table-row>
        <table:table-row table:style-name="ro1">
          <table:table-cell office:value-type="string">
            <text:p>-----</text:p>
          </table:table-cell>
        </table:table-row>
        <table:table-row table:style-name="ro1">
          <table:table-cell office:value-type="string">
            <text:p>-----</text:p>
          </table:table-cell>
        </table:table-row>
        <table:table-row table:style-name="ro1">
          <table:table-cell table:style-name="ce3" office:value-type="string">
            <text:p><text:span text:style-name="T3">$</text:span><text:span text:style-name="T1">4.0 3.0 - 3.9 </text:span><text:span text:style-name="T3">$</text:span><text:span text:style-name="T1">2.0 </text:span><text:span text:style-name="T1">1.5 - 1.9 </text:span><text:span text:style-name="T3">$</text:span><text:span text:style-name="T1">2.0 1.5 - </text:span><text:span text:style-name="T1">1.9</text:span></text:p>
          </table:table-cell>
        </table:table-row>
        <table:table-row table:style-name="ro1">
          <table:table-cell office:value-type="string">
            <text:p>WNL 75.0 - normal</text:p>
          </table:table-cell>
        </table:table-row>
        <table:table-row table:style-name="ro1">
          <table:table-cell office:value-type="string">
            <text:p>WNL 10.0 - normal</text:p>
          </table:table-cell>
        </table:table-row>
        <table:table-row table:style-name="ro1">
          <table:table-cell office:value-type="string">
            <text:p>none mild, no transfusion</text:p>
          </table:table-cell>
        </table:table-row>
        <table:table-row table:style-name="ro1">
          <table:table-cell office:value-type="string">
            <text:p>none mild, no active Rx</text:p>
          </table:table-cell>
        </table:table-row>
        <table:table-row table:style-name="ro1">
          <table:table-cell table:style-name="ce3" office:value-type="string">
            <text:p><text:span text:style-name="T1">none 37.1</text:span><text:span text:style-name="T3">E </text:span><text:span text:style-name="T1">- 38.0</text:span><text:span text:style-name="T3">E </text:span><text:span text:style-name="T1">C 98.7 </text:span><text:span text:style-name="T3">E</text:span><text:span text:style-name="T1">- 100.4</text:span><text:span text:style-name="T3">E </text:span><text:span text:style-name="T1">F</text:span></text:p>
          </table:table-cell>
        </table:table-row>
        <table:table-row table:style-name="ro1">
          <table:table-cell office:value-type="string">
            <text:p>2.0 - 2.9 1.0 - 1.4 1.0 - 1.4</text:p>
          </table:table-cell>
        </table:table-row>
        <table:table-row table:style-name="ro1">
          <table:table-cell office:value-type="string">
            <text:p>50.0 - 74.9</text:p>
          </table:table-cell>
        </table:table-row>
        <table:table-row table:style-name="ro1">
          <table:table-cell office:value-type="string">
            <text:p>8.0 - 10.0</text:p>
          </table:table-cell>
        </table:table-row>
        <table:table-row table:style-name="ro1">
          <table:table-cell office:value-type="string">
            <text:p>gross, 1-2 units transfusion/episode</text:p>
          </table:table-cell>
        </table:table-row>
        <table:table-row table:style-name="ro1">
          <table:table-cell office:value-type="string">
            <text:p>Moderate, localized infection requires active Rx</text:p>
          </table:table-cell>
        </table:table-row>
        <table:table-row table:style-name="ro1">
          <table:table-cell table:style-name="ce3" office:value-type="string">
            <text:p><text:span text:style-name="T1">38.1 </text:span><text:span text:style-name="T3">E </text:span><text:span text:style-name="T1">- 40.0</text:span><text:span text:style-name="T3">E </text:span><text:span text:style-name="T1">C </text:span><text:span text:style-name="T1">100.5 </text:span><text:span text:style-name="T3">E </text:span><text:span text:style-name="T1">- 104.0</text:span><text:span text:style-name="T3">E </text:span><text:span text:style-name="T1">F</text:span></text:p>
          </table:table-cell>
        </table:table-row>
        <table:table-row table:style-name="ro1">
          <table:table-cell office:value-type="string">
            <text:p>1.0 - 1.9 0.5 - 0.9 0.5 - 0.9</text:p>
          </table:table-cell>
        </table:table-row>
        <table:table-row table:style-name="ro1">
          <table:table-cell office:value-type="string">
            <text:p>25.0 - 49.9</text:p>
          </table:table-cell>
        </table:table-row>
        <table:table-row table:style-name="ro1">
          <table:table-cell office:value-type="string">
            <text:p>6.5 - 7.9</text:p>
          </table:table-cell>
        </table:table-row>
        <table:table-row table:style-name="ro1">
          <table:table-cell office:value-type="string">
            <text:p>gross, 3-4 units transfusion/episode</text:p>
          </table:table-cell>
        </table:table-row>
        <table:table-row table:style-name="ro1">
          <table:table-cell office:value-type="string">
            <text:p>severe, systemic infection requires active Rx, specify site</text:p>
          </table:table-cell>
        </table:table-row>
        <table:table-row table:style-name="ro1">
          <table:table-cell table:style-name="ce3" office:value-type="string">
            <text:p><text:span text:style-name="T1">&gt;40.0</text:span><text:span text:style-name="T3">E </text:span><text:span text:style-name="T1">C (&gt;104.0</text:span><text:span text:style-name="T3">E </text:span><text:span text:style-name="T1">F) for less than 24 </text:span><text:span text:style-name="T1">hours</text:span></text:p>
          </table:table-cell>
        </table:table-row>
        <table:table-row table:style-name="ro1">
          <table:table-cell office:value-type="string">
            <text:p>3.1-6.0xN</text:p>
          </table:table-cell>
        </table:table-row>
        <table:table-row table:style-name="ro1">
          <table:table-cell office:value-type="string">
            <text:p>4+ or &gt;1.0g% or &gt;10g/l gross + clots 5.1-10xN</text:p>
          </table:table-cell>
        </table:table-row>
        <table:table-row table:style-name="ro1">
          <table:table-cell office:value-type="string">
            <text:p>no significant intake</text:p>
          </table:table-cell>
        </table:table-row>
        <table:table-row table:style-name="ro1">
          <table:table-cell office:value-type="string">
            <text:p>6-10 episodes in 24 hours</text:p>
          </table:table-cell>
        </table:table-row>
        <table:table-row table:style-name="ro1">
          <table:table-cell office:value-type="string">
            <text:p>increase of 7-9 stools/day or incontinence, or severe cramping</text:p>
          </table:table-cell>
        </table:table-row>
        <table:table-row table:style-name="ro1">
          <table:table-cell office:value-type="string">
            <text:p>painful erythema, edema or ulcers, and cannot eat</text:p>
          </table:table-cell>
        </table:table-row>
        <table:table-row table:style-name="ro1">
          <table:table-cell office:value-type="string">
            <text:p>1.5-3.0xN 5.1-20.0xN 5.1-20.0xN precoma</text:p>
          </table:table-cell>
        </table:table-row>
        <table:table-row table:style-name="ro1">
          <table:table-cell office:value-type="string">
            <text:p>dyspnea at normal level of activity</text:p>
          </table:table-cell>
        </table:table-row>
        <table:table-row table:style-name="ro1">
          <table:table-cell office:value-type="string">
            <text:p>&lt;1.0 &lt;0.5 &lt;0.5</text:p>
          </table:table-cell>
        </table:table-row>
        <table:table-row table:style-name="ro1">
          <table:table-cell office:value-type="string">
            <text:p>&lt;25.0</text:p>
          </table:table-cell>
        </table:table-row>
        <table:table-row table:style-name="ro1">
          <table:table-cell office:value-type="string">
            <text:p>&lt;6.5</text:p>
          </table:table-cell>
        </table:table-row>
        <table:table-row table:style-name="ro1">
          <table:table-cell office:value-type="string">
            <text:p>massive, &gt;4 units transfusion/episode</text:p>
          </table:table-cell>
        </table:table-row>
        <table:table-row table:style-name="ro1">
          <table:table-cell office:value-type="string">
            <text:p>life-threatening, sepsis, specify site</text:p>
          </table:table-cell>
        </table:table-row>
        <table:table-row table:style-name="ro1">
          <table:table-cell table:style-name="ce3" office:value-type="string">
            <text:p><text:span text:style-name="T1">&gt;40.0</text:span><text:span text:style-name="T3">E </text:span><text:span text:style-name="T1">C (104.0</text:span><text:span text:style-name="T3">E </text:span><text:span text:style-name="T1">F) </text:span><text:span text:style-name="T1">for &gt;24 hrs or fever </text:span><text:span text:style-name="T1">with hypotension</text:span></text:p>
          </table:table-cell>
        </table:table-row>
      </table:table>
      <table:table table:name="Sheet2" table:style-name="ta1" table:print="false">
        <table:table-column table:style-name="co3" table:default-cell-style-name="ce5"/>
        <table:table-column table:style-name="co3" table:default-cell-style-name="ce8"/>
        <table:table-column table:style-name="co4" table:number-columns-repeated="2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number-columns-repeated="23" table:default-cell-style-name="ce5"/>
        <table:table-column table:style-name="co4" table:number-columns-repeated="5" table:default-cell-style-name="ce8"/>
        <table:table-column table:style-name="co2" table:number-columns-repeated="987" table:default-cell-style-name="ce5"/>
        <table:table-row table:style-name="ro2">
          <table:table-cell office:value-type="float" office:value="100">
            <text:p>100</text:p>
          </table:table-cell>
          <table:table-cell table:style-name="ce6" office:value-type="string">
            <text:p>Leukopenia</text:p>
          </table:table-cell>
          <table:table-cell table:style-name="ce6" office:value-type="float" office:value="10">
            <text:p>10</text:p>
          </table:table-cell>
          <table:table-cell table:style-name="ce9" office:value-type="string">
            <text:p><text:span text:style-name="T1">WBC x 10</text:span><text:span text:style-name="T2">3</text:span></text:p>
          </table:table-cell>
          <table:table-cell office:value-type="string">
            <text:p>&gt;= 4.0</text:p>
          </table:table-cell>
          <table:table-cell office:value-type="string">
            <text:p>3.0 – 3.9</text:p>
          </table:table-cell>
          <table:table-cell office:value-type="string">
            <text:p>2.0 – 2.9</text:p>
          </table:table-cell>
          <table:table-cell office:value-type="string">
            <text:p>1.0 – 2.9</text:p>
          </table:table-cell>
          <table:table-cell office:value-type="string">
            <text:p>&lt; 1.0</text:p>
          </table:table-cell>
          <table:table-cell table:formula="of:=CONCATENATE(&quot;INSERT INTO ECOGTCGroup(GroupId, title) VALUES(&quot;;[.A1];&quot;,'&quot;;[.B1];&quot;');&quot;)" office:value-type="string" office:string-value="INSERT INTO ECOGTCGroup(GroupId, title) VALUES(100,'Leukopenia');">
            <text:p>INSERT INTO ECOGTCGroup(GroupId, title) VALUES(100,'Leukopenia');</text:p>
          </table:table-cell>
          <table:table-cell table:formula="of:=CONCATENATE(&quot;INSERT INTO ECOGTCSubGroup(SubGroupId, GroupId, title) VALUES(&quot;;[.C1];&quot;,&quot;;[.A1];&quot;,'&quot;;[.D1];&quot;');&quot;)" office:value-type="string" office:string-value="INSERT INTO ECOGTCSubGroup(SubGroupId, GroupId, title) VALUES(10,100,'WBC x 103');">
            <text:p>INSERT INTO ECOGTCSubGroup(SubGroupId, GroupId, title) VALUES(10,100,'WBC x 103');</text:p>
          </table:table-cell>
          <table:table-cell table:number-columns-repeated="6"/>
          <table:table-cell table:formula="of:=CONCATENATE(&quot;INSERT INTO ECOGTCOptions(SubGroupId, title, grade) VALUES(&quot;;[.C1];&quot;,'&quot;;[.E1];&quot;',&quot;;0;&quot;);&quot;)" office:value-type="string" office:string-value="INSERT INTO ECOGTCOptions(SubGroupId, title, grade) VALUES(10,'&gt;= 4.0',0);">
            <text:p>INSERT INTO ECOGTCOptions(SubGroupId, title, grade) VALUES(10,'&gt;= 4.0',0);</text:p>
          </table:table-cell>
          <table:table-cell table:formula="of:=CONCATENATE(&quot;INSERT INTO ECOGTCOptions(SubGroupId, title, grade) VALUES(&quot;;[.C1];&quot;,'&quot;;[.F1];&quot;',&quot;;1;&quot;);&quot;)" office:value-type="string" office:string-value="INSERT INTO ECOGTCOptions(SubGroupId, title, grade) VALUES(10,'3.0 – 3.9',1);">
            <text:p>INSERT INTO ECOGTCOptions(SubGroupId, title, grade) VALUES(10,'3.0 – 3.9',1);</text:p>
          </table:table-cell>
          <table:table-cell table:formula="of:=CONCATENATE(&quot;INSERT INTO ECOGTCOptions(SubGroupId, title, grade) VALUES(&quot;;[.C1];&quot;,'&quot;;[.G1];&quot;',&quot;;2;&quot;);&quot;)" office:value-type="string" office:string-value="INSERT INTO ECOGTCOptions(SubGroupId, title, grade) VALUES(10,'2.0 – 2.9',2);">
            <text:p>INSERT INTO ECOGTCOptions(SubGroupId, title, grade) VALUES(10,'2.0 – 2.9',2);</text:p>
          </table:table-cell>
          <table:table-cell table:formula="of:=CONCATENATE(&quot;INSERT INTO ECOGTCOptions(SubGroupId, title, grade) VALUES(&quot;;[.C1];&quot;,'&quot;;[.H1];&quot;',&quot;;3;&quot;);&quot;)" office:value-type="string" office:string-value="INSERT INTO ECOGTCOptions(SubGroupId, title, grade) VALUES(10,'1.0 – 2.9',3);">
            <text:p>INSERT INTO ECOGTCOptions(SubGroupId, title, grade) VALUES(10,'1.0 – 2.9',3);</text:p>
          </table:table-cell>
          <table:table-cell table:formula="of:=CONCATENATE(&quot;INSERT INTO ECOGTCOptions(SubGroupId, title, grade) VALUES(&quot;;[.C1];&quot;,'&quot;;[.I1];&quot;',&quot;;4;&quot;);&quot;)" office:value-type="string" office:string-value="INSERT INTO ECOGTCOptions(SubGroupId, title, grade) VALUES(10,'&lt; 1.0',4);">
            <text:p>INSERT INTO ECOGTCOptions(SubGroupId, title, grade) VALUES(10,'&lt; 1.0',4);</text:p>
          </table:table-cell>
          <table:table-cell table:number-columns-repeated="10"/>
          <table:table-cell table:number-columns-repeated="5" table:style-name="ce6" office:value-type="float" office:value="10">
            <text:p>10</text:p>
          </table:table-cell>
          <table:table-cell table:number-columns-repeated="987"/>
        </table:table-row>
        <table:table-row table:style-name="ro2">
          <table:table-cell office:value-type="float" office:value="100">
            <text:p>100</text:p>
          </table:table-cell>
          <table:table-cell table:style-name="ce6" office:value-type="string">
            <text:p>Leukopenia</text:p>
          </table:table-cell>
          <table:table-cell table:style-name="ce6" table:formula="of:=[.C1]+1" office:value-type="float" office:value="11">
            <text:p>11</text:p>
          </table:table-cell>
          <table:table-cell table:style-name="ce9" office:value-type="string">
            <text:p>Granulocytes/Bands</text:p>
          </table:table-cell>
          <table:table-cell office:value-type="string">
            <text:p>&gt;= 2.0</text:p>
          </table:table-cell>
          <table:table-cell office:value-type="string">
            <text:p>1.5 – 1.9</text:p>
          </table:table-cell>
          <table:table-cell office:value-type="string">
            <text:p>1.0 – 1.4</text:p>
          </table:table-cell>
          <table:table-cell office:value-type="string">
            <text:p>0.5 – 0.9</text:p>
          </table:table-cell>
          <table:table-cell office:value-type="string">
            <text:p>&lt; 0.5</text:p>
          </table:table-cell>
          <table:table-cell table:formula="of:=CONCATENATE(&quot;INSERT INTO ECOGTCGroup(GroupId, title) VALUES(&quot;;[.A2];&quot;,'&quot;;[.B2];&quot;');&quot;)" office:value-type="string" office:string-value="INSERT INTO ECOGTCGroup(GroupId, title) VALUES(100,'Leukopenia');">
            <text:p>INSERT INTO ECOGTCGroup(GroupId, title) VALUES(100,'Leukopenia');</text:p>
          </table:table-cell>
          <table:table-cell table:formula="of:=CONCATENATE(&quot;INSERT INTO ECOGTCSubGroup(SubGroupId, GroupId, title) VALUES(&quot;;[.C2];&quot;,&quot;;[.A2];&quot;,'&quot;;[.D2];&quot;');&quot;)" office:value-type="string" office:string-value="INSERT INTO ECOGTCSubGroup(SubGroupId, GroupId, title) VALUES(11,100,'Granulocytes/Bands');">
            <text:p>INSERT INTO ECOGTCSubGroup(SubGroupId, GroupId, title) VALUES(11,100,'Granulocytes/Bands');</text:p>
          </table:table-cell>
          <table:table-cell table:number-columns-repeated="6"/>
          <table:table-cell table:formula="of:=CONCATENATE(&quot;INSERT INTO ECOGTCOptions(SubGroupId, title, grade) VALUES(&quot;;[.C2];&quot;,'&quot;;[.E2];&quot;',&quot;;0;&quot;);&quot;)" office:value-type="string" office:string-value="INSERT INTO ECOGTCOptions(SubGroupId, title, grade) VALUES(11,'&gt;= 2.0',0);">
            <text:p>INSERT INTO ECOGTCOptions(SubGroupId, title, grade) VALUES(11,'&gt;= 2.0',0);</text:p>
          </table:table-cell>
          <table:table-cell table:formula="of:=CONCATENATE(&quot;INSERT INTO ECOGTCOptions(SubGroupId, title, grade) VALUES(&quot;;[.C2];&quot;,'&quot;;[.F2];&quot;',&quot;;1;&quot;);&quot;)" office:value-type="string" office:string-value="INSERT INTO ECOGTCOptions(SubGroupId, title, grade) VALUES(11,'1.5 – 1.9',1);">
            <text:p>INSERT INTO ECOGTCOptions(SubGroupId, title, grade) VALUES(11,'1.5 – 1.9',1);</text:p>
          </table:table-cell>
          <table:table-cell table:formula="of:=CONCATENATE(&quot;INSERT INTO ECOGTCOptions(SubGroupId, title, grade) VALUES(&quot;;[.C2];&quot;,'&quot;;[.G2];&quot;',&quot;;2;&quot;);&quot;)" office:value-type="string" office:string-value="INSERT INTO ECOGTCOptions(SubGroupId, title, grade) VALUES(11,'1.0 – 1.4',2);">
            <text:p>INSERT INTO ECOGTCOptions(SubGroupId, title, grade) VALUES(11,'1.0 – 1.4',2);</text:p>
          </table:table-cell>
          <table:table-cell table:formula="of:=CONCATENATE(&quot;INSERT INTO ECOGTCOptions(SubGroupId, title, grade) VALUES(&quot;;[.C2];&quot;,'&quot;;[.H2];&quot;',&quot;;3;&quot;);&quot;)" office:value-type="string" office:string-value="INSERT INTO ECOGTCOptions(SubGroupId, title, grade) VALUES(11,'0.5 – 0.9',3);">
            <text:p>INSERT INTO ECOGTCOptions(SubGroupId, title, grade) VALUES(11,'0.5 – 0.9',3);</text:p>
          </table:table-cell>
          <table:table-cell table:formula="of:=CONCATENATE(&quot;INSERT INTO ECOGTCOptions(SubGroupId, title, grade) VALUES(&quot;;[.C2];&quot;,'&quot;;[.I2];&quot;',&quot;;4;&quot;);&quot;)" office:value-type="string" office:string-value="INSERT INTO ECOGTCOptions(SubGroupId, title, grade) VALUES(11,'&lt; 0.5',4);">
            <text:p>INSERT INTO ECOGTCOptions(SubGroupId, title, grade) VALUES(11,'&lt; 0.5',4);</text:p>
          </table:table-cell>
          <table:table-cell table:number-columns-repeated="10"/>
          <table:table-cell table:style-name="ce6" table:formula="of:=[.AG1]+1" office:value-type="float" office:value="11">
            <text:p>11</text:p>
          </table:table-cell>
          <table:table-cell table:style-name="ce6" table:formula="of:=[.AH1]+1" office:value-type="float" office:value="11">
            <text:p>11</text:p>
          </table:table-cell>
          <table:table-cell table:style-name="ce6" table:formula="of:=[.AI1]+1" office:value-type="float" office:value="11">
            <text:p>11</text:p>
          </table:table-cell>
          <table:table-cell table:style-name="ce6" table:formula="of:=[.AJ1]+1" office:value-type="float" office:value="11">
            <text:p>11</text:p>
          </table:table-cell>
          <table:table-cell table:style-name="ce6" table:formula="of:=[.AK1]+1" office:value-type="float" office:value="11">
            <text:p>11</text:p>
          </table:table-cell>
          <table:table-cell table:number-columns-repeated="987"/>
        </table:table-row>
        <table:table-row table:style-name="ro2">
          <table:table-cell office:value-type="float" office:value="100">
            <text:p>100</text:p>
          </table:table-cell>
          <table:table-cell table:style-name="ce6" office:value-type="string">
            <text:p>Leukopenia</text:p>
          </table:table-cell>
          <table:table-cell table:style-name="ce6" table:formula="of:=[.C2]+1" office:value-type="float" office:value="12">
            <text:p>12</text:p>
          </table:table-cell>
          <table:table-cell table:style-name="ce9" office:value-type="string">
            <text:p>Lymphocytes</text:p>
          </table:table-cell>
          <table:table-cell office:value-type="string">
            <text:p>&gt;= 2.0</text:p>
          </table:table-cell>
          <table:table-cell office:value-type="string">
            <text:p>1.5 – 1.9</text:p>
          </table:table-cell>
          <table:table-cell office:value-type="string">
            <text:p>1.0 – 1.4</text:p>
          </table:table-cell>
          <table:table-cell office:value-type="string">
            <text:p>0.5 – 0.9</text:p>
          </table:table-cell>
          <table:table-cell office:value-type="string">
            <text:p>&lt; 0.5</text:p>
          </table:table-cell>
          <table:table-cell table:formula="of:=CONCATENATE(&quot;INSERT INTO ECOGTCGroup(GroupId, title) VALUES(&quot;;[.A3];&quot;,'&quot;;[.B3];&quot;');&quot;)" office:value-type="string" office:string-value="INSERT INTO ECOGTCGroup(GroupId, title) VALUES(100,'Leukopenia');">
            <text:p>INSERT INTO ECOGTCGroup(GroupId, title) VALUES(100,'Leukopenia');</text:p>
          </table:table-cell>
          <table:table-cell table:formula="of:=CONCATENATE(&quot;INSERT INTO ECOGTCSubGroup(SubGroupId, GroupId, title) VALUES(&quot;;[.C3];&quot;,&quot;;[.A3];&quot;,'&quot;;[.D3];&quot;');&quot;)" office:value-type="string" office:string-value="INSERT INTO ECOGTCSubGroup(SubGroupId, GroupId, title) VALUES(12,100,'Lymphocytes');">
            <text:p>INSERT INTO ECOGTCSubGroup(SubGroupId, GroupId, title) VALUES(12,100,'Lymphocytes');</text:p>
          </table:table-cell>
          <table:table-cell table:number-columns-repeated="6"/>
          <table:table-cell table:formula="of:=CONCATENATE(&quot;INSERT INTO ECOGTCOptions(SubGroupId, title, grade) VALUES(&quot;;[.C3];&quot;,'&quot;;[.E3];&quot;',&quot;;0;&quot;);&quot;)" office:value-type="string" office:string-value="INSERT INTO ECOGTCOptions(SubGroupId, title, grade) VALUES(12,'&gt;= 2.0',0);">
            <text:p>INSERT INTO ECOGTCOptions(SubGroupId, title, grade) VALUES(12,'&gt;= 2.0',0);</text:p>
          </table:table-cell>
          <table:table-cell table:formula="of:=CONCATENATE(&quot;INSERT INTO ECOGTCOptions(SubGroupId, title, grade) VALUES(&quot;;[.C3];&quot;,'&quot;;[.F3];&quot;',&quot;;1;&quot;);&quot;)" office:value-type="string" office:string-value="INSERT INTO ECOGTCOptions(SubGroupId, title, grade) VALUES(12,'1.5 – 1.9',1);">
            <text:p>INSERT INTO ECOGTCOptions(SubGroupId, title, grade) VALUES(12,'1.5 – 1.9',1);</text:p>
          </table:table-cell>
          <table:table-cell table:formula="of:=CONCATENATE(&quot;INSERT INTO ECOGTCOptions(SubGroupId, title, grade) VALUES(&quot;;[.C3];&quot;,'&quot;;[.G3];&quot;',&quot;;2;&quot;);&quot;)" office:value-type="string" office:string-value="INSERT INTO ECOGTCOptions(SubGroupId, title, grade) VALUES(12,'1.0 – 1.4',2);">
            <text:p>INSERT INTO ECOGTCOptions(SubGroupId, title, grade) VALUES(12,'1.0 – 1.4',2);</text:p>
          </table:table-cell>
          <table:table-cell table:formula="of:=CONCATENATE(&quot;INSERT INTO ECOGTCOptions(SubGroupId, title, grade) VALUES(&quot;;[.C3];&quot;,'&quot;;[.H3];&quot;',&quot;;3;&quot;);&quot;)" office:value-type="string" office:string-value="INSERT INTO ECOGTCOptions(SubGroupId, title, grade) VALUES(12,'0.5 – 0.9',3);">
            <text:p>INSERT INTO ECOGTCOptions(SubGroupId, title, grade) VALUES(12,'0.5 – 0.9',3);</text:p>
          </table:table-cell>
          <table:table-cell table:formula="of:=CONCATENATE(&quot;INSERT INTO ECOGTCOptions(SubGroupId, title, grade) VALUES(&quot;;[.C3];&quot;,'&quot;;[.I3];&quot;',&quot;;4;&quot;);&quot;)" office:value-type="string" office:string-value="INSERT INTO ECOGTCOptions(SubGroupId, title, grade) VALUES(12,'&lt; 0.5',4);">
            <text:p>INSERT INTO ECOGTCOptions(SubGroupId, title, grade) VALUES(12,'&lt; 0.5',4);</text:p>
          </table:table-cell>
          <table:table-cell table:number-columns-repeated="10"/>
          <table:table-cell table:style-name="ce6" table:formula="of:=[.AG2]+1" office:value-type="float" office:value="12">
            <text:p>12</text:p>
          </table:table-cell>
          <table:table-cell table:style-name="ce6" table:formula="of:=[.AH2]+1" office:value-type="float" office:value="12">
            <text:p>12</text:p>
          </table:table-cell>
          <table:table-cell table:style-name="ce6" table:formula="of:=[.AI2]+1" office:value-type="float" office:value="12">
            <text:p>12</text:p>
          </table:table-cell>
          <table:table-cell table:style-name="ce6" table:formula="of:=[.AJ2]+1" office:value-type="float" office:value="12">
            <text:p>12</text:p>
          </table:table-cell>
          <table:table-cell table:style-name="ce6" table:formula="of:=[.AK2]+1" office:value-type="float" office:value="12">
            <text:p>12</text:p>
          </table:table-cell>
          <table:table-cell table:number-columns-repeated="987"/>
        </table:table-row>
        <table:table-row table:style-name="ro2">
          <table:table-cell office:value-type="float" office:value="110">
            <text:p>110</text:p>
          </table:table-cell>
          <table:table-cell table:style-name="ce6" office:value-type="string">
            <text:p>Thrombocyto- penia</text:p>
          </table:table-cell>
          <table:table-cell table:style-name="ce6" table:formula="of:=[.C3]+1" office:value-type="float" office:value="13">
            <text:p>13</text:p>
          </table:table-cell>
          <table:table-cell table:style-name="ce6" office:value-type="string">
            <text:p><text:span text:style-name="T1">Plt x 10</text:span><text:span text:style-name="T2">3</text:span></text:p>
          </table:table-cell>
          <table:table-cell office:value-type="string">
            <text:p>WNL</text:p>
          </table:table-cell>
          <table:table-cell office:value-type="string">
            <text:p>75.0 – normal</text:p>
          </table:table-cell>
          <table:table-cell office:value-type="string">
            <text:p>50.0 – 74.9</text:p>
          </table:table-cell>
          <table:table-cell office:value-type="string">
            <text:p>25.0 – 49.9</text:p>
          </table:table-cell>
          <table:table-cell office:value-type="string">
            <text:p>&lt; 25.0</text:p>
          </table:table-cell>
          <table:table-cell table:formula="of:=CONCATENATE(&quot;INSERT INTO ECOGTCGroup(GroupId, title) VALUES(&quot;;[.A4];&quot;,'&quot;;[.B4];&quot;');&quot;)" office:value-type="string" office:string-value="INSERT INTO ECOGTCGroup(GroupId, title) VALUES(110,'Thrombocyto- penia');">
            <text:p>INSERT INTO ECOGTCGroup(GroupId, title) VALUES(110,'Thrombocyto- penia');</text:p>
          </table:table-cell>
          <table:table-cell table:formula="of:=CONCATENATE(&quot;INSERT INTO ECOGTCSubGroup(SubGroupId, GroupId, title) VALUES(&quot;;[.C4];&quot;,&quot;;[.A4];&quot;,'&quot;;[.D4];&quot;');&quot;)" office:value-type="string" office:string-value="INSERT INTO ECOGTCSubGroup(SubGroupId, GroupId, title) VALUES(13,110,'Plt x 103');">
            <text:p>INSERT INTO ECOGTCSubGroup(SubGroupId, GroupId, title) VALUES(13,110,'Plt x 103');</text:p>
          </table:table-cell>
          <table:table-cell table:number-columns-repeated="6"/>
          <table:table-cell table:formula="of:=CONCATENATE(&quot;INSERT INTO ECOGTCOptions(SubGroupId, title, grade) VALUES(&quot;;[.C4];&quot;,'&quot;;[.E4];&quot;',&quot;;0;&quot;);&quot;)" office:value-type="string" office:string-value="INSERT INTO ECOGTCOptions(SubGroupId, title, grade) VALUES(13,'WNL',0);">
            <text:p>INSERT INTO ECOGTCOptions(SubGroupId, title, grade) VALUES(13,'WNL',0);</text:p>
          </table:table-cell>
          <table:table-cell table:formula="of:=CONCATENATE(&quot;INSERT INTO ECOGTCOptions(SubGroupId, title, grade) VALUES(&quot;;[.C4];&quot;,'&quot;;[.F4];&quot;',&quot;;1;&quot;);&quot;)" office:value-type="string" office:string-value="INSERT INTO ECOGTCOptions(SubGroupId, title, grade) VALUES(13,'75.0 – normal',1);">
            <text:p>INSERT INTO ECOGTCOptions(SubGroupId, title, grade) VALUES(13,'75.0 – normal',1);</text:p>
          </table:table-cell>
          <table:table-cell table:formula="of:=CONCATENATE(&quot;INSERT INTO ECOGTCOptions(SubGroupId, title, grade) VALUES(&quot;;[.C4];&quot;,'&quot;;[.G4];&quot;',&quot;;2;&quot;);&quot;)" office:value-type="string" office:string-value="INSERT INTO ECOGTCOptions(SubGroupId, title, grade) VALUES(13,'50.0 – 74.9',2);">
            <text:p>INSERT INTO ECOGTCOptions(SubGroupId, title, grade) VALUES(13,'50.0 – 74.9',2);</text:p>
          </table:table-cell>
          <table:table-cell table:formula="of:=CONCATENATE(&quot;INSERT INTO ECOGTCOptions(SubGroupId, title, grade) VALUES(&quot;;[.C4];&quot;,'&quot;;[.H4];&quot;',&quot;;3;&quot;);&quot;)" office:value-type="string" office:string-value="INSERT INTO ECOGTCOptions(SubGroupId, title, grade) VALUES(13,'25.0 – 49.9',3);">
            <text:p>INSERT INTO ECOGTCOptions(SubGroupId, title, grade) VALUES(13,'25.0 – 49.9',3);</text:p>
          </table:table-cell>
          <table:table-cell table:formula="of:=CONCATENATE(&quot;INSERT INTO ECOGTCOptions(SubGroupId, title, grade) VALUES(&quot;;[.C4];&quot;,'&quot;;[.I4];&quot;',&quot;;4;&quot;);&quot;)" office:value-type="string" office:string-value="INSERT INTO ECOGTCOptions(SubGroupId, title, grade) VALUES(13,'&lt; 25.0',4);">
            <text:p>INSERT INTO ECOGTCOptions(SubGroupId, title, grade) VALUES(13,'&lt; 25.0',4);</text:p>
          </table:table-cell>
          <table:table-cell table:number-columns-repeated="10"/>
          <table:table-cell table:style-name="ce6" table:formula="of:=[.AG3]+1" office:value-type="float" office:value="13">
            <text:p>13</text:p>
          </table:table-cell>
          <table:table-cell table:style-name="ce6" table:formula="of:=[.AH3]+1" office:value-type="float" office:value="13">
            <text:p>13</text:p>
          </table:table-cell>
          <table:table-cell table:style-name="ce6" table:formula="of:=[.AI3]+1" office:value-type="float" office:value="13">
            <text:p>13</text:p>
          </table:table-cell>
          <table:table-cell table:style-name="ce6" table:formula="of:=[.AJ3]+1" office:value-type="float" office:value="13">
            <text:p>13</text:p>
          </table:table-cell>
          <table:table-cell table:style-name="ce6" table:formula="of:=[.AK3]+1" office:value-type="float" office:value="13">
            <text:p>13</text:p>
          </table:table-cell>
          <table:table-cell table:number-columns-repeated="987"/>
        </table:table-row>
        <table:table-row table:style-name="ro2">
          <table:table-cell office:value-type="float" office:value="120">
            <text:p>120</text:p>
          </table:table-cell>
          <table:table-cell table:style-name="ce6" office:value-type="string">
            <text:p>Anemia</text:p>
          </table:table-cell>
          <table:table-cell table:style-name="ce6" table:formula="of:=[.C4]+1" office:value-type="float" office:value="14">
            <text:p>14</text:p>
          </table:table-cell>
          <table:table-cell table:style-name="ce6" office:value-type="string">
            <text:p>Hgb</text:p>
          </table:table-cell>
          <table:table-cell office:value-type="string">
            <text:p>WNL</text:p>
          </table:table-cell>
          <table:table-cell office:value-type="string">
            <text:p>10.0 – normal</text:p>
          </table:table-cell>
          <table:table-cell office:value-type="string">
            <text:p>8.0 – 10.0</text:p>
          </table:table-cell>
          <table:table-cell office:value-type="string">
            <text:p>6.5 – 7.9</text:p>
          </table:table-cell>
          <table:table-cell office:value-type="string">
            <text:p>&lt; 6.5</text:p>
          </table:table-cell>
          <table:table-cell table:formula="of:=CONCATENATE(&quot;INSERT INTO ECOGTCGroup(GroupId, title) VALUES(&quot;;[.A5];&quot;,'&quot;;[.B5];&quot;');&quot;)" office:value-type="string" office:string-value="INSERT INTO ECOGTCGroup(GroupId, title) VALUES(120,'Anemia');">
            <text:p>INSERT INTO ECOGTCGroup(GroupId, title) VALUES(120,'Anemia');</text:p>
          </table:table-cell>
          <table:table-cell table:formula="of:=CONCATENATE(&quot;INSERT INTO ECOGTCSubGroup(SubGroupId, GroupId, title) VALUES(&quot;;[.C5];&quot;,&quot;;[.A5];&quot;,'&quot;;[.D5];&quot;');&quot;)" office:value-type="string" office:string-value="INSERT INTO ECOGTCSubGroup(SubGroupId, GroupId, title) VALUES(14,120,'Hgb');">
            <text:p>INSERT INTO ECOGTCSubGroup(SubGroupId, GroupId, title) VALUES(14,120,'Hgb');</text:p>
          </table:table-cell>
          <table:table-cell table:number-columns-repeated="6"/>
          <table:table-cell table:formula="of:=CONCATENATE(&quot;INSERT INTO ECOGTCOptions(SubGroupId, title, grade) VALUES(&quot;;[.C5];&quot;,'&quot;;[.E5];&quot;',&quot;;0;&quot;);&quot;)" office:value-type="string" office:string-value="INSERT INTO ECOGTCOptions(SubGroupId, title, grade) VALUES(14,'WNL',0);">
            <text:p>INSERT INTO ECOGTCOptions(SubGroupId, title, grade) VALUES(14,'WNL',0);</text:p>
          </table:table-cell>
          <table:table-cell table:formula="of:=CONCATENATE(&quot;INSERT INTO ECOGTCOptions(SubGroupId, title, grade) VALUES(&quot;;[.C5];&quot;,'&quot;;[.F5];&quot;',&quot;;1;&quot;);&quot;)" office:value-type="string" office:string-value="INSERT INTO ECOGTCOptions(SubGroupId, title, grade) VALUES(14,'10.0 – normal',1);">
            <text:p>INSERT INTO ECOGTCOptions(SubGroupId, title, grade) VALUES(14,'10.0 – normal',1);</text:p>
          </table:table-cell>
          <table:table-cell table:formula="of:=CONCATENATE(&quot;INSERT INTO ECOGTCOptions(SubGroupId, title, grade) VALUES(&quot;;[.C5];&quot;,'&quot;;[.G5];&quot;',&quot;;2;&quot;);&quot;)" office:value-type="string" office:string-value="INSERT INTO ECOGTCOptions(SubGroupId, title, grade) VALUES(14,'8.0 – 10.0',2);">
            <text:p>INSERT INTO ECOGTCOptions(SubGroupId, title, grade) VALUES(14,'8.0 – 10.0',2);</text:p>
          </table:table-cell>
          <table:table-cell table:formula="of:=CONCATENATE(&quot;INSERT INTO ECOGTCOptions(SubGroupId, title, grade) VALUES(&quot;;[.C5];&quot;,'&quot;;[.H5];&quot;',&quot;;3;&quot;);&quot;)" office:value-type="string" office:string-value="INSERT INTO ECOGTCOptions(SubGroupId, title, grade) VALUES(14,'6.5 – 7.9',3);">
            <text:p>INSERT INTO ECOGTCOptions(SubGroupId, title, grade) VALUES(14,'6.5 – 7.9',3);</text:p>
          </table:table-cell>
          <table:table-cell table:formula="of:=CONCATENATE(&quot;INSERT INTO ECOGTCOptions(SubGroupId, title, grade) VALUES(&quot;;[.C5];&quot;,'&quot;;[.I5];&quot;',&quot;;4;&quot;);&quot;)" office:value-type="string" office:string-value="INSERT INTO ECOGTCOptions(SubGroupId, title, grade) VALUES(14,'&lt; 6.5',4);">
            <text:p>INSERT INTO ECOGTCOptions(SubGroupId, title, grade) VALUES(14,'&lt; 6.5',4);</text:p>
          </table:table-cell>
          <table:table-cell table:number-columns-repeated="10"/>
          <table:table-cell table:style-name="ce6" table:formula="of:=[.AG4]+1" office:value-type="float" office:value="14">
            <text:p>14</text:p>
          </table:table-cell>
          <table:table-cell table:style-name="ce6" table:formula="of:=[.AH4]+1" office:value-type="float" office:value="14">
            <text:p>14</text:p>
          </table:table-cell>
          <table:table-cell table:style-name="ce6" table:formula="of:=[.AI4]+1" office:value-type="float" office:value="14">
            <text:p>14</text:p>
          </table:table-cell>
          <table:table-cell table:style-name="ce6" table:formula="of:=[.AJ4]+1" office:value-type="float" office:value="14">
            <text:p>14</text:p>
          </table:table-cell>
          <table:table-cell table:style-name="ce6" table:formula="of:=[.AK4]+1" office:value-type="float" office:value="14">
            <text:p>14</text:p>
          </table:table-cell>
          <table:table-cell table:number-columns-repeated="987"/>
        </table:table-row>
        <table:table-row table:style-name="ro3">
          <table:table-cell table:formula="of:=[.A5]+10" office:value-type="float" office:value="130">
            <text:p>130</text:p>
          </table:table-cell>
          <table:table-cell table:style-name="ce6" office:value-type="string">
            <text:p>Hemorrhage (Clinical)</text:p>
          </table:table-cell>
          <table:table-cell table:style-name="ce6" table:formula="of:=[.C5]+1" office:value-type="float" office:value="15">
            <text:p>15</text:p>
          </table:table-cell>
          <table:table-cell table:style-name="ce6" office:value-type="string">
            <text:p>Hemorrhage (Clinical)</text:p>
          </table:table-cell>
          <table:table-cell office:value-type="string">
            <text:p>none</text:p>
          </table:table-cell>
          <table:table-cell office:value-type="string">
            <text:p>mild, no transfusion</text:p>
          </table:table-cell>
          <table:table-cell table:style-name="ce6" office:value-type="string">
            <text:p>gross, 1-2 units transfusion/episode</text:p>
          </table:table-cell>
          <table:table-cell table:style-name="ce6" office:value-type="string">
            <text:p>gross, 3-4 units transfusion/episode</text:p>
          </table:table-cell>
          <table:table-cell table:style-name="ce6" office:value-type="string">
            <text:p>massive, &gt;4 units transfusion/episode</text:p>
          </table:table-cell>
          <table:table-cell table:formula="of:=CONCATENATE(&quot;INSERT INTO ECOGTCGroup(GroupId, title) VALUES(&quot;;[.A6];&quot;,'&quot;;[.B6];&quot;');&quot;)" office:value-type="string" office:string-value="INSERT INTO ECOGTCGroup(GroupId, title) VALUES(130,'Hemorrhage (Clinical)');">
            <text:p>INSERT INTO ECOGTCGroup(GroupId, title) VALUES(130,'Hemorrhage (Clinical)');</text:p>
          </table:table-cell>
          <table:table-cell table:formula="of:=CONCATENATE(&quot;INSERT INTO ECOGTCSubGroup(SubGroupId, GroupId, title) VALUES(&quot;;[.C6];&quot;,&quot;;[.A6];&quot;,'&quot;;[.D6];&quot;');&quot;)" office:value-type="string" office:string-value="INSERT INTO ECOGTCSubGroup(SubGroupId, GroupId, title) VALUES(15,130,'Hemorrhage (Clinical)');">
            <text:p>INSERT INTO ECOGTCSubGroup(SubGroupId, GroupId, title) VALUES(15,130,'Hemorrhage (Clinical)');</text:p>
          </table:table-cell>
          <table:table-cell table:number-columns-repeated="6"/>
          <table:table-cell table:formula="of:=CONCATENATE(&quot;INSERT INTO ECOGTCOptions(SubGroupId, title, grade) VALUES(&quot;;[.C6];&quot;,'&quot;;[.E6];&quot;',&quot;;0;&quot;);&quot;)" office:value-type="string" office:string-value="INSERT INTO ECOGTCOptions(SubGroupId, title, grade) VALUES(15,'none',0);">
            <text:p>INSERT INTO ECOGTCOptions(SubGroupId, title, grade) VALUES(15,'none',0);</text:p>
          </table:table-cell>
          <table:table-cell table:formula="of:=CONCATENATE(&quot;INSERT INTO ECOGTCOptions(SubGroupId, title, grade) VALUES(&quot;;[.C6];&quot;,'&quot;;[.F6];&quot;',&quot;;1;&quot;);&quot;)" office:value-type="string" office:string-value="INSERT INTO ECOGTCOptions(SubGroupId, title, grade) VALUES(15,'mild, no transfusion',1);">
            <text:p>INSERT INTO ECOGTCOptions(SubGroupId, title, grade) VALUES(15,'mild, no transfusion',1);</text:p>
          </table:table-cell>
          <table:table-cell table:formula="of:=CONCATENATE(&quot;INSERT INTO ECOGTCOptions(SubGroupId, title, grade) VALUES(&quot;;[.C6];&quot;,'&quot;;[.G6];&quot;',&quot;;2;&quot;);&quot;)" office:value-type="string" office:string-value="INSERT INTO ECOGTCOptions(SubGroupId, title, grade) VALUES(15,'gross, 1-2 units transfusion/episode',2);">
            <text:p>INSERT INTO ECOGTCOptions(SubGroupId, title, grade) VALUES(15,'gross, 1-2 units transfusion/episode',2);</text:p>
          </table:table-cell>
          <table:table-cell table:formula="of:=CONCATENATE(&quot;INSERT INTO ECOGTCOptions(SubGroupId, title, grade) VALUES(&quot;;[.C6];&quot;,'&quot;;[.H6];&quot;',&quot;;3;&quot;);&quot;)" office:value-type="string" office:string-value="INSERT INTO ECOGTCOptions(SubGroupId, title, grade) VALUES(15,'gross, 3-4 units transfusion/episode',3);">
            <text:p>INSERT INTO ECOGTCOptions(SubGroupId, title, grade) VALUES(15,'gross, 3-4 units transfusion/episode',3);</text:p>
          </table:table-cell>
          <table:table-cell table:formula="of:=CONCATENATE(&quot;INSERT INTO ECOGTCOptions(SubGroupId, title, grade) VALUES(&quot;;[.C6];&quot;,'&quot;;[.I6];&quot;',&quot;;4;&quot;);&quot;)" office:value-type="string" office:string-value="INSERT INTO ECOGTCOptions(SubGroupId, title, grade) VALUES(15,'massive, &gt;4 units transfusion/episode',4);">
            <text:p>INSERT INTO ECOGTCOptions(SubGroupId, title, grade) VALUES(15,'massive, &gt;4 units transfusion/episode',4);</text:p>
          </table:table-cell>
          <table:table-cell table:number-columns-repeated="10"/>
          <table:table-cell table:style-name="ce6" table:formula="of:=[.AG5]+1" office:value-type="float" office:value="15">
            <text:p>15</text:p>
          </table:table-cell>
          <table:table-cell table:style-name="ce6" table:formula="of:=[.AH5]+1" office:value-type="float" office:value="15">
            <text:p>15</text:p>
          </table:table-cell>
          <table:table-cell table:style-name="ce6" table:formula="of:=[.AI5]+1" office:value-type="float" office:value="15">
            <text:p>15</text:p>
          </table:table-cell>
          <table:table-cell table:style-name="ce6" table:formula="of:=[.AJ5]+1" office:value-type="float" office:value="15">
            <text:p>15</text:p>
          </table:table-cell>
          <table:table-cell table:style-name="ce6" table:formula="of:=[.AK5]+1" office:value-type="float" office:value="15">
            <text:p>15</text:p>
          </table:table-cell>
          <table:table-cell table:number-columns-repeated="987"/>
        </table:table-row>
        <table:table-row table:style-name="ro3">
          <table:table-cell table:formula="of:=[.A6]+10" office:value-type="float" office:value="140">
            <text:p>140</text:p>
          </table:table-cell>
          <table:table-cell table:style-name="ce6" office:value-type="string">
            <text:p>Infection</text:p>
          </table:table-cell>
          <table:table-cell table:style-name="ce6" table:formula="of:=[.C6]+1" office:value-type="float" office:value="16">
            <text:p>16</text:p>
          </table:table-cell>
          <table:table-cell table:style-name="ce6" office:value-type="string">
            <text:p>Infection</text:p>
          </table:table-cell>
          <table:table-cell office:value-type="string">
            <text:p>none</text:p>
          </table:table-cell>
          <table:table-cell table:style-name="ce6" office:value-type="string">
            <text:p>mild, no active Rx</text:p>
          </table:table-cell>
          <table:table-cell table:style-name="ce6" office:value-type="string">
            <text:p>Moderate, localized infection requires active Rx</text:p>
          </table:table-cell>
          <table:table-cell table:style-name="ce6" office:value-type="string">
            <text:p>severe, systemic infection requires active Rx, specify site</text:p>
          </table:table-cell>
          <table:table-cell table:style-name="ce6" office:value-type="string">
            <text:p>life-threatening, sepsis, specify site</text:p>
          </table:table-cell>
          <table:table-cell table:formula="of:=CONCATENATE(&quot;INSERT INTO ECOGTCGroup(GroupId, title) VALUES(&quot;;[.A7];&quot;,'&quot;;[.B7];&quot;');&quot;)" office:value-type="string" office:string-value="INSERT INTO ECOGTCGroup(GroupId, title) VALUES(140,'Infection');">
            <text:p>INSERT INTO ECOGTCGroup(GroupId, title) VALUES(140,'Infection');</text:p>
          </table:table-cell>
          <table:table-cell table:formula="of:=CONCATENATE(&quot;INSERT INTO ECOGTCSubGroup(SubGroupId, GroupId, title) VALUES(&quot;;[.C7];&quot;,&quot;;[.A7];&quot;,'&quot;;[.D7];&quot;');&quot;)" office:value-type="string" office:string-value="INSERT INTO ECOGTCSubGroup(SubGroupId, GroupId, title) VALUES(16,140,'Infection');">
            <text:p>INSERT INTO ECOGTCSubGroup(SubGroupId, GroupId, title) VALUES(16,140,'Infection');</text:p>
          </table:table-cell>
          <table:table-cell table:number-columns-repeated="6"/>
          <table:table-cell table:formula="of:=CONCATENATE(&quot;INSERT INTO ECOGTCOptions(SubGroupId, title, grade) VALUES(&quot;;[.C7];&quot;,'&quot;;[.E7];&quot;',&quot;;0;&quot;);&quot;)" office:value-type="string" office:string-value="INSERT INTO ECOGTCOptions(SubGroupId, title, grade) VALUES(16,'none',0);">
            <text:p>INSERT INTO ECOGTCOptions(SubGroupId, title, grade) VALUES(16,'none',0);</text:p>
          </table:table-cell>
          <table:table-cell table:formula="of:=CONCATENATE(&quot;INSERT INTO ECOGTCOptions(SubGroupId, title, grade) VALUES(&quot;;[.C7];&quot;,'&quot;;[.F7];&quot;',&quot;;1;&quot;);&quot;)" office:value-type="string" office:string-value="INSERT INTO ECOGTCOptions(SubGroupId, title, grade) VALUES(16,'mild, no active Rx',1);">
            <text:p>INSERT INTO ECOGTCOptions(SubGroupId, title, grade) VALUES(16,'mild, no active Rx',1);</text:p>
          </table:table-cell>
          <table:table-cell table:formula="of:=CONCATENATE(&quot;INSERT INTO ECOGTCOptions(SubGroupId, title, grade) VALUES(&quot;;[.C7];&quot;,'&quot;;[.G7];&quot;',&quot;;2;&quot;);&quot;)" office:value-type="string" office:string-value="INSERT INTO ECOGTCOptions(SubGroupId, title, grade) VALUES(16,'Moderate, localized infection requires active Rx',2);">
            <text:p>INSERT INTO ECOGTCOptions(SubGroupId, title, grade) VALUES(16,'Moderate, localized infection requires active Rx',2);</text:p>
          </table:table-cell>
          <table:table-cell table:formula="of:=CONCATENATE(&quot;INSERT INTO ECOGTCOptions(SubGroupId, title, grade) VALUES(&quot;;[.C7];&quot;,'&quot;;[.H7];&quot;',&quot;;3;&quot;);&quot;)" office:value-type="string" office:string-value="INSERT INTO ECOGTCOptions(SubGroupId, title, grade) VALUES(16,'severe, systemic infection requires active Rx, specify site',3);">
            <text:p>INSERT INTO ECOGTCOptions(SubGroupId, title, grade) VALUES(16,'severe, systemic infection requires active Rx, specify site',3);</text:p>
          </table:table-cell>
          <table:table-cell table:formula="of:=CONCATENATE(&quot;INSERT INTO ECOGTCOptions(SubGroupId, title, grade) VALUES(&quot;;[.C7];&quot;,'&quot;;[.I7];&quot;',&quot;;4;&quot;);&quot;)" office:value-type="string" office:string-value="INSERT INTO ECOGTCOptions(SubGroupId, title, grade) VALUES(16,'life-threatening, sepsis, specify site',4);">
            <text:p>INSERT INTO ECOGTCOptions(SubGroupId, title, grade) VALUES(16,'life-threatening, sepsis, specify site',4);</text:p>
          </table:table-cell>
          <table:table-cell table:number-columns-repeated="10"/>
          <table:table-cell table:style-name="ce6" table:formula="of:=[.AG6]+1" office:value-type="float" office:value="16">
            <text:p>16</text:p>
          </table:table-cell>
          <table:table-cell table:style-name="ce6" table:formula="of:=[.AH6]+1" office:value-type="float" office:value="16">
            <text:p>16</text:p>
          </table:table-cell>
          <table:table-cell table:style-name="ce6" table:formula="of:=[.AI6]+1" office:value-type="float" office:value="16">
            <text:p>16</text:p>
          </table:table-cell>
          <table:table-cell table:style-name="ce6" table:formula="of:=[.AJ6]+1" office:value-type="float" office:value="16">
            <text:p>16</text:p>
          </table:table-cell>
          <table:table-cell table:style-name="ce6" table:formula="of:=[.AK6]+1" office:value-type="float" office:value="16">
            <text:p>16</text:p>
          </table:table-cell>
          <table:table-cell table:number-columns-repeated="987"/>
        </table:table-row>
        <table:table-row table:style-name="ro4">
          <table:table-cell table:formula="of:=[.A7]+10" office:value-type="float" office:value="150">
            <text:p>150</text:p>
          </table:table-cell>
          <table:table-cell table:style-name="ce6" office:value-type="string">
            <text:p>Fever in absence of infection</text:p>
          </table:table-cell>
          <table:table-cell table:style-name="ce6" table:formula="of:=[.C7]+1" office:value-type="float" office:value="17">
            <text:p>17</text:p>
          </table:table-cell>
          <table:table-cell table:style-name="ce6" office:value-type="string">
            <text:p>Hemorrhage (Clinical)</text:p>
          </table:table-cell>
          <table:table-cell office:value-type="string">
            <text:p>none</text:p>
          </table:table-cell>
          <table:table-cell table:style-name="ce10" office:value-type="string">
            <text:p><text:span text:style-name="T1">37.1</text:span><text:span text:style-name="T3">E </text:span><text:span text:style-name="T1">- 38.0</text:span><text:span text:style-name="T3">E </text:span><text:span text:style-name="T1">C </text:span></text:p>
            <text:p><text:span text:style-name="T1">98.7 </text:span><text:span text:style-name="T3">E</text:span><text:span text:style-name="T1">- 100.4</text:span><text:span text:style-name="T3">E </text:span><text:span text:style-name="T1">F</text:span></text:p>
          </table:table-cell>
          <table:table-cell table:style-name="ce10" office:value-type="string">
            <text:p><text:span text:style-name="T1">38.1</text:span><text:span text:style-name="T3"> </text:span><text:span text:style-name="T1">- 40.0</text:span><text:span text:style-name="T3">E </text:span><text:span text:style-name="T1">C </text:span></text:p>
            <text:p><text:span text:style-name="T1">100.5 </text:span><text:span text:style-name="T3">E </text:span><text:span text:style-name="T1">- 104.0</text:span><text:span text:style-name="T3">E </text:span><text:span text:style-name="T1">F</text:span></text:p>
          </table:table-cell>
          <table:table-cell table:style-name="ce10" office:value-type="string">
            <text:p><text:span text:style-name="T1">&gt;40.0</text:span><text:span text:style-name="T3">E </text:span><text:span text:style-name="T1">C (&gt;104.0</text:span><text:span text:style-name="T3">E </text:span><text:span text:style-name="T1">F) for less than 24 hours</text:span></text:p>
          </table:table-cell>
          <table:table-cell table:style-name="ce10" office:value-type="string">
            <text:p><text:span text:style-name="T1">&gt;40.0</text:span><text:span text:style-name="T3">E </text:span><text:span text:style-name="T1">C (104.0</text:span><text:span text:style-name="T3">E </text:span><text:span text:style-name="T1">F) for &gt;24 hrs or fever with hypotension</text:span></text:p>
          </table:table-cell>
          <table:table-cell table:formula="of:=CONCATENATE(&quot;INSERT INTO ECOGTCGroup(GroupId, title) VALUES(&quot;;[.A8];&quot;,'&quot;;[.B8];&quot;');&quot;)" office:value-type="string" office:string-value="INSERT INTO ECOGTCGroup(GroupId, title) VALUES(150,'Fever in absence of infection');">
            <text:p>INSERT INTO ECOGTCGroup(GroupId, title) VALUES(150,'Fever in absence of infection');</text:p>
          </table:table-cell>
          <table:table-cell table:formula="of:=CONCATENATE(&quot;INSERT INTO ECOGTCSubGroup(SubGroupId, GroupId, title) VALUES(&quot;;[.C8];&quot;,&quot;;[.A8];&quot;,'&quot;;[.D8];&quot;');&quot;)" office:value-type="string" office:string-value="INSERT INTO ECOGTCSubGroup(SubGroupId, GroupId, title) VALUES(17,150,'Hemorrhage (Clinical)');">
            <text:p>INSERT INTO ECOGTCSubGroup(SubGroupId, GroupId, title) VALUES(17,150,'Hemorrhage (Clinical)');</text:p>
          </table:table-cell>
          <table:table-cell table:number-columns-repeated="6"/>
          <table:table-cell table:formula="of:=CONCATENATE(&quot;INSERT INTO ECOGTCOptions(SubGroupId, title, grade) VALUES(&quot;;[.C8];&quot;,'&quot;;[.E8];&quot;',&quot;;0;&quot;);&quot;)" office:value-type="string" office:string-value="INSERT INTO ECOGTCOptions(SubGroupId, title, grade) VALUES(17,'none',0);">
            <text:p>INSERT INTO ECOGTCOptions(SubGroupId, title, grade) VALUES(17,'none',0);</text:p>
          </table:table-cell>
          <table:table-cell table:formula="of:=CONCATENATE(&quot;INSERT INTO ECOGTCOptions(SubGroupId, title, grade) VALUES(&quot;;[.C8];&quot;,'&quot;;[.F8];&quot;',&quot;;1;&quot;);&quot;)" office:value-type="string" office:string-value="INSERT INTO ECOGTCOptions(SubGroupId, title, grade) VALUES(17,'37.1E - 38.0E C &#10;98.7 E- 100.4E F',1);">
            <text:p>INSERT INTO ECOGTCOptions(SubGroupId, title, grade) VALUES(17,'37.1E - 38.0E C <text:line-break/>98.7 E- 100.4E F',1);</text:p>
          </table:table-cell>
          <table:table-cell table:formula="of:=CONCATENATE(&quot;INSERT INTO ECOGTCOptions(SubGroupId, title, grade) VALUES(&quot;;[.C8];&quot;,'&quot;;[.G8];&quot;',&quot;;2;&quot;);&quot;)" office:value-type="string" office:string-value="INSERT INTO ECOGTCOptions(SubGroupId, title, grade) VALUES(17,'38.1 - 40.0E C &#10;100.5 E - 104.0E F',2);">
            <text:p>INSERT INTO ECOGTCOptions(SubGroupId, title, grade) VALUES(17,'38.1 - 40.0E C <text:line-break/>100.5 E - 104.0E F',2);</text:p>
          </table:table-cell>
          <table:table-cell table:formula="of:=CONCATENATE(&quot;INSERT INTO ECOGTCOptions(SubGroupId, title, grade) VALUES(&quot;;[.C8];&quot;,'&quot;;[.H8];&quot;',&quot;;3;&quot;);&quot;)" office:value-type="string" office:string-value="INSERT INTO ECOGTCOptions(SubGroupId, title, grade) VALUES(17,'&gt;40.0E C (&gt;104.0E F) for less than 24 hours',3);">
            <text:p>INSERT INTO ECOGTCOptions(SubGroupId, title, grade) VALUES(17,'&gt;40.0E C (&gt;104.0E F) for less than 24 hours',3);</text:p>
          </table:table-cell>
          <table:table-cell table:formula="of:=CONCATENATE(&quot;INSERT INTO ECOGTCOptions(SubGroupId, title, grade) VALUES(&quot;;[.C8];&quot;,'&quot;;[.I8];&quot;',&quot;;4;&quot;);&quot;)" office:value-type="string" office:string-value="INSERT INTO ECOGTCOptions(SubGroupId, title, grade) VALUES(17,'&gt;40.0E C (104.0E F) for &gt;24 hrs or fever with hypotension',4);">
            <text:p>INSERT INTO ECOGTCOptions(SubGroupId, title, grade) VALUES(17,'&gt;40.0E C (104.0E F) for &gt;24 hrs or fever with hypotension',4);</text:p>
          </table:table-cell>
          <table:table-cell table:number-columns-repeated="10"/>
          <table:table-cell table:style-name="ce6" table:formula="of:=[.AG7]+1" office:value-type="float" office:value="17">
            <text:p>17</text:p>
          </table:table-cell>
          <table:table-cell table:style-name="ce6" table:formula="of:=[.AH7]+1" office:value-type="float" office:value="17">
            <text:p>17</text:p>
          </table:table-cell>
          <table:table-cell table:style-name="ce6" table:formula="of:=[.AI7]+1" office:value-type="float" office:value="17">
            <text:p>17</text:p>
          </table:table-cell>
          <table:table-cell table:style-name="ce6" table:formula="of:=[.AJ7]+1" office:value-type="float" office:value="17">
            <text:p>17</text:p>
          </table:table-cell>
          <table:table-cell table:style-name="ce6" table:formula="of:=[.AK7]+1" office:value-type="float" office:value="17">
            <text:p>17</text:p>
          </table:table-cell>
          <table:table-cell table:number-columns-repeated="987"/>
        </table:table-row>
        <table:table-row table:style-name="ro2">
          <table:table-cell table:formula="of:=[.A8]+10" office:value-type="float" office:value="160">
            <text:p>160</text:p>
          </table:table-cell>
          <table:table-cell table:style-name="ce6" office:value-type="string">
            <text:p>GU</text:p>
          </table:table-cell>
          <table:table-cell table:style-name="ce6" table:formula="of:=[.C8]+1" office:value-type="float" office:value="18">
            <text:p>18</text:p>
          </table:table-cell>
          <table:table-cell office:value-type="string">
            <text:p>Creatinine</text:p>
          </table:table-cell>
          <table:table-cell office:value-type="string">
            <text:p>WNL</text:p>
          </table:table-cell>
          <table:table-cell office:value-type="string">
            <text:p>&lt; 1.5 x N</text:p>
          </table:table-cell>
          <table:table-cell table:style-name="ce6" office:value-type="string">
            <text:p>1.5 - 3.0 x N</text:p>
          </table:table-cell>
          <table:table-cell table:style-name="ce6" office:value-type="string">
            <text:p>3.1-6.0xN</text:p>
          </table:table-cell>
          <table:table-cell table:style-name="ce6" office:value-type="string">
            <text:p>&gt;6.0 x N</text:p>
          </table:table-cell>
          <table:table-cell table:formula="of:=CONCATENATE(&quot;INSERT INTO ECOGTCGroup(GroupId, title) VALUES(&quot;;[.A9];&quot;,'&quot;;[.B9];&quot;');&quot;)" office:value-type="string" office:string-value="INSERT INTO ECOGTCGroup(GroupId, title) VALUES(160,'GU');">
            <text:p>INSERT INTO ECOGTCGroup(GroupId, title) VALUES(160,'GU');</text:p>
          </table:table-cell>
          <table:table-cell table:formula="of:=CONCATENATE(&quot;INSERT INTO ECOGTCSubGroup(SubGroupId, GroupId, title) VALUES(&quot;;[.C9];&quot;,&quot;;[.A9];&quot;,'&quot;;[.D9];&quot;');&quot;)" office:value-type="string" office:string-value="INSERT INTO ECOGTCSubGroup(SubGroupId, GroupId, title) VALUES(18,160,'Creatinine');">
            <text:p>INSERT INTO ECOGTCSubGroup(SubGroupId, GroupId, title) VALUES(18,160,'Creatinine');</text:p>
          </table:table-cell>
          <table:table-cell table:number-columns-repeated="6"/>
          <table:table-cell table:formula="of:=CONCATENATE(&quot;INSERT INTO ECOGTCOptions(SubGroupId, title, grade) VALUES(&quot;;[.C9];&quot;,'&quot;;[.E9];&quot;',&quot;;0;&quot;);&quot;)" office:value-type="string" office:string-value="INSERT INTO ECOGTCOptions(SubGroupId, title, grade) VALUES(18,'WNL',0);">
            <text:p>INSERT INTO ECOGTCOptions(SubGroupId, title, grade) VALUES(18,'WNL',0);</text:p>
          </table:table-cell>
          <table:table-cell table:formula="of:=CONCATENATE(&quot;INSERT INTO ECOGTCOptions(SubGroupId, title, grade) VALUES(&quot;;[.C9];&quot;,'&quot;;[.F9];&quot;',&quot;;1;&quot;);&quot;)" office:value-type="string" office:string-value="INSERT INTO ECOGTCOptions(SubGroupId, title, grade) VALUES(18,'&lt; 1.5 x N',1);">
            <text:p>INSERT INTO ECOGTCOptions(SubGroupId, title, grade) VALUES(18,'&lt; 1.5 x N',1);</text:p>
          </table:table-cell>
          <table:table-cell table:formula="of:=CONCATENATE(&quot;INSERT INTO ECOGTCOptions(SubGroupId, title, grade) VALUES(&quot;;[.C9];&quot;,'&quot;;[.G9];&quot;',&quot;;2;&quot;);&quot;)" office:value-type="string" office:string-value="INSERT INTO ECOGTCOptions(SubGroupId, title, grade) VALUES(18,'1.5 - 3.0 x N',2);">
            <text:p>INSERT INTO ECOGTCOptions(SubGroupId, title, grade) VALUES(18,'1.5 - 3.0 x N',2);</text:p>
          </table:table-cell>
          <table:table-cell table:formula="of:=CONCATENATE(&quot;INSERT INTO ECOGTCOptions(SubGroupId, title, grade) VALUES(&quot;;[.C9];&quot;,'&quot;;[.H9];&quot;',&quot;;3;&quot;);&quot;)" office:value-type="string" office:string-value="INSERT INTO ECOGTCOptions(SubGroupId, title, grade) VALUES(18,'3.1-6.0xN',3);">
            <text:p>INSERT INTO ECOGTCOptions(SubGroupId, title, grade) VALUES(18,'3.1-6.0xN',3);</text:p>
          </table:table-cell>
          <table:table-cell table:formula="of:=CONCATENATE(&quot;INSERT INTO ECOGTCOptions(SubGroupId, title, grade) VALUES(&quot;;[.C9];&quot;,'&quot;;[.I9];&quot;',&quot;;4;&quot;);&quot;)" office:value-type="string" office:string-value="INSERT INTO ECOGTCOptions(SubGroupId, title, grade) VALUES(18,'&gt;6.0 x N',4);">
            <text:p>INSERT INTO ECOGTCOptions(SubGroupId, title, grade) VALUES(18,'&gt;6.0 x N',4);</text:p>
          </table:table-cell>
          <table:table-cell table:number-columns-repeated="10"/>
          <table:table-cell table:style-name="ce6" table:formula="of:=[.AG8]+1" office:value-type="float" office:value="18">
            <text:p>18</text:p>
          </table:table-cell>
          <table:table-cell table:style-name="ce6" table:formula="of:=[.AH8]+1" office:value-type="float" office:value="18">
            <text:p>18</text:p>
          </table:table-cell>
          <table:table-cell table:style-name="ce6" table:formula="of:=[.AI8]+1" office:value-type="float" office:value="18">
            <text:p>18</text:p>
          </table:table-cell>
          <table:table-cell table:style-name="ce6" table:formula="of:=[.AJ8]+1" office:value-type="float" office:value="18">
            <text:p>18</text:p>
          </table:table-cell>
          <table:table-cell table:style-name="ce6" table:formula="of:=[.AK8]+1" office:value-type="float" office:value="18">
            <text:p>18</text:p>
          </table:table-cell>
          <table:table-cell table:number-columns-repeated="987"/>
        </table:table-row>
        <table:table-row table:style-name="ro5">
          <table:table-cell office:value-type="float" office:value="160">
            <text:p>160</text:p>
          </table:table-cell>
          <table:table-cell table:style-name="ce6" office:value-type="string">
            <text:p>GU</text:p>
          </table:table-cell>
          <table:table-cell table:style-name="ce6" table:formula="of:=[.C9]+1" office:value-type="float" office:value="19">
            <text:p>19</text:p>
          </table:table-cell>
          <table:table-cell office:value-type="string">
            <text:p>Proteinuria</text:p>
          </table:table-cell>
          <table:table-cell office:value-type="string">
            <text:p>No Change</text:p>
          </table:table-cell>
          <table:table-cell table:style-name="ce6" office:value-type="string">
            <text:p>1+ or &lt;0.3g% or &lt;3g/l</text:p>
          </table:table-cell>
          <table:table-cell table:style-name="ce6" office:value-type="string">
            <text:p>2-3+ or 0.3 - 1.0g% or 3 - 10g/l</text:p>
          </table:table-cell>
          <table:table-cell table:style-name="ce6" office:value-type="string">
            <text:p>4+ or &gt;1.0g% or &gt;10g/l</text:p>
          </table:table-cell>
          <table:table-cell table:style-name="ce6" office:value-type="string">
            <text:p>nephrotic syndrome</text:p>
          </table:table-cell>
          <table:table-cell table:formula="of:=CONCATENATE(&quot;INSERT INTO ECOGTCGroup(GroupId, title) VALUES(&quot;;[.A10];&quot;,'&quot;;[.B10];&quot;');&quot;)" office:value-type="string" office:string-value="INSERT INTO ECOGTCGroup(GroupId, title) VALUES(160,'GU');">
            <text:p>INSERT INTO ECOGTCGroup(GroupId, title) VALUES(160,'GU');</text:p>
          </table:table-cell>
          <table:table-cell table:formula="of:=CONCATENATE(&quot;INSERT INTO ECOGTCSubGroup(SubGroupId, GroupId, title) VALUES(&quot;;[.C10];&quot;,&quot;;[.A10];&quot;,'&quot;;[.D10];&quot;');&quot;)" office:value-type="string" office:string-value="INSERT INTO ECOGTCSubGroup(SubGroupId, GroupId, title) VALUES(19,160,'Proteinuria');">
            <text:p>INSERT INTO ECOGTCSubGroup(SubGroupId, GroupId, title) VALUES(19,160,'Proteinuria');</text:p>
          </table:table-cell>
          <table:table-cell table:number-columns-repeated="6"/>
          <table:table-cell table:formula="of:=CONCATENATE(&quot;INSERT INTO ECOGTCOptions(SubGroupId, title, grade) VALUES(&quot;;[.C10];&quot;,'&quot;;[.E10];&quot;',&quot;;0;&quot;);&quot;)" office:value-type="string" office:string-value="INSERT INTO ECOGTCOptions(SubGroupId, title, grade) VALUES(19,'No Change',0);">
            <text:p>INSERT INTO ECOGTCOptions(SubGroupId, title, grade) VALUES(19,'No Change',0);</text:p>
          </table:table-cell>
          <table:table-cell table:formula="of:=CONCATENATE(&quot;INSERT INTO ECOGTCOptions(SubGroupId, title, grade) VALUES(&quot;;[.C10];&quot;,'&quot;;[.F10];&quot;',&quot;;1;&quot;);&quot;)" office:value-type="string" office:string-value="INSERT INTO ECOGTCOptions(SubGroupId, title, grade) VALUES(19,'1+ or &lt;0.3g% or &lt;3g/l',1);">
            <text:p>INSERT INTO ECOGTCOptions(SubGroupId, title, grade) VALUES(19,'1+ or &lt;0.3g% or &lt;3g/l',1);</text:p>
          </table:table-cell>
          <table:table-cell table:formula="of:=CONCATENATE(&quot;INSERT INTO ECOGTCOptions(SubGroupId, title, grade) VALUES(&quot;;[.C10];&quot;,'&quot;;[.G10];&quot;',&quot;;2;&quot;);&quot;)" office:value-type="string" office:string-value="INSERT INTO ECOGTCOptions(SubGroupId, title, grade) VALUES(19,'2-3+ or 0.3 - 1.0g% or 3 - 10g/l',2);">
            <text:p>INSERT INTO ECOGTCOptions(SubGroupId, title, grade) VALUES(19,'2-3+ or 0.3 - 1.0g% or 3 - 10g/l',2);</text:p>
          </table:table-cell>
          <table:table-cell table:formula="of:=CONCATENATE(&quot;INSERT INTO ECOGTCOptions(SubGroupId, title, grade) VALUES(&quot;;[.C10];&quot;,'&quot;;[.H10];&quot;',&quot;;3;&quot;);&quot;)" office:value-type="string" office:string-value="INSERT INTO ECOGTCOptions(SubGroupId, title, grade) VALUES(19,'4+ or &gt;1.0g% or &gt;10g/l',3);">
            <text:p>INSERT INTO ECOGTCOptions(SubGroupId, title, grade) VALUES(19,'4+ or &gt;1.0g% or &gt;10g/l',3);</text:p>
          </table:table-cell>
          <table:table-cell table:formula="of:=CONCATENATE(&quot;INSERT INTO ECOGTCOptions(SubGroupId, title, grade) VALUES(&quot;;[.C10];&quot;,'&quot;;[.I10];&quot;',&quot;;4;&quot;);&quot;)" office:value-type="string" office:string-value="INSERT INTO ECOGTCOptions(SubGroupId, title, grade) VALUES(19,'nephrotic syndrome',4);">
            <text:p>INSERT INTO ECOGTCOptions(SubGroupId, title, grade) VALUES(19,'nephrotic syndrome',4);</text:p>
          </table:table-cell>
          <table:table-cell table:number-columns-repeated="10"/>
          <table:table-cell table:style-name="ce6" table:formula="of:=[.AG9]+1" office:value-type="float" office:value="19">
            <text:p>19</text:p>
          </table:table-cell>
          <table:table-cell table:style-name="ce6" table:formula="of:=[.AH9]+1" office:value-type="float" office:value="19">
            <text:p>19</text:p>
          </table:table-cell>
          <table:table-cell table:style-name="ce6" table:formula="of:=[.AI9]+1" office:value-type="float" office:value="19">
            <text:p>19</text:p>
          </table:table-cell>
          <table:table-cell table:style-name="ce6" table:formula="of:=[.AJ9]+1" office:value-type="float" office:value="19">
            <text:p>19</text:p>
          </table:table-cell>
          <table:table-cell table:style-name="ce6" table:formula="of:=[.AK9]+1" office:value-type="float" office:value="19">
            <text:p>19</text:p>
          </table:table-cell>
          <table:table-cell table:number-columns-repeated="987"/>
        </table:table-row>
        <table:table-row table:style-name="ro5">
          <table:table-cell office:value-type="float" office:value="160">
            <text:p>160</text:p>
          </table:table-cell>
          <table:table-cell table:style-name="ce6" office:value-type="string">
            <text:p>GU</text:p>
          </table:table-cell>
          <table:table-cell table:style-name="ce6" table:formula="of:=[.C10]+1" office:value-type="float" office:value="20">
            <text:p>20</text:p>
          </table:table-cell>
          <table:table-cell office:value-type="string">
            <text:p>Hematuria</text:p>
          </table:table-cell>
          <table:table-cell office:value-type="string">
            <text:p>neg</text:p>
          </table:table-cell>
          <table:table-cell table:style-name="ce6" office:value-type="string">
            <text:p>micro only</text:p>
          </table:table-cell>
          <table:table-cell table:style-name="ce6" office:value-type="string">
            <text:p>gross, no clots</text:p>
          </table:table-cell>
          <table:table-cell table:style-name="ce6" office:value-type="string">
            <text:p>gross + clots</text:p>
          </table:table-cell>
          <table:table-cell table:style-name="ce6" office:value-type="string">
            <text:p>requires transfusion</text:p>
          </table:table-cell>
          <table:table-cell table:formula="of:=CONCATENATE(&quot;INSERT INTO ECOGTCGroup(GroupId, title) VALUES(&quot;;[.A11];&quot;,'&quot;;[.B11];&quot;');&quot;)" office:value-type="string" office:string-value="INSERT INTO ECOGTCGroup(GroupId, title) VALUES(160,'GU');">
            <text:p>INSERT INTO ECOGTCGroup(GroupId, title) VALUES(160,'GU');</text:p>
          </table:table-cell>
          <table:table-cell table:formula="of:=CONCATENATE(&quot;INSERT INTO ECOGTCSubGroup(SubGroupId, GroupId, title) VALUES(&quot;;[.C11];&quot;,&quot;;[.A11];&quot;,'&quot;;[.D11];&quot;');&quot;)" office:value-type="string" office:string-value="INSERT INTO ECOGTCSubGroup(SubGroupId, GroupId, title) VALUES(20,160,'Hematuria');">
            <text:p>INSERT INTO ECOGTCSubGroup(SubGroupId, GroupId, title) VALUES(20,160,'Hematuria');</text:p>
          </table:table-cell>
          <table:table-cell table:number-columns-repeated="6"/>
          <table:table-cell table:formula="of:=CONCATENATE(&quot;INSERT INTO ECOGTCOptions(SubGroupId, title, grade) VALUES(&quot;;[.C11];&quot;,'&quot;;[.E11];&quot;',&quot;;0;&quot;);&quot;)" office:value-type="string" office:string-value="INSERT INTO ECOGTCOptions(SubGroupId, title, grade) VALUES(20,'neg',0);">
            <text:p>INSERT INTO ECOGTCOptions(SubGroupId, title, grade) VALUES(20,'neg',0);</text:p>
          </table:table-cell>
          <table:table-cell table:formula="of:=CONCATENATE(&quot;INSERT INTO ECOGTCOptions(SubGroupId, title, grade) VALUES(&quot;;[.C11];&quot;,'&quot;;[.F11];&quot;',&quot;;1;&quot;);&quot;)" office:value-type="string" office:string-value="INSERT INTO ECOGTCOptions(SubGroupId, title, grade) VALUES(20,'micro only',1);">
            <text:p>INSERT INTO ECOGTCOptions(SubGroupId, title, grade) VALUES(20,'micro only',1);</text:p>
          </table:table-cell>
          <table:table-cell table:formula="of:=CONCATENATE(&quot;INSERT INTO ECOGTCOptions(SubGroupId, title, grade) VALUES(&quot;;[.C11];&quot;,'&quot;;[.G11];&quot;',&quot;;2;&quot;);&quot;)" office:value-type="string" office:string-value="INSERT INTO ECOGTCOptions(SubGroupId, title, grade) VALUES(20,'gross, no clots',2);">
            <text:p>INSERT INTO ECOGTCOptions(SubGroupId, title, grade) VALUES(20,'gross, no clots',2);</text:p>
          </table:table-cell>
          <table:table-cell table:formula="of:=CONCATENATE(&quot;INSERT INTO ECOGTCOptions(SubGroupId, title, grade) VALUES(&quot;;[.C11];&quot;,'&quot;;[.H11];&quot;',&quot;;3;&quot;);&quot;)" office:value-type="string" office:string-value="INSERT INTO ECOGTCOptions(SubGroupId, title, grade) VALUES(20,'gross + clots',3);">
            <text:p>INSERT INTO ECOGTCOptions(SubGroupId, title, grade) VALUES(20,'gross + clots',3);</text:p>
          </table:table-cell>
          <table:table-cell table:formula="of:=CONCATENATE(&quot;INSERT INTO ECOGTCOptions(SubGroupId, title, grade) VALUES(&quot;;[.C11];&quot;,'&quot;;[.I11];&quot;',&quot;;4;&quot;);&quot;)" office:value-type="string" office:string-value="INSERT INTO ECOGTCOptions(SubGroupId, title, grade) VALUES(20,'requires transfusion',4);">
            <text:p>INSERT INTO ECOGTCOptions(SubGroupId, title, grade) VALUES(20,'requires transfusion',4);</text:p>
          </table:table-cell>
          <table:table-cell table:number-columns-repeated="10"/>
          <table:table-cell table:style-name="ce6" table:formula="of:=[.AG10]+1" office:value-type="float" office:value="20">
            <text:p>20</text:p>
          </table:table-cell>
          <table:table-cell table:style-name="ce6" table:formula="of:=[.AH10]+1" office:value-type="float" office:value="20">
            <text:p>20</text:p>
          </table:table-cell>
          <table:table-cell table:style-name="ce6" table:formula="of:=[.AI10]+1" office:value-type="float" office:value="20">
            <text:p>20</text:p>
          </table:table-cell>
          <table:table-cell table:style-name="ce6" table:formula="of:=[.AJ10]+1" office:value-type="float" office:value="20">
            <text:p>20</text:p>
          </table:table-cell>
          <table:table-cell table:style-name="ce6" table:formula="of:=[.AK10]+1" office:value-type="float" office:value="20">
            <text:p>20</text:p>
          </table:table-cell>
          <table:table-cell table:number-columns-repeated="987"/>
        </table:table-row>
        <table:table-row table:style-name="ro2">
          <table:table-cell office:value-type="float" office:value="160">
            <text:p>160</text:p>
          </table:table-cell>
          <table:table-cell table:style-name="ce6" office:value-type="string">
            <text:p>GU</text:p>
          </table:table-cell>
          <table:table-cell table:style-name="ce6" table:formula="of:=[.C11]+1" office:value-type="float" office:value="21">
            <text:p>21</text:p>
          </table:table-cell>
          <table:table-cell office:value-type="string">
            <text:p>BUN</text:p>
          </table:table-cell>
          <table:table-cell office:value-type="string">
            <text:p>&lt; 1.5 x N</text:p>
          </table:table-cell>
          <table:table-cell table:style-name="ce6" office:value-type="string">
            <text:p>1.5 - 2.5 x N</text:p>
          </table:table-cell>
          <table:table-cell table:style-name="ce6" office:value-type="string">
            <text:p>2.6 - 5 x N</text:p>
          </table:table-cell>
          <table:table-cell table:style-name="ce6" office:value-type="string">
            <text:p>5.1-10xN</text:p>
          </table:table-cell>
          <table:table-cell table:style-name="ce6" office:value-type="string">
            <text:p>&gt;10 x N</text:p>
          </table:table-cell>
          <table:table-cell table:formula="of:=CONCATENATE(&quot;INSERT INTO ECOGTCGroup(GroupId, title) VALUES(&quot;;[.A12];&quot;,'&quot;;[.B12];&quot;');&quot;)" office:value-type="string" office:string-value="INSERT INTO ECOGTCGroup(GroupId, title) VALUES(160,'GU');">
            <text:p>INSERT INTO ECOGTCGroup(GroupId, title) VALUES(160,'GU');</text:p>
          </table:table-cell>
          <table:table-cell table:formula="of:=CONCATENATE(&quot;INSERT INTO ECOGTCSubGroup(SubGroupId, GroupId, title) VALUES(&quot;;[.C12];&quot;,&quot;;[.A12];&quot;,'&quot;;[.D12];&quot;');&quot;)" office:value-type="string" office:string-value="INSERT INTO ECOGTCSubGroup(SubGroupId, GroupId, title) VALUES(21,160,'BUN');">
            <text:p>INSERT INTO ECOGTCSubGroup(SubGroupId, GroupId, title) VALUES(21,160,'BUN');</text:p>
          </table:table-cell>
          <table:table-cell table:number-columns-repeated="6"/>
          <table:table-cell table:formula="of:=CONCATENATE(&quot;INSERT INTO ECOGTCOptions(SubGroupId, title, grade) VALUES(&quot;;[.C12];&quot;,'&quot;;[.E12];&quot;',&quot;;0;&quot;);&quot;)" office:value-type="string" office:string-value="INSERT INTO ECOGTCOptions(SubGroupId, title, grade) VALUES(21,'&lt; 1.5 x N',0);">
            <text:p>INSERT INTO ECOGTCOptions(SubGroupId, title, grade) VALUES(21,'&lt; 1.5 x N',0);</text:p>
          </table:table-cell>
          <table:table-cell table:formula="of:=CONCATENATE(&quot;INSERT INTO ECOGTCOptions(SubGroupId, title, grade) VALUES(&quot;;[.C12];&quot;,'&quot;;[.F12];&quot;',&quot;;1;&quot;);&quot;)" office:value-type="string" office:string-value="INSERT INTO ECOGTCOptions(SubGroupId, title, grade) VALUES(21,'1.5 - 2.5 x N',1);">
            <text:p>INSERT INTO ECOGTCOptions(SubGroupId, title, grade) VALUES(21,'1.5 - 2.5 x N',1);</text:p>
          </table:table-cell>
          <table:table-cell table:formula="of:=CONCATENATE(&quot;INSERT INTO ECOGTCOptions(SubGroupId, title, grade) VALUES(&quot;;[.C12];&quot;,'&quot;;[.G12];&quot;',&quot;;2;&quot;);&quot;)" office:value-type="string" office:string-value="INSERT INTO ECOGTCOptions(SubGroupId, title, grade) VALUES(21,'2.6 - 5 x N',2);">
            <text:p>INSERT INTO ECOGTCOptions(SubGroupId, title, grade) VALUES(21,'2.6 - 5 x N',2);</text:p>
          </table:table-cell>
          <table:table-cell table:formula="of:=CONCATENATE(&quot;INSERT INTO ECOGTCOptions(SubGroupId, title, grade) VALUES(&quot;;[.C12];&quot;,'&quot;;[.H12];&quot;',&quot;;3;&quot;);&quot;)" office:value-type="string" office:string-value="INSERT INTO ECOGTCOptions(SubGroupId, title, grade) VALUES(21,'5.1-10xN',3);">
            <text:p>INSERT INTO ECOGTCOptions(SubGroupId, title, grade) VALUES(21,'5.1-10xN',3);</text:p>
          </table:table-cell>
          <table:table-cell table:formula="of:=CONCATENATE(&quot;INSERT INTO ECOGTCOptions(SubGroupId, title, grade) VALUES(&quot;;[.C12];&quot;,'&quot;;[.I12];&quot;',&quot;;4;&quot;);&quot;)" office:value-type="string" office:string-value="INSERT INTO ECOGTCOptions(SubGroupId, title, grade) VALUES(21,'&gt;10 x N',4);">
            <text:p>INSERT INTO ECOGTCOptions(SubGroupId, title, grade) VALUES(21,'&gt;10 x N',4);</text:p>
          </table:table-cell>
          <table:table-cell table:number-columns-repeated="10"/>
          <table:table-cell table:style-name="ce6" table:formula="of:=[.AG11]+1" office:value-type="float" office:value="21">
            <text:p>21</text:p>
          </table:table-cell>
          <table:table-cell table:style-name="ce6" table:formula="of:=[.AH11]+1" office:value-type="float" office:value="21">
            <text:p>21</text:p>
          </table:table-cell>
          <table:table-cell table:style-name="ce6" table:formula="of:=[.AI11]+1" office:value-type="float" office:value="21">
            <text:p>21</text:p>
          </table:table-cell>
          <table:table-cell table:style-name="ce6" table:formula="of:=[.AJ11]+1" office:value-type="float" office:value="21">
            <text:p>21</text:p>
          </table:table-cell>
          <table:table-cell table:style-name="ce6" table:formula="of:=[.AK11]+1" office:value-type="float" office:value="21">
            <text:p>21</text:p>
          </table:table-cell>
          <table:table-cell table:number-columns-repeated="987"/>
        </table:table-row>
        <table:table-row table:style-name="ro5">
          <table:table-cell office:value-type="float" office:value="170">
            <text:p>170</text:p>
          </table:table-cell>
          <table:table-cell table:style-name="ce6" office:value-type="string">
            <text:p>GI</text:p>
          </table:table-cell>
          <table:table-cell table:style-name="ce6" table:formula="of:=[.C12]+1" office:value-type="float" office:value="22">
            <text:p>22</text:p>
          </table:table-cell>
          <table:table-cell table:style-name="ce6" office:value-type="string">
            <text:p>Nausea</text:p>
          </table:table-cell>
          <table:table-cell office:value-type="string">
            <text:p>none</text:p>
          </table:table-cell>
          <table:table-cell table:style-name="ce6" office:value-type="string">
            <text:p>able to eat reasonable intake</text:p>
          </table:table-cell>
          <table:table-cell table:style-name="ce6" office:value-type="string">
            <text:p>intake significantly decreased but can eat</text:p>
          </table:table-cell>
          <table:table-cell table:style-name="ce6" office:value-type="string">
            <text:p>no significant intake</text:p>
          </table:table-cell>
          <table:table-cell/>
          <table:table-cell table:formula="of:=CONCATENATE(&quot;INSERT INTO ECOGTCGroup(GroupId, title) VALUES(&quot;;[.A13];&quot;,'&quot;;[.B13];&quot;');&quot;)" office:value-type="string" office:string-value="INSERT INTO ECOGTCGroup(GroupId, title) VALUES(170,'GI');">
            <text:p>INSERT INTO ECOGTCGroup(GroupId, title) VALUES(170,'GI');</text:p>
          </table:table-cell>
          <table:table-cell table:formula="of:=CONCATENATE(&quot;INSERT INTO ECOGTCSubGroup(SubGroupId, GroupId, title) VALUES(&quot;;[.C13];&quot;,&quot;;[.A13];&quot;,'&quot;;[.D13];&quot;');&quot;)" office:value-type="string" office:string-value="INSERT INTO ECOGTCSubGroup(SubGroupId, GroupId, title) VALUES(22,170,'Nausea');">
            <text:p>INSERT INTO ECOGTCSubGroup(SubGroupId, GroupId, title) VALUES(22,170,'Nausea');</text:p>
          </table:table-cell>
          <table:table-cell table:number-columns-repeated="6"/>
          <table:table-cell table:formula="of:=CONCATENATE(&quot;INSERT INTO ECOGTCOptions(SubGroupId, title, grade) VALUES(&quot;;[.C13];&quot;,'&quot;;[.E13];&quot;',&quot;;0;&quot;);&quot;)" office:value-type="string" office:string-value="INSERT INTO ECOGTCOptions(SubGroupId, title, grade) VALUES(22,'none',0);">
            <text:p>INSERT INTO ECOGTCOptions(SubGroupId, title, grade) VALUES(22,'none',0);</text:p>
          </table:table-cell>
          <table:table-cell table:formula="of:=CONCATENATE(&quot;INSERT INTO ECOGTCOptions(SubGroupId, title, grade) VALUES(&quot;;[.C13];&quot;,'&quot;;[.F13];&quot;',&quot;;1;&quot;);&quot;)" office:value-type="string" office:string-value="INSERT INTO ECOGTCOptions(SubGroupId, title, grade) VALUES(22,'able to eat reasonable intake',1);">
            <text:p>INSERT INTO ECOGTCOptions(SubGroupId, title, grade) VALUES(22,'able to eat reasonable intake',1);</text:p>
          </table:table-cell>
          <table:table-cell table:formula="of:=CONCATENATE(&quot;INSERT INTO ECOGTCOptions(SubGroupId, title, grade) VALUES(&quot;;[.C13];&quot;,'&quot;;[.G13];&quot;',&quot;;2;&quot;);&quot;)" office:value-type="string" office:string-value="INSERT INTO ECOGTCOptions(SubGroupId, title, grade) VALUES(22,'intake significantly decreased but can eat',2);">
            <text:p>INSERT INTO ECOGTCOptions(SubGroupId, title, grade) VALUES(22,'intake significantly decreased but can eat',2);</text:p>
          </table:table-cell>
          <table:table-cell table:formula="of:=CONCATENATE(&quot;INSERT INTO ECOGTCOptions(SubGroupId, title, grade) VALUES(&quot;;[.C13];&quot;,'&quot;;[.H13];&quot;',&quot;;3;&quot;);&quot;)" office:value-type="string" office:string-value="INSERT INTO ECOGTCOptions(SubGroupId, title, grade) VALUES(22,'no significant intake',3);">
            <text:p>INSERT INTO ECOGTCOptions(SubGroupId, title, grade) VALUES(22,'no significant intake',3);</text:p>
          </table:table-cell>
          <table:table-cell table:formula="of:=CONCATENATE(&quot;INSERT INTO ECOGTCOptions(SubGroupId, title, grade) VALUES(&quot;;[.C13];&quot;,'&quot;;[.I13];&quot;',&quot;;4;&quot;);&quot;)" office:value-type="string" office:string-value="INSERT INTO ECOGTCOptions(SubGroupId, title, grade) VALUES(22,'',4);">
            <text:p>INSERT INTO ECOGTCOptions(SubGroupId, title, grade) VALUES(22,'',4);</text:p>
          </table:table-cell>
          <table:table-cell table:number-columns-repeated="10"/>
          <table:table-cell table:style-name="ce6" table:formula="of:=[.AG12]+1" office:value-type="float" office:value="22">
            <text:p>22</text:p>
          </table:table-cell>
          <table:table-cell table:style-name="ce6" table:formula="of:=[.AH12]+1" office:value-type="float" office:value="22">
            <text:p>22</text:p>
          </table:table-cell>
          <table:table-cell table:style-name="ce6" table:formula="of:=[.AI12]+1" office:value-type="float" office:value="22">
            <text:p>22</text:p>
          </table:table-cell>
          <table:table-cell table:style-name="ce6" table:formula="of:=[.AJ12]+1" office:value-type="float" office:value="22">
            <text:p>22</text:p>
          </table:table-cell>
          <table:table-cell table:style-name="ce6" table:formula="of:=[.AK12]+1" office:value-type="float" office:value="22">
            <text:p>22</text:p>
          </table:table-cell>
          <table:table-cell table:number-columns-repeated="987"/>
        </table:table-row>
        <table:table-row table:style-name="ro5">
          <table:table-cell office:value-type="float" office:value="170">
            <text:p>170</text:p>
          </table:table-cell>
          <table:table-cell table:style-name="ce6" office:value-type="string">
            <text:p>GI</text:p>
          </table:table-cell>
          <table:table-cell table:style-name="ce6" table:formula="of:=[.C13]+1" office:value-type="float" office:value="23">
            <text:p>23</text:p>
          </table:table-cell>
          <table:table-cell table:style-name="ce6" office:value-type="string">
            <text:p>Vomiting</text:p>
          </table:table-cell>
          <table:table-cell office:value-type="string">
            <text:p>none</text:p>
          </table:table-cell>
          <table:table-cell table:style-name="ce6" office:value-type="string">
            <text:p>1 episode in 24 hours</text:p>
          </table:table-cell>
          <table:table-cell table:style-name="ce6" office:value-type="string">
            <text:p>2-5 episodes in 24 hours</text:p>
          </table:table-cell>
          <table:table-cell table:style-name="ce6" office:value-type="string">
            <text:p>6-10 episodes in 24 hours</text:p>
          </table:table-cell>
          <table:table-cell table:style-name="ce6" office:value-type="string">
            <text:p>&gt;10 episodes in 24 hrs or</text:p>
          </table:table-cell>
          <table:table-cell table:formula="of:=CONCATENATE(&quot;INSERT INTO ECOGTCGroup(GroupId, title) VALUES(&quot;;[.A14];&quot;,'&quot;;[.B14];&quot;');&quot;)" office:value-type="string" office:string-value="INSERT INTO ECOGTCGroup(GroupId, title) VALUES(170,'GI');">
            <text:p>INSERT INTO ECOGTCGroup(GroupId, title) VALUES(170,'GI');</text:p>
          </table:table-cell>
          <table:table-cell table:formula="of:=CONCATENATE(&quot;INSERT INTO ECOGTCSubGroup(SubGroupId, GroupId, title) VALUES(&quot;;[.C14];&quot;,&quot;;[.A14];&quot;,'&quot;;[.D14];&quot;');&quot;)" office:value-type="string" office:string-value="INSERT INTO ECOGTCSubGroup(SubGroupId, GroupId, title) VALUES(23,170,'Vomiting');">
            <text:p>INSERT INTO ECOGTCSubGroup(SubGroupId, GroupId, title) VALUES(23,170,'Vomiting');</text:p>
          </table:table-cell>
          <table:table-cell table:number-columns-repeated="6"/>
          <table:table-cell table:formula="of:=CONCATENATE(&quot;INSERT INTO ECOGTCOptions(SubGroupId, title, grade) VALUES(&quot;;[.C14];&quot;,'&quot;;[.E14];&quot;',&quot;;0;&quot;);&quot;)" office:value-type="string" office:string-value="INSERT INTO ECOGTCOptions(SubGroupId, title, grade) VALUES(23,'none',0);">
            <text:p>INSERT INTO ECOGTCOptions(SubGroupId, title, grade) VALUES(23,'none',0);</text:p>
          </table:table-cell>
          <table:table-cell table:formula="of:=CONCATENATE(&quot;INSERT INTO ECOGTCOptions(SubGroupId, title, grade) VALUES(&quot;;[.C14];&quot;,'&quot;;[.F14];&quot;',&quot;;1;&quot;);&quot;)" office:value-type="string" office:string-value="INSERT INTO ECOGTCOptions(SubGroupId, title, grade) VALUES(23,'1 episode in 24 hours',1);">
            <text:p>INSERT INTO ECOGTCOptions(SubGroupId, title, grade) VALUES(23,'1 episode in 24 hours',1);</text:p>
          </table:table-cell>
          <table:table-cell table:formula="of:=CONCATENATE(&quot;INSERT INTO ECOGTCOptions(SubGroupId, title, grade) VALUES(&quot;;[.C14];&quot;,'&quot;;[.G14];&quot;',&quot;;2;&quot;);&quot;)" office:value-type="string" office:string-value="INSERT INTO ECOGTCOptions(SubGroupId, title, grade) VALUES(23,'2-5 episodes in 24 hours',2);">
            <text:p>INSERT INTO ECOGTCOptions(SubGroupId, title, grade) VALUES(23,'2-5 episodes in 24 hours',2);</text:p>
          </table:table-cell>
          <table:table-cell table:formula="of:=CONCATENATE(&quot;INSERT INTO ECOGTCOptions(SubGroupId, title, grade) VALUES(&quot;;[.C14];&quot;,'&quot;;[.H14];&quot;',&quot;;3;&quot;);&quot;)" office:value-type="string" office:string-value="INSERT INTO ECOGTCOptions(SubGroupId, title, grade) VALUES(23,'6-10 episodes in 24 hours',3);">
            <text:p>INSERT INTO ECOGTCOptions(SubGroupId, title, grade) VALUES(23,'6-10 episodes in 24 hours',3);</text:p>
          </table:table-cell>
          <table:table-cell table:formula="of:=CONCATENATE(&quot;INSERT INTO ECOGTCOptions(SubGroupId, title, grade) VALUES(&quot;;[.C14];&quot;,'&quot;;[.I14];&quot;',&quot;;4;&quot;);&quot;)" office:value-type="string" office:string-value="INSERT INTO ECOGTCOptions(SubGroupId, title, grade) VALUES(23,'&gt;10 episodes in 24 hrs or',4);">
            <text:p>INSERT INTO ECOGTCOptions(SubGroupId, title, grade) VALUES(23,'&gt;10 episodes in 24 hrs or',4);</text:p>
          </table:table-cell>
          <table:table-cell table:number-columns-repeated="10"/>
          <table:table-cell table:style-name="ce6" table:formula="of:=[.AG13]+1" office:value-type="float" office:value="23">
            <text:p>23</text:p>
          </table:table-cell>
          <table:table-cell table:style-name="ce6" table:formula="of:=[.AH13]+1" office:value-type="float" office:value="23">
            <text:p>23</text:p>
          </table:table-cell>
          <table:table-cell table:style-name="ce6" table:formula="of:=[.AI13]+1" office:value-type="float" office:value="23">
            <text:p>23</text:p>
          </table:table-cell>
          <table:table-cell table:style-name="ce6" table:formula="of:=[.AJ13]+1" office:value-type="float" office:value="23">
            <text:p>23</text:p>
          </table:table-cell>
          <table:table-cell table:style-name="ce6" table:formula="of:=[.AK13]+1" office:value-type="float" office:value="23">
            <text:p>23</text:p>
          </table:table-cell>
          <table:table-cell table:number-columns-repeated="987"/>
        </table:table-row>
        <table:table-row table:style-name="ro3">
          <table:table-cell office:value-type="float" office:value="170">
            <text:p>170</text:p>
          </table:table-cell>
          <table:table-cell table:style-name="ce6" office:value-type="string">
            <text:p>GI</text:p>
          </table:table-cell>
          <table:table-cell table:style-name="ce6" table:formula="of:=[.C14]+1" office:value-type="float" office:value="24">
            <text:p>24</text:p>
          </table:table-cell>
          <table:table-cell table:style-name="ce6" office:value-type="string">
            <text:p>Diarrhea</text:p>
          </table:table-cell>
          <table:table-cell office:value-type="string">
            <text:p>none</text:p>
          </table:table-cell>
          <table:table-cell table:style-name="ce6" office:value-type="string">
            <text:p>increase of 2-3 stools/day over pre-Rx</text:p>
          </table:table-cell>
          <table:table-cell table:style-name="ce6" office:value-type="string">
            <text:p>increase of 4-6 stools/day, or nocturnal stools, or moderate cramping</text:p>
          </table:table-cell>
          <table:table-cell table:style-name="ce6" office:value-type="string">
            <text:p>increase of 7-9 stools/day or incontinence, or severe cramping</text:p>
          </table:table-cell>
          <table:table-cell table:style-name="ce10" office:value-type="string">
            <text:p><text:span text:style-name="T1">increase of </text:span><text:span text:style-name="T3">$</text:span><text:span text:style-name="T1">10 stools/day or grossly bloody diarrhea, or need for parenteral support</text:span></text:p>
          </table:table-cell>
          <table:table-cell table:formula="of:=CONCATENATE(&quot;INSERT INTO ECOGTCGroup(GroupId, title) VALUES(&quot;;[.A15];&quot;,'&quot;;[.B15];&quot;');&quot;)" office:value-type="string" office:string-value="INSERT INTO ECOGTCGroup(GroupId, title) VALUES(170,'GI');">
            <text:p>INSERT INTO ECOGTCGroup(GroupId, title) VALUES(170,'GI');</text:p>
          </table:table-cell>
          <table:table-cell table:formula="of:=CONCATENATE(&quot;INSERT INTO ECOGTCSubGroup(SubGroupId, GroupId, title) VALUES(&quot;;[.C15];&quot;,&quot;;[.A15];&quot;,'&quot;;[.D15];&quot;');&quot;)" office:value-type="string" office:string-value="INSERT INTO ECOGTCSubGroup(SubGroupId, GroupId, title) VALUES(24,170,'Diarrhea');">
            <text:p>INSERT INTO ECOGTCSubGroup(SubGroupId, GroupId, title) VALUES(24,170,'Diarrhea');</text:p>
          </table:table-cell>
          <table:table-cell table:number-columns-repeated="6"/>
          <table:table-cell table:formula="of:=CONCATENATE(&quot;INSERT INTO ECOGTCOptions(SubGroupId, title, grade) VALUES(&quot;;[.C15];&quot;,'&quot;;[.E15];&quot;',&quot;;0;&quot;);&quot;)" office:value-type="string" office:string-value="INSERT INTO ECOGTCOptions(SubGroupId, title, grade) VALUES(24,'none',0);">
            <text:p>INSERT INTO ECOGTCOptions(SubGroupId, title, grade) VALUES(24,'none',0);</text:p>
          </table:table-cell>
          <table:table-cell table:formula="of:=CONCATENATE(&quot;INSERT INTO ECOGTCOptions(SubGroupId, title, grade) VALUES(&quot;;[.C15];&quot;,'&quot;;[.F15];&quot;',&quot;;1;&quot;);&quot;)" office:value-type="string" office:string-value="INSERT INTO ECOGTCOptions(SubGroupId, title, grade) VALUES(24,'increase of 2-3 stools/day over pre-Rx',1);">
            <text:p>INSERT INTO ECOGTCOptions(SubGroupId, title, grade) VALUES(24,'increase of 2-3 stools/day over pre-Rx',1);</text:p>
          </table:table-cell>
          <table:table-cell table:formula="of:=CONCATENATE(&quot;INSERT INTO ECOGTCOptions(SubGroupId, title, grade) VALUES(&quot;;[.C15];&quot;,'&quot;;[.G15];&quot;',&quot;;2;&quot;);&quot;)" office:value-type="string" office:string-value="INSERT INTO ECOGTCOptions(SubGroupId, title, grade) VALUES(24,'increase of 4-6 stools/day, or nocturnal stools, or moderate cramping',2);">
            <text:p>INSERT INTO ECOGTCOptions(SubGroupId, title, grade) VALUES(24,'increase of 4-6 stools/day, or nocturnal stools, or moderate cramping',2);</text:p>
          </table:table-cell>
          <table:table-cell table:formula="of:=CONCATENATE(&quot;INSERT INTO ECOGTCOptions(SubGroupId, title, grade) VALUES(&quot;;[.C15];&quot;,'&quot;;[.H15];&quot;',&quot;;3;&quot;);&quot;)" office:value-type="string" office:string-value="INSERT INTO ECOGTCOptions(SubGroupId, title, grade) VALUES(24,'increase of 7-9 stools/day or incontinence, or severe cramping',3);">
            <text:p>INSERT INTO ECOGTCOptions(SubGroupId, title, grade) VALUES(24,'increase of 7-9 stools/day or incontinence, or severe cramping',3);</text:p>
          </table:table-cell>
          <table:table-cell table:formula="of:=CONCATENATE(&quot;INSERT INTO ECOGTCOptions(SubGroupId, title, grade) VALUES(&quot;;[.C15];&quot;,'&quot;;[.I15];&quot;',&quot;;4;&quot;);&quot;)" office:value-type="string" office:string-value="INSERT INTO ECOGTCOptions(SubGroupId, title, grade) VALUES(24,'increase of $10 stools/day or grossly bloody diarrhea, or need for parenteral support',4);">
            <text:p>INSERT INTO ECOGTCOptions(SubGroupId, title, grade) VALUES(24,'increase of $10 stools/day or grossly bloody diarrhea, or need for parenteral support',4);</text:p>
          </table:table-cell>
          <table:table-cell table:number-columns-repeated="10"/>
          <table:table-cell table:style-name="ce6" table:formula="of:=[.AG14]+1" office:value-type="float" office:value="24">
            <text:p>24</text:p>
          </table:table-cell>
          <table:table-cell table:style-name="ce6" table:formula="of:=[.AH14]+1" office:value-type="float" office:value="24">
            <text:p>24</text:p>
          </table:table-cell>
          <table:table-cell table:style-name="ce6" table:formula="of:=[.AI14]+1" office:value-type="float" office:value="24">
            <text:p>24</text:p>
          </table:table-cell>
          <table:table-cell table:style-name="ce6" table:formula="of:=[.AJ14]+1" office:value-type="float" office:value="24">
            <text:p>24</text:p>
          </table:table-cell>
          <table:table-cell table:style-name="ce6" table:formula="of:=[.AK14]+1" office:value-type="float" office:value="24">
            <text:p>24</text:p>
          </table:table-cell>
          <table:table-cell table:number-columns-repeated="987"/>
        </table:table-row>
        <table:table-row table:style-name="ro6">
          <table:table-cell office:value-type="float" office:value="170">
            <text:p>170</text:p>
          </table:table-cell>
          <table:table-cell table:style-name="ce6" office:value-type="string">
            <text:p>GI</text:p>
          </table:table-cell>
          <table:table-cell table:style-name="ce6" table:formula="of:=[.C15]+1" office:value-type="float" office:value="25">
            <text:p>25</text:p>
          </table:table-cell>
          <table:table-cell table:style-name="ce6" office:value-type="string">
            <text:p>Stomatitis</text:p>
          </table:table-cell>
          <table:table-cell office:value-type="string">
            <text:p>none</text:p>
          </table:table-cell>
          <table:table-cell table:style-name="ce6" office:value-type="string">
            <text:p>painless ulcers, erythema, <text:span text:style-name="T1">or mild soreness</text:span></text:p>
          </table:table-cell>
          <table:table-cell table:style-name="ce6" office:value-type="string">
            <text:p>painful erythema, edema, or ulcers, but can eat</text:p>
          </table:table-cell>
          <table:table-cell table:style-name="ce6" office:value-type="string">
            <text:p>painful erythema, edema or ulcers, and cannot eat</text:p>
          </table:table-cell>
          <table:table-cell table:style-name="ce6" office:value-type="string">
            <text:p>requires parenteral or enteral support</text:p>
          </table:table-cell>
          <table:table-cell table:formula="of:=CONCATENATE(&quot;INSERT INTO ECOGTCGroup(GroupId, title) VALUES(&quot;;[.A16];&quot;,'&quot;;[.B16];&quot;');&quot;)" office:value-type="string" office:string-value="INSERT INTO ECOGTCGroup(GroupId, title) VALUES(170,'GI');">
            <text:p>INSERT INTO ECOGTCGroup(GroupId, title) VALUES(170,'GI');</text:p>
          </table:table-cell>
          <table:table-cell table:formula="of:=CONCATENATE(&quot;INSERT INTO ECOGTCSubGroup(SubGroupId, GroupId, title) VALUES(&quot;;[.C16];&quot;,&quot;;[.A16];&quot;,'&quot;;[.D16];&quot;');&quot;)" office:value-type="string" office:string-value="INSERT INTO ECOGTCSubGroup(SubGroupId, GroupId, title) VALUES(25,170,'Stomatitis');">
            <text:p>INSERT INTO ECOGTCSubGroup(SubGroupId, GroupId, title) VALUES(25,170,'Stomatitis');</text:p>
          </table:table-cell>
          <table:table-cell table:number-columns-repeated="6"/>
          <table:table-cell table:formula="of:=CONCATENATE(&quot;INSERT INTO ECOGTCOptions(SubGroupId, title, grade) VALUES(&quot;;[.C16];&quot;,'&quot;;[.E16];&quot;',&quot;;0;&quot;);&quot;)" office:value-type="string" office:string-value="INSERT INTO ECOGTCOptions(SubGroupId, title, grade) VALUES(25,'none',0);">
            <text:p>INSERT INTO ECOGTCOptions(SubGroupId, title, grade) VALUES(25,'none',0);</text:p>
          </table:table-cell>
          <table:table-cell table:formula="of:=CONCATENATE(&quot;INSERT INTO ECOGTCOptions(SubGroupId, title, grade) VALUES(&quot;;[.C16];&quot;,'&quot;;[.F16];&quot;',&quot;;1;&quot;);&quot;)" office:value-type="string" office:string-value="INSERT INTO ECOGTCOptions(SubGroupId, title, grade) VALUES(25,'painless ulcers, erythema, or mild soreness',1);">
            <text:p>INSERT INTO ECOGTCOptions(SubGroupId, title, grade) VALUES(25,'painless ulcers, erythema, or mild soreness',1);</text:p>
          </table:table-cell>
          <table:table-cell table:formula="of:=CONCATENATE(&quot;INSERT INTO ECOGTCOptions(SubGroupId, title, grade) VALUES(&quot;;[.C16];&quot;,'&quot;;[.G16];&quot;',&quot;;2;&quot;);&quot;)" office:value-type="string" office:string-value="INSERT INTO ECOGTCOptions(SubGroupId, title, grade) VALUES(25,'painful erythema, edema, or ulcers, but can eat',2);">
            <text:p>INSERT INTO ECOGTCOptions(SubGroupId, title, grade) VALUES(25,'painful erythema, edema, or ulcers, but can eat',2);</text:p>
          </table:table-cell>
          <table:table-cell table:formula="of:=CONCATENATE(&quot;INSERT INTO ECOGTCOptions(SubGroupId, title, grade) VALUES(&quot;;[.C16];&quot;,'&quot;;[.H16];&quot;',&quot;;3;&quot;);&quot;)" office:value-type="string" office:string-value="INSERT INTO ECOGTCOptions(SubGroupId, title, grade) VALUES(25,'painful erythema, edema or ulcers, and cannot eat',3);">
            <text:p>INSERT INTO ECOGTCOptions(SubGroupId, title, grade) VALUES(25,'painful erythema, edema or ulcers, and cannot eat',3);</text:p>
          </table:table-cell>
          <table:table-cell table:formula="of:=CONCATENATE(&quot;INSERT INTO ECOGTCOptions(SubGroupId, title, grade) VALUES(&quot;;[.C16];&quot;,'&quot;;[.I16];&quot;',&quot;;4;&quot;);&quot;)" office:value-type="string" office:string-value="INSERT INTO ECOGTCOptions(SubGroupId, title, grade) VALUES(25,'requires parenteral or enteral support',4);">
            <text:p>INSERT INTO ECOGTCOptions(SubGroupId, title, grade) VALUES(25,'requires parenteral or enteral support',4);</text:p>
          </table:table-cell>
          <table:table-cell table:number-columns-repeated="10"/>
          <table:table-cell table:style-name="ce6" table:formula="of:=[.AG15]+1" office:value-type="float" office:value="25">
            <text:p>25</text:p>
          </table:table-cell>
          <table:table-cell table:style-name="ce6" table:formula="of:=[.AH15]+1" office:value-type="float" office:value="25">
            <text:p>25</text:p>
          </table:table-cell>
          <table:table-cell table:style-name="ce6" table:formula="of:=[.AI15]+1" office:value-type="float" office:value="25">
            <text:p>25</text:p>
          </table:table-cell>
          <table:table-cell table:style-name="ce6" table:formula="of:=[.AJ15]+1" office:value-type="float" office:value="25">
            <text:p>25</text:p>
          </table:table-cell>
          <table:table-cell table:style-name="ce6" table:formula="of:=[.AK15]+1" office:value-type="float" office:value="25">
            <text:p>25</text:p>
          </table:table-cell>
          <table:table-cell table:number-columns-repeated="987"/>
        </table:table-row>
        <table:table-row table:style-name="ro2">
          <table:table-cell office:value-type="float" office:value="180">
            <text:p>180</text:p>
          </table:table-cell>
          <table:table-cell table:style-name="ce6" office:value-type="string">
            <text:p>Liver</text:p>
          </table:table-cell>
          <table:table-cell table:style-name="ce6" table:formula="of:=[.C16]+1" office:value-type="float" office:value="26">
            <text:p>26</text:p>
          </table:table-cell>
          <table:table-cell table:style-name="ce6" office:value-type="string">
            <text:p>Bilirubin</text:p>
          </table:table-cell>
          <table:table-cell office:value-type="string">
            <text:p>WNL</text:p>
          </table:table-cell>
          <table:table-cell/>
          <table:table-cell table:style-name="ce6" office:value-type="string">
            <text:p>&lt;1.5 x N</text:p>
          </table:table-cell>
          <table:table-cell table:style-name="ce6" office:value-type="string">
            <text:p>1.5-3.0xN</text:p>
          </table:table-cell>
          <table:table-cell table:style-name="ce6" office:value-type="string">
            <text:p>&gt;3.0 x N</text:p>
          </table:table-cell>
          <table:table-cell table:formula="of:=CONCATENATE(&quot;INSERT INTO ECOGTCGroup(GroupId, title) VALUES(&quot;;[.A17];&quot;,'&quot;;[.B17];&quot;');&quot;)" office:value-type="string" office:string-value="INSERT INTO ECOGTCGroup(GroupId, title) VALUES(180,'Liver');">
            <text:p>INSERT INTO ECOGTCGroup(GroupId, title) VALUES(180,'Liver');</text:p>
          </table:table-cell>
          <table:table-cell table:formula="of:=CONCATENATE(&quot;INSERT INTO ECOGTCSubGroup(SubGroupId, GroupId, title) VALUES(&quot;;[.C17];&quot;,&quot;;[.A17];&quot;,'&quot;;[.D17];&quot;');&quot;)" office:value-type="string" office:string-value="INSERT INTO ECOGTCSubGroup(SubGroupId, GroupId, title) VALUES(26,180,'Bilirubin');">
            <text:p>INSERT INTO ECOGTCSubGroup(SubGroupId, GroupId, title) VALUES(26,180,'Bilirubin');</text:p>
          </table:table-cell>
          <table:table-cell table:number-columns-repeated="6"/>
          <table:table-cell table:formula="of:=CONCATENATE(&quot;INSERT INTO ECOGTCOptions(SubGroupId, title, grade) VALUES(&quot;;[.C17];&quot;,'&quot;;[.E17];&quot;',&quot;;0;&quot;);&quot;)" office:value-type="string" office:string-value="INSERT INTO ECOGTCOptions(SubGroupId, title, grade) VALUES(26,'WNL',0);">
            <text:p>INSERT INTO ECOGTCOptions(SubGroupId, title, grade) VALUES(26,'WNL',0);</text:p>
          </table:table-cell>
          <table:table-cell table:formula="of:=CONCATENATE(&quot;INSERT INTO ECOGTCOptions(SubGroupId, title, grade) VALUES(&quot;;[.C17];&quot;,'&quot;;[.F17];&quot;',&quot;;1;&quot;);&quot;)" office:value-type="string" office:string-value="INSERT INTO ECOGTCOptions(SubGroupId, title, grade) VALUES(26,'',1);">
            <text:p>INSERT INTO ECOGTCOptions(SubGroupId, title, grade) VALUES(26,'',1);</text:p>
          </table:table-cell>
          <table:table-cell table:formula="of:=CONCATENATE(&quot;INSERT INTO ECOGTCOptions(SubGroupId, title, grade) VALUES(&quot;;[.C17];&quot;,'&quot;;[.G17];&quot;',&quot;;2;&quot;);&quot;)" office:value-type="string" office:string-value="INSERT INTO ECOGTCOptions(SubGroupId, title, grade) VALUES(26,'&lt;1.5 x N',2);">
            <text:p>INSERT INTO ECOGTCOptions(SubGroupId, title, grade) VALUES(26,'&lt;1.5 x N',2);</text:p>
          </table:table-cell>
          <table:table-cell table:formula="of:=CONCATENATE(&quot;INSERT INTO ECOGTCOptions(SubGroupId, title, grade) VALUES(&quot;;[.C17];&quot;,'&quot;;[.H17];&quot;',&quot;;3;&quot;);&quot;)" office:value-type="string" office:string-value="INSERT INTO ECOGTCOptions(SubGroupId, title, grade) VALUES(26,'1.5-3.0xN',3);">
            <text:p>INSERT INTO ECOGTCOptions(SubGroupId, title, grade) VALUES(26,'1.5-3.0xN',3);</text:p>
          </table:table-cell>
          <table:table-cell table:formula="of:=CONCATENATE(&quot;INSERT INTO ECOGTCOptions(SubGroupId, title, grade) VALUES(&quot;;[.C17];&quot;,'&quot;;[.I17];&quot;',&quot;;4;&quot;);&quot;)" office:value-type="string" office:string-value="INSERT INTO ECOGTCOptions(SubGroupId, title, grade) VALUES(26,'&gt;3.0 x N',4);">
            <text:p>INSERT INTO ECOGTCOptions(SubGroupId, title, grade) VALUES(26,'&gt;3.0 x N',4);</text:p>
          </table:table-cell>
          <table:table-cell table:number-columns-repeated="10"/>
          <table:table-cell table:style-name="ce6" table:formula="of:=[.AG16]+1" office:value-type="float" office:value="26">
            <text:p>26</text:p>
          </table:table-cell>
          <table:table-cell table:style-name="ce6" table:formula="of:=[.AH16]+1" office:value-type="float" office:value="26">
            <text:p>26</text:p>
          </table:table-cell>
          <table:table-cell table:style-name="ce6" table:formula="of:=[.AI16]+1" office:value-type="float" office:value="26">
            <text:p>26</text:p>
          </table:table-cell>
          <table:table-cell table:style-name="ce6" table:formula="of:=[.AJ16]+1" office:value-type="float" office:value="26">
            <text:p>26</text:p>
          </table:table-cell>
          <table:table-cell table:style-name="ce6" table:formula="of:=[.AK16]+1" office:value-type="float" office:value="26">
            <text:p>26</text:p>
          </table:table-cell>
          <table:table-cell table:number-columns-repeated="987"/>
        </table:table-row>
        <table:table-row table:style-name="ro5">
          <table:table-cell office:value-type="float" office:value="180">
            <text:p>180</text:p>
          </table:table-cell>
          <table:table-cell table:style-name="ce6" office:value-type="string">
            <text:p>Liver</text:p>
          </table:table-cell>
          <table:table-cell table:style-name="ce6" table:formula="of:=[.C17]+1" office:value-type="float" office:value="27">
            <text:p>27</text:p>
          </table:table-cell>
          <table:table-cell table:style-name="ce6" office:value-type="string">
            <text:p>Transaminase (SGOT, SGPT)</text:p>
          </table:table-cell>
          <table:table-cell office:value-type="string">
            <text:p>WNL</text:p>
          </table:table-cell>
          <table:table-cell table:style-name="ce10" office:value-type="string">
            <text:p><text:span text:style-name="T3">&lt;= </text:span><text:span text:style-name="T1">2.5xN</text:span></text:p>
          </table:table-cell>
          <table:table-cell table:style-name="ce6" office:value-type="string">
            <text:p>2.6 - 5.0 x N</text:p>
          </table:table-cell>
          <table:table-cell table:style-name="ce6" office:value-type="string">
            <text:p>5.1-20.0xN</text:p>
          </table:table-cell>
          <table:table-cell table:style-name="ce6" office:value-type="string">
            <text:p>&gt;20.0 x N</text:p>
          </table:table-cell>
          <table:table-cell table:formula="of:=CONCATENATE(&quot;INSERT INTO ECOGTCGroup(GroupId, title) VALUES(&quot;;[.A18];&quot;,'&quot;;[.B18];&quot;');&quot;)" office:value-type="string" office:string-value="INSERT INTO ECOGTCGroup(GroupId, title) VALUES(180,'Liver');">
            <text:p>INSERT INTO ECOGTCGroup(GroupId, title) VALUES(180,'Liver');</text:p>
          </table:table-cell>
          <table:table-cell table:formula="of:=CONCATENATE(&quot;INSERT INTO ECOGTCSubGroup(SubGroupId, GroupId, title) VALUES(&quot;;[.C18];&quot;,&quot;;[.A18];&quot;,'&quot;;[.D18];&quot;');&quot;)" office:value-type="string" office:string-value="INSERT INTO ECOGTCSubGroup(SubGroupId, GroupId, title) VALUES(27,180,'Transaminase (SGOT, SGPT)');">
            <text:p>INSERT INTO ECOGTCSubGroup(SubGroupId, GroupId, title) VALUES(27,180,'Transaminase (SGOT, SGPT)');</text:p>
          </table:table-cell>
          <table:table-cell table:number-columns-repeated="6"/>
          <table:table-cell table:formula="of:=CONCATENATE(&quot;INSERT INTO ECOGTCOptions(SubGroupId, title, grade) VALUES(&quot;;[.C18];&quot;,'&quot;;[.E18];&quot;',&quot;;0;&quot;);&quot;)" office:value-type="string" office:string-value="INSERT INTO ECOGTCOptions(SubGroupId, title, grade) VALUES(27,'WNL',0);">
            <text:p>INSERT INTO ECOGTCOptions(SubGroupId, title, grade) VALUES(27,'WNL',0);</text:p>
          </table:table-cell>
          <table:table-cell table:formula="of:=CONCATENATE(&quot;INSERT INTO ECOGTCOptions(SubGroupId, title, grade) VALUES(&quot;;[.C18];&quot;,'&quot;;[.F18];&quot;',&quot;;1;&quot;);&quot;)" office:value-type="string" office:string-value="INSERT INTO ECOGTCOptions(SubGroupId, title, grade) VALUES(27,'&lt;= 2.5xN',1);">
            <text:p>INSERT INTO ECOGTCOptions(SubGroupId, title, grade) VALUES(27,'&lt;= 2.5xN',1);</text:p>
          </table:table-cell>
          <table:table-cell table:formula="of:=CONCATENATE(&quot;INSERT INTO ECOGTCOptions(SubGroupId, title, grade) VALUES(&quot;;[.C18];&quot;,'&quot;;[.G18];&quot;',&quot;;2;&quot;);&quot;)" office:value-type="string" office:string-value="INSERT INTO ECOGTCOptions(SubGroupId, title, grade) VALUES(27,'2.6 - 5.0 x N',2);">
            <text:p>INSERT INTO ECOGTCOptions(SubGroupId, title, grade) VALUES(27,'2.6 - 5.0 x N',2);</text:p>
          </table:table-cell>
          <table:table-cell table:formula="of:=CONCATENATE(&quot;INSERT INTO ECOGTCOptions(SubGroupId, title, grade) VALUES(&quot;;[.C18];&quot;,'&quot;;[.H18];&quot;',&quot;;3;&quot;);&quot;)" office:value-type="string" office:string-value="INSERT INTO ECOGTCOptions(SubGroupId, title, grade) VALUES(27,'5.1-20.0xN',3);">
            <text:p>INSERT INTO ECOGTCOptions(SubGroupId, title, grade) VALUES(27,'5.1-20.0xN',3);</text:p>
          </table:table-cell>
          <table:table-cell table:formula="of:=CONCATENATE(&quot;INSERT INTO ECOGTCOptions(SubGroupId, title, grade) VALUES(&quot;;[.C18];&quot;,'&quot;;[.I18];&quot;',&quot;;4;&quot;);&quot;)" office:value-type="string" office:string-value="INSERT INTO ECOGTCOptions(SubGroupId, title, grade) VALUES(27,'&gt;20.0 x N',4);">
            <text:p>INSERT INTO ECOGTCOptions(SubGroupId, title, grade) VALUES(27,'&gt;20.0 x N',4);</text:p>
          </table:table-cell>
          <table:table-cell table:number-columns-repeated="10"/>
          <table:table-cell table:style-name="ce6" table:formula="of:=[.AG17]+1" office:value-type="float" office:value="27">
            <text:p>27</text:p>
          </table:table-cell>
          <table:table-cell table:style-name="ce6" table:formula="of:=[.AH17]+1" office:value-type="float" office:value="27">
            <text:p>27</text:p>
          </table:table-cell>
          <table:table-cell table:style-name="ce6" table:formula="of:=[.AI17]+1" office:value-type="float" office:value="27">
            <text:p>27</text:p>
          </table:table-cell>
          <table:table-cell table:style-name="ce6" table:formula="of:=[.AJ17]+1" office:value-type="float" office:value="27">
            <text:p>27</text:p>
          </table:table-cell>
          <table:table-cell table:style-name="ce6" table:formula="of:=[.AK17]+1" office:value-type="float" office:value="27">
            <text:p>27</text:p>
          </table:table-cell>
          <table:table-cell table:number-columns-repeated="987"/>
        </table:table-row>
        <table:table-row table:style-name="ro5">
          <table:table-cell office:value-type="float" office:value="180">
            <text:p>180</text:p>
          </table:table-cell>
          <table:table-cell table:style-name="ce6" office:value-type="string">
            <text:p>Liver</text:p>
          </table:table-cell>
          <table:table-cell table:style-name="ce6" table:formula="of:=[.C18]+1" office:value-type="float" office:value="28">
            <text:p>28</text:p>
          </table:table-cell>
          <table:table-cell table:style-name="ce6" office:value-type="string">
            <text:p>Alk Phos or 5'nucleotidase</text:p>
          </table:table-cell>
          <table:table-cell office:value-type="string">
            <text:p>WNL</text:p>
          </table:table-cell>
          <table:table-cell table:style-name="ce10" office:value-type="string">
            <text:p>&lt;= 2.5xN</text:p>
          </table:table-cell>
          <table:table-cell table:style-name="ce6" office:value-type="string">
            <text:p>2.6 - 5.0 x N</text:p>
          </table:table-cell>
          <table:table-cell table:style-name="ce6" office:value-type="string">
            <text:p>5.1-20.0xN</text:p>
          </table:table-cell>
          <table:table-cell table:style-name="ce6" office:value-type="string">
            <text:p>&gt;20.0 x N</text:p>
          </table:table-cell>
          <table:table-cell table:formula="of:=CONCATENATE(&quot;INSERT INTO ECOGTCGroup(GroupId, title) VALUES(&quot;;[.A19];&quot;,'&quot;;[.B19];&quot;');&quot;)" office:value-type="string" office:string-value="INSERT INTO ECOGTCGroup(GroupId, title) VALUES(180,'Liver');">
            <text:p>INSERT INTO ECOGTCGroup(GroupId, title) VALUES(180,'Liver');</text:p>
          </table:table-cell>
          <table:table-cell table:formula="of:=CONCATENATE(&quot;INSERT INTO ECOGTCSubGroup(SubGroupId, GroupId, title) VALUES(&quot;;[.C19];&quot;,&quot;;[.A19];&quot;,'&quot;;[.D19];&quot;');&quot;)" office:value-type="string" office:string-value="INSERT INTO ECOGTCSubGroup(SubGroupId, GroupId, title) VALUES(28,180,'Alk Phos or 5'nucleotidase');">
            <text:p>INSERT INTO ECOGTCSubGroup(SubGroupId, GroupId, title) VALUES(28,180,'Alk Phos or 5'nucleotidase');</text:p>
          </table:table-cell>
          <table:table-cell table:number-columns-repeated="6"/>
          <table:table-cell table:formula="of:=CONCATENATE(&quot;INSERT INTO ECOGTCOptions(SubGroupId, title, grade) VALUES(&quot;;[.C19];&quot;,'&quot;;[.E19];&quot;',&quot;;0;&quot;);&quot;)" office:value-type="string" office:string-value="INSERT INTO ECOGTCOptions(SubGroupId, title, grade) VALUES(28,'WNL',0);">
            <text:p>INSERT INTO ECOGTCOptions(SubGroupId, title, grade) VALUES(28,'WNL',0);</text:p>
          </table:table-cell>
          <table:table-cell table:formula="of:=CONCATENATE(&quot;INSERT INTO ECOGTCOptions(SubGroupId, title, grade) VALUES(&quot;;[.C19];&quot;,'&quot;;[.F19];&quot;',&quot;;1;&quot;);&quot;)" office:value-type="string" office:string-value="INSERT INTO ECOGTCOptions(SubGroupId, title, grade) VALUES(28,'&lt;= 2.5xN',1);">
            <text:p>INSERT INTO ECOGTCOptions(SubGroupId, title, grade) VALUES(28,'&lt;= 2.5xN',1);</text:p>
          </table:table-cell>
          <table:table-cell table:formula="of:=CONCATENATE(&quot;INSERT INTO ECOGTCOptions(SubGroupId, title, grade) VALUES(&quot;;[.C19];&quot;,'&quot;;[.G19];&quot;',&quot;;2;&quot;);&quot;)" office:value-type="string" office:string-value="INSERT INTO ECOGTCOptions(SubGroupId, title, grade) VALUES(28,'2.6 - 5.0 x N',2);">
            <text:p>INSERT INTO ECOGTCOptions(SubGroupId, title, grade) VALUES(28,'2.6 - 5.0 x N',2);</text:p>
          </table:table-cell>
          <table:table-cell table:formula="of:=CONCATENATE(&quot;INSERT INTO ECOGTCOptions(SubGroupId, title, grade) VALUES(&quot;;[.C19];&quot;,'&quot;;[.H19];&quot;',&quot;;3;&quot;);&quot;)" office:value-type="string" office:string-value="INSERT INTO ECOGTCOptions(SubGroupId, title, grade) VALUES(28,'5.1-20.0xN',3);">
            <text:p>INSERT INTO ECOGTCOptions(SubGroupId, title, grade) VALUES(28,'5.1-20.0xN',3);</text:p>
          </table:table-cell>
          <table:table-cell table:formula="of:=CONCATENATE(&quot;INSERT INTO ECOGTCOptions(SubGroupId, title, grade) VALUES(&quot;;[.C19];&quot;,'&quot;;[.I19];&quot;',&quot;;4;&quot;);&quot;)" office:value-type="string" office:string-value="INSERT INTO ECOGTCOptions(SubGroupId, title, grade) VALUES(28,'&gt;20.0 x N',4);">
            <text:p>INSERT INTO ECOGTCOptions(SubGroupId, title, grade) VALUES(28,'&gt;20.0 x N',4);</text:p>
          </table:table-cell>
          <table:table-cell table:number-columns-repeated="10"/>
          <table:table-cell table:style-name="ce6" table:formula="of:=[.AG18]+1" office:value-type="float" office:value="28">
            <text:p>28</text:p>
          </table:table-cell>
          <table:table-cell table:style-name="ce6" table:formula="of:=[.AH18]+1" office:value-type="float" office:value="28">
            <text:p>28</text:p>
          </table:table-cell>
          <table:table-cell table:style-name="ce6" table:formula="of:=[.AI18]+1" office:value-type="float" office:value="28">
            <text:p>28</text:p>
          </table:table-cell>
          <table:table-cell table:style-name="ce6" table:formula="of:=[.AJ18]+1" office:value-type="float" office:value="28">
            <text:p>28</text:p>
          </table:table-cell>
          <table:table-cell table:style-name="ce6" table:formula="of:=[.AK18]+1" office:value-type="float" office:value="28">
            <text:p>28</text:p>
          </table:table-cell>
          <table:table-cell table:number-columns-repeated="987"/>
        </table:table-row>
        <table:table-row table:style-name="ro5">
          <table:table-cell office:value-type="float" office:value="180">
            <text:p>180</text:p>
          </table:table-cell>
          <table:table-cell table:style-name="ce6" office:value-type="string">
            <text:p>Liver</text:p>
          </table:table-cell>
          <table:table-cell table:style-name="ce6" table:formula="of:=[.C19]+1" office:value-type="float" office:value="29">
            <text:p>29</text:p>
          </table:table-cell>
          <table:table-cell table:style-name="ce6" office:value-type="string">
            <text:p>Liver - clinical</text:p>
          </table:table-cell>
          <table:table-cell office:value-type="string">
            <text:p>no change from baseline</text:p>
          </table:table-cell>
          <table:table-cell table:number-columns-repeated="2"/>
          <table:table-cell table:style-name="ce6" office:value-type="string">
            <text:p>precoma</text:p>
          </table:table-cell>
          <table:table-cell table:style-name="ce6" office:value-type="string">
            <text:p>hepatic coma</text:p>
          </table:table-cell>
          <table:table-cell table:formula="of:=CONCATENATE(&quot;INSERT INTO ECOGTCGroup(GroupId, title) VALUES(&quot;;[.A20];&quot;,'&quot;;[.B20];&quot;');&quot;)" office:value-type="string" office:string-value="INSERT INTO ECOGTCGroup(GroupId, title) VALUES(180,'Liver');">
            <text:p>INSERT INTO ECOGTCGroup(GroupId, title) VALUES(180,'Liver');</text:p>
          </table:table-cell>
          <table:table-cell table:formula="of:=CONCATENATE(&quot;INSERT INTO ECOGTCSubGroup(SubGroupId, GroupId, title) VALUES(&quot;;[.C20];&quot;,&quot;;[.A20];&quot;,'&quot;;[.D20];&quot;');&quot;)" office:value-type="string" office:string-value="INSERT INTO ECOGTCSubGroup(SubGroupId, GroupId, title) VALUES(29,180,'Liver - clinical');">
            <text:p>INSERT INTO ECOGTCSubGroup(SubGroupId, GroupId, title) VALUES(29,180,'Liver - clinical');</text:p>
          </table:table-cell>
          <table:table-cell table:number-columns-repeated="6"/>
          <table:table-cell table:formula="of:=CONCATENATE(&quot;INSERT INTO ECOGTCOptions(SubGroupId, title, grade) VALUES(&quot;;[.C20];&quot;,'&quot;;[.E20];&quot;',&quot;;0;&quot;);&quot;)" office:value-type="string" office:string-value="INSERT INTO ECOGTCOptions(SubGroupId, title, grade) VALUES(29,'no change from baseline',0);">
            <text:p>INSERT INTO ECOGTCOptions(SubGroupId, title, grade) VALUES(29,'no change from baseline',0);</text:p>
          </table:table-cell>
          <table:table-cell table:formula="of:=CONCATENATE(&quot;INSERT INTO ECOGTCOptions(SubGroupId, title, grade) VALUES(&quot;;[.C20];&quot;,'&quot;;[.F20];&quot;',&quot;;1;&quot;);&quot;)" office:value-type="string" office:string-value="INSERT INTO ECOGTCOptions(SubGroupId, title, grade) VALUES(29,'',1);">
            <text:p>INSERT INTO ECOGTCOptions(SubGroupId, title, grade) VALUES(29,'',1);</text:p>
          </table:table-cell>
          <table:table-cell table:formula="of:=CONCATENATE(&quot;INSERT INTO ECOGTCOptions(SubGroupId, title, grade) VALUES(&quot;;[.C20];&quot;,'&quot;;[.G20];&quot;',&quot;;2;&quot;);&quot;)" office:value-type="string" office:string-value="INSERT INTO ECOGTCOptions(SubGroupId, title, grade) VALUES(29,'',2);">
            <text:p>INSERT INTO ECOGTCOptions(SubGroupId, title, grade) VALUES(29,'',2);</text:p>
          </table:table-cell>
          <table:table-cell table:formula="of:=CONCATENATE(&quot;INSERT INTO ECOGTCOptions(SubGroupId, title, grade) VALUES(&quot;;[.C20];&quot;,'&quot;;[.H20];&quot;',&quot;;3;&quot;);&quot;)" office:value-type="string" office:string-value="INSERT INTO ECOGTCOptions(SubGroupId, title, grade) VALUES(29,'precoma',3);">
            <text:p>INSERT INTO ECOGTCOptions(SubGroupId, title, grade) VALUES(29,'precoma',3);</text:p>
          </table:table-cell>
          <table:table-cell table:formula="of:=CONCATENATE(&quot;INSERT INTO ECOGTCOptions(SubGroupId, title, grade) VALUES(&quot;;[.C20];&quot;,'&quot;;[.I20];&quot;',&quot;;4;&quot;);&quot;)" office:value-type="string" office:string-value="INSERT INTO ECOGTCOptions(SubGroupId, title, grade) VALUES(29,'hepatic coma',4);">
            <text:p>INSERT INTO ECOGTCOptions(SubGroupId, title, grade) VALUES(29,'hepatic coma',4);</text:p>
          </table:table-cell>
          <table:table-cell table:number-columns-repeated="10"/>
          <table:table-cell table:style-name="ce6" table:formula="of:=[.AG19]+1" office:value-type="float" office:value="29">
            <text:p>29</text:p>
          </table:table-cell>
          <table:table-cell table:style-name="ce6" table:formula="of:=[.AH19]+1" office:value-type="float" office:value="29">
            <text:p>29</text:p>
          </table:table-cell>
          <table:table-cell table:style-name="ce6" table:formula="of:=[.AI19]+1" office:value-type="float" office:value="29">
            <text:p>29</text:p>
          </table:table-cell>
          <table:table-cell table:style-name="ce6" table:formula="of:=[.AJ19]+1" office:value-type="float" office:value="29">
            <text:p>29</text:p>
          </table:table-cell>
          <table:table-cell table:style-name="ce6" table:formula="of:=[.AK19]+1" office:value-type="float" office:value="29">
            <text:p>29</text:p>
          </table:table-cell>
          <table:table-cell table:number-columns-repeated="987"/>
        </table:table-row>
        <table:table-row table:style-name="ro5">
          <table:table-cell office:value-type="float" office:value="190">
            <text:p>190</text:p>
          </table:table-cell>
          <table:table-cell table:style-name="ce6" office:value-type="string">
            <text:p>Pulmonary</text:p>
          </table:table-cell>
          <table:table-cell table:style-name="ce6" table:formula="of:=[.C20]+1" office:value-type="float" office:value="30">
            <text:p>30</text:p>
          </table:table-cell>
          <table:table-cell table:style-name="ce6" office:value-type="string">
            <text:p>Pulmonary</text:p>
          </table:table-cell>
          <table:table-cell office:value-type="string">
            <text:p>none or no change</text:p>
          </table:table-cell>
          <table:table-cell table:style-name="ce6" office:value-type="string">
            <text:p>asymptomatic, with <text:span text:style-name="T1">abnormality in PFTs</text:span></text:p>
          </table:table-cell>
          <table:table-cell table:style-name="ce6" office:value-type="string">
            <text:p>dyspnea on significant exertion</text:p>
          </table:table-cell>
          <table:table-cell office:value-type="string">
            <text:p>d<text:span text:style-name="T1">yspnea at normal level of activity</text:span></text:p>
          </table:table-cell>
          <table:table-cell table:style-name="ce6" office:value-type="string">
            <text:p>dyspnea at rest</text:p>
          </table:table-cell>
          <table:table-cell table:formula="of:=CONCATENATE(&quot;INSERT INTO ECOGTCGroup(GroupId, title) VALUES(&quot;;[.A21];&quot;,'&quot;;[.B21];&quot;');&quot;)" office:value-type="string" office:string-value="INSERT INTO ECOGTCGroup(GroupId, title) VALUES(190,'Pulmonary');">
            <text:p>INSERT INTO ECOGTCGroup(GroupId, title) VALUES(190,'Pulmonary');</text:p>
          </table:table-cell>
          <table:table-cell table:formula="of:=CONCATENATE(&quot;INSERT INTO ECOGTCSubGroup(SubGroupId, GroupId, title) VALUES(&quot;;[.C21];&quot;,&quot;;[.A21];&quot;,'&quot;;[.D21];&quot;');&quot;)" office:value-type="string" office:string-value="INSERT INTO ECOGTCSubGroup(SubGroupId, GroupId, title) VALUES(30,190,'Pulmonary');">
            <text:p>INSERT INTO ECOGTCSubGroup(SubGroupId, GroupId, title) VALUES(30,190,'Pulmonary');</text:p>
          </table:table-cell>
          <table:table-cell table:number-columns-repeated="6"/>
          <table:table-cell table:formula="of:=CONCATENATE(&quot;INSERT INTO ECOGTCOptions(SubGroupId, title, grade) VALUES(&quot;;[.C21];&quot;,'&quot;;[.E21];&quot;',&quot;;0;&quot;);&quot;)" office:value-type="string" office:string-value="INSERT INTO ECOGTCOptions(SubGroupId, title, grade) VALUES(30,'none or no change',0);">
            <text:p>INSERT INTO ECOGTCOptions(SubGroupId, title, grade) VALUES(30,'none or no change',0);</text:p>
          </table:table-cell>
          <table:table-cell table:formula="of:=CONCATENATE(&quot;INSERT INTO ECOGTCOptions(SubGroupId, title, grade) VALUES(&quot;;[.C21];&quot;,'&quot;;[.F21];&quot;',&quot;;1;&quot;);&quot;)" office:value-type="string" office:string-value="INSERT INTO ECOGTCOptions(SubGroupId, title, grade) VALUES(30,'asymptomatic, with abnormality in PFTs',1);">
            <text:p>INSERT INTO ECOGTCOptions(SubGroupId, title, grade) VALUES(30,'asymptomatic, with abnormality in PFTs',1);</text:p>
          </table:table-cell>
          <table:table-cell table:formula="of:=CONCATENATE(&quot;INSERT INTO ECOGTCOptions(SubGroupId, title, grade) VALUES(&quot;;[.C21];&quot;,'&quot;;[.G21];&quot;',&quot;;2;&quot;);&quot;)" office:value-type="string" office:string-value="INSERT INTO ECOGTCOptions(SubGroupId, title, grade) VALUES(30,'dyspnea on significant exertion',2);">
            <text:p>INSERT INTO ECOGTCOptions(SubGroupId, title, grade) VALUES(30,'dyspnea on significant exertion',2);</text:p>
          </table:table-cell>
          <table:table-cell table:formula="of:=CONCATENATE(&quot;INSERT INTO ECOGTCOptions(SubGroupId, title, grade) VALUES(&quot;;[.C21];&quot;,'&quot;;[.H21];&quot;',&quot;;3;&quot;);&quot;)" office:value-type="string" office:string-value="INSERT INTO ECOGTCOptions(SubGroupId, title, grade) VALUES(30,'dyspnea at normal level of activity',3);">
            <text:p>INSERT INTO ECOGTCOptions(SubGroupId, title, grade) VALUES(30,'dyspnea at normal level of activity',3);</text:p>
          </table:table-cell>
          <table:table-cell table:formula="of:=CONCATENATE(&quot;INSERT INTO ECOGTCOptions(SubGroupId, title, grade) VALUES(&quot;;[.C21];&quot;,'&quot;;[.I21];&quot;',&quot;;4;&quot;);&quot;)" office:value-type="string" office:string-value="INSERT INTO ECOGTCOptions(SubGroupId, title, grade) VALUES(30,'dyspnea at rest',4);">
            <text:p>INSERT INTO ECOGTCOptions(SubGroupId, title, grade) VALUES(30,'dyspnea at rest',4);</text:p>
          </table:table-cell>
          <table:table-cell table:number-columns-repeated="10"/>
          <table:table-cell table:style-name="ce6" table:formula="of:=[.AG20]+1" office:value-type="float" office:value="30">
            <text:p>30</text:p>
          </table:table-cell>
          <table:table-cell table:style-name="ce6" table:formula="of:=[.AH20]+1" office:value-type="float" office:value="30">
            <text:p>30</text:p>
          </table:table-cell>
          <table:table-cell table:style-name="ce6" table:formula="of:=[.AI20]+1" office:value-type="float" office:value="30">
            <text:p>30</text:p>
          </table:table-cell>
          <table:table-cell table:style-name="ce6" table:formula="of:=[.AJ20]+1" office:value-type="float" office:value="30">
            <text:p>30</text:p>
          </table:table-cell>
          <table:table-cell table:style-name="ce6" table:formula="of:=[.AK20]+1" office:value-type="float" office:value="30">
            <text:p>30</text:p>
          </table:table-cell>
          <table:table-cell table:number-columns-repeated="987"/>
        </table:table-row>
        <table:table-row table:style-name="ro6">
          <table:table-cell office:value-type="float" office:value="200">
            <text:p>200</text:p>
          </table:table-cell>
          <table:table-cell table:style-name="ce6" office:value-type="string">
            <text:p>Cardiac</text:p>
          </table:table-cell>
          <table:table-cell table:style-name="ce6" table:formula="of:=[.C21]+1" office:value-type="float" office:value="31">
            <text:p>31</text:p>
          </table:table-cell>
          <table:table-cell table:style-name="ce6" office:value-type="string">
            <text:p>Cardiac dysrhythmias</text:p>
          </table:table-cell>
          <table:table-cell office:value-type="string">
            <text:p>none</text:p>
          </table:table-cell>
          <table:table-cell table:style-name="ce6" office:value-type="string">
            <text:p>asymptomatic, transient, requiring no therapy</text:p>
          </table:table-cell>
          <table:table-cell table:style-name="ce6" office:value-type="string">
            <text:p>recurrent or persistent, no therapy required</text:p>
          </table:table-cell>
          <table:table-cell table:style-name="ce6" office:value-type="string">
            <text:p>requires treatment</text:p>
          </table:table-cell>
          <table:table-cell table:style-name="ce6" office:value-type="string">
            <text:p>requires monitoring, or</text:p>
          </table:table-cell>
          <table:table-cell table:formula="of:=CONCATENATE(&quot;INSERT INTO ECOGTCGroup(GroupId, title) VALUES(&quot;;[.A22];&quot;,'&quot;;[.B22];&quot;');&quot;)" office:value-type="string" office:string-value="INSERT INTO ECOGTCGroup(GroupId, title) VALUES(200,'Cardiac');">
            <text:p>INSERT INTO ECOGTCGroup(GroupId, title) VALUES(200,'Cardiac');</text:p>
          </table:table-cell>
          <table:table-cell table:formula="of:=CONCATENATE(&quot;INSERT INTO ECOGTCSubGroup(SubGroupId, GroupId, title) VALUES(&quot;;[.C22];&quot;,&quot;;[.A22];&quot;,'&quot;;[.D22];&quot;');&quot;)" office:value-type="string" office:string-value="INSERT INTO ECOGTCSubGroup(SubGroupId, GroupId, title) VALUES(31,200,'Cardiac dysrhythmias');">
            <text:p>INSERT INTO ECOGTCSubGroup(SubGroupId, GroupId, title) VALUES(31,200,'Cardiac dysrhythmias');</text:p>
          </table:table-cell>
          <table:table-cell table:number-columns-repeated="6"/>
          <table:table-cell table:formula="of:=CONCATENATE(&quot;INSERT INTO ECOGTCOptions(SubGroupId, title, grade) VALUES(&quot;;[.C22];&quot;,'&quot;;[.E22];&quot;',&quot;;0;&quot;);&quot;)" office:value-type="string" office:string-value="INSERT INTO ECOGTCOptions(SubGroupId, title, grade) VALUES(31,'none',0);">
            <text:p>INSERT INTO ECOGTCOptions(SubGroupId, title, grade) VALUES(31,'none',0);</text:p>
          </table:table-cell>
          <table:table-cell table:formula="of:=CONCATENATE(&quot;INSERT INTO ECOGTCOptions(SubGroupId, title, grade) VALUES(&quot;;[.C22];&quot;,'&quot;;[.F22];&quot;',&quot;;1;&quot;);&quot;)" office:value-type="string" office:string-value="INSERT INTO ECOGTCOptions(SubGroupId, title, grade) VALUES(31,'asymptomatic, transient, requiring no therapy',1);">
            <text:p>INSERT INTO ECOGTCOptions(SubGroupId, title, grade) VALUES(31,'asymptomatic, transient, requiring no therapy',1);</text:p>
          </table:table-cell>
          <table:table-cell table:formula="of:=CONCATENATE(&quot;INSERT INTO ECOGTCOptions(SubGroupId, title, grade) VALUES(&quot;;[.C22];&quot;,'&quot;;[.G22];&quot;',&quot;;2;&quot;);&quot;)" office:value-type="string" office:string-value="INSERT INTO ECOGTCOptions(SubGroupId, title, grade) VALUES(31,'recurrent or persistent, no therapy required',2);">
            <text:p>INSERT INTO ECOGTCOptions(SubGroupId, title, grade) VALUES(31,'recurrent or persistent, no therapy required',2);</text:p>
          </table:table-cell>
          <table:table-cell table:formula="of:=CONCATENATE(&quot;INSERT INTO ECOGTCOptions(SubGroupId, title, grade) VALUES(&quot;;[.C22];&quot;,'&quot;;[.H22];&quot;',&quot;;3;&quot;);&quot;)" office:value-type="string" office:string-value="INSERT INTO ECOGTCOptions(SubGroupId, title, grade) VALUES(31,'requires treatment',3);">
            <text:p>INSERT INTO ECOGTCOptions(SubGroupId, title, grade) VALUES(31,'requires treatment',3);</text:p>
          </table:table-cell>
          <table:table-cell table:formula="of:=CONCATENATE(&quot;INSERT INTO ECOGTCOptions(SubGroupId, title, grade) VALUES(&quot;;[.C22];&quot;,'&quot;;[.I22];&quot;',&quot;;4;&quot;);&quot;)" office:value-type="string" office:string-value="INSERT INTO ECOGTCOptions(SubGroupId, title, grade) VALUES(31,'requires monitoring, or',4);">
            <text:p>INSERT INTO ECOGTCOptions(SubGroupId, title, grade) VALUES(31,'requires monitoring, or',4);</text:p>
          </table:table-cell>
          <table:table-cell table:number-columns-repeated="10"/>
          <table:table-cell table:style-name="ce6" table:formula="of:=[.AG21]+1" office:value-type="float" office:value="31">
            <text:p>31</text:p>
          </table:table-cell>
          <table:table-cell table:style-name="ce6" table:formula="of:=[.AH21]+1" office:value-type="float" office:value="31">
            <text:p>31</text:p>
          </table:table-cell>
          <table:table-cell table:style-name="ce6" table:formula="of:=[.AI21]+1" office:value-type="float" office:value="31">
            <text:p>31</text:p>
          </table:table-cell>
          <table:table-cell table:style-name="ce6" table:formula="of:=[.AJ21]+1" office:value-type="float" office:value="31">
            <text:p>31</text:p>
          </table:table-cell>
          <table:table-cell table:style-name="ce6" table:formula="of:=[.AK21]+1" office:value-type="float" office:value="31">
            <text:p>31</text:p>
          </table:table-cell>
          <table:table-cell table:number-columns-repeated="987"/>
        </table:table-row>
        <table:table-row table:style-name="ro3">
          <table:table-cell office:value-type="float" office:value="200">
            <text:p>200</text:p>
          </table:table-cell>
          <table:table-cell table:style-name="ce6" office:value-type="string">
            <text:p>Cardiac</text:p>
          </table:table-cell>
          <table:table-cell table:style-name="ce6" table:formula="of:=[.C22]+1" office:value-type="float" office:value="32">
            <text:p>32</text:p>
          </table:table-cell>
          <table:table-cell office:value-type="string">
            <text:p>Cardiac function</text:p>
          </table:table-cell>
          <table:table-cell office:value-type="string">
            <text:p>none</text:p>
          </table:table-cell>
          <table:table-cell table:style-name="ce6" office:value-type="string">
            <text:p>asymptomatic, decline of resting ejection fraction by less than 20% of baseline value</text:p>
          </table:table-cell>
          <table:table-cell table:style-name="ce6" office:value-type="string">
            <text:p>asymptomatic, decline of resting ejection fraction by more than 20% of baseline value</text:p>
          </table:table-cell>
          <table:table-cell table:style-name="ce6" office:value-type="string">
            <text:p>mild CHF, responsive to therapy</text:p>
          </table:table-cell>
          <table:table-cell table:style-name="ce6" office:value-type="string">
            <text:p>hypotension or ventricular tachycardia or fibrillation</text:p>
          </table:table-cell>
          <table:table-cell table:formula="of:=CONCATENATE(&quot;INSERT INTO ECOGTCGroup(GroupId, title) VALUES(&quot;;[.A23];&quot;,'&quot;;[.B23];&quot;');&quot;)" office:value-type="string" office:string-value="INSERT INTO ECOGTCGroup(GroupId, title) VALUES(200,'Cardiac');">
            <text:p>INSERT INTO ECOGTCGroup(GroupId, title) VALUES(200,'Cardiac');</text:p>
          </table:table-cell>
          <table:table-cell table:formula="of:=CONCATENATE(&quot;INSERT INTO ECOGTCSubGroup(SubGroupId, GroupId, title) VALUES(&quot;;[.C23];&quot;,&quot;;[.A23];&quot;,'&quot;;[.D23];&quot;');&quot;)" office:value-type="string" office:string-value="INSERT INTO ECOGTCSubGroup(SubGroupId, GroupId, title) VALUES(32,200,'Cardiac function');">
            <text:p>INSERT INTO ECOGTCSubGroup(SubGroupId, GroupId, title) VALUES(32,200,'Cardiac function');</text:p>
          </table:table-cell>
          <table:table-cell table:number-columns-repeated="6"/>
          <table:table-cell table:formula="of:=CONCATENATE(&quot;INSERT INTO ECOGTCOptions(SubGroupId, title, grade) VALUES(&quot;;[.C23];&quot;,'&quot;;[.E23];&quot;',&quot;;0;&quot;);&quot;)" office:value-type="string" office:string-value="INSERT INTO ECOGTCOptions(SubGroupId, title, grade) VALUES(32,'none',0);">
            <text:p>INSERT INTO ECOGTCOptions(SubGroupId, title, grade) VALUES(32,'none',0);</text:p>
          </table:table-cell>
          <table:table-cell table:formula="of:=CONCATENATE(&quot;INSERT INTO ECOGTCOptions(SubGroupId, title, grade) VALUES(&quot;;[.C23];&quot;,'&quot;;[.F23];&quot;',&quot;;1;&quot;);&quot;)" office:value-type="string" office:string-value="INSERT INTO ECOGTCOptions(SubGroupId, title, grade) VALUES(32,'asymptomatic, decline of resting ejection fraction by less than 20% of baseline value',1);">
            <text:p>INSERT INTO ECOGTCOptions(SubGroupId, title, grade) VALUES(32,'asymptomatic, decline of resting ejection fraction by less than 20% of baseline value',1);</text:p>
          </table:table-cell>
          <table:table-cell table:formula="of:=CONCATENATE(&quot;INSERT INTO ECOGTCOptions(SubGroupId, title, grade) VALUES(&quot;;[.C23];&quot;,'&quot;;[.G23];&quot;',&quot;;2;&quot;);&quot;)" office:value-type="string" office:string-value="INSERT INTO ECOGTCOptions(SubGroupId, title, grade) VALUES(32,'asymptomatic, decline of resting ejection fraction by more than 20% of baseline value',2);">
            <text:p>INSERT INTO ECOGTCOptions(SubGroupId, title, grade) VALUES(32,'asymptomatic, decline of resting ejection fraction by more than 20% of baseline value',2);</text:p>
          </table:table-cell>
          <table:table-cell table:formula="of:=CONCATENATE(&quot;INSERT INTO ECOGTCOptions(SubGroupId, title, grade) VALUES(&quot;;[.C23];&quot;,'&quot;;[.H23];&quot;',&quot;;3;&quot;);&quot;)" office:value-type="string" office:string-value="INSERT INTO ECOGTCOptions(SubGroupId, title, grade) VALUES(32,'mild CHF, responsive to therapy',3);">
            <text:p>INSERT INTO ECOGTCOptions(SubGroupId, title, grade) VALUES(32,'mild CHF, responsive to therapy',3);</text:p>
          </table:table-cell>
          <table:table-cell table:formula="of:=CONCATENATE(&quot;INSERT INTO ECOGTCOptions(SubGroupId, title, grade) VALUES(&quot;;[.C23];&quot;,'&quot;;[.I23];&quot;',&quot;;4;&quot;);&quot;)" office:value-type="string" office:string-value="INSERT INTO ECOGTCOptions(SubGroupId, title, grade) VALUES(32,'hypotension or ventricular tachycardia or fibrillation',4);">
            <text:p>INSERT INTO ECOGTCOptions(SubGroupId, title, grade) VALUES(32,'hypotension or ventricular tachycardia or fibrillation',4);</text:p>
          </table:table-cell>
          <table:table-cell table:number-columns-repeated="10"/>
          <table:table-cell table:style-name="ce6" table:formula="of:=[.AG22]+1" office:value-type="float" office:value="32">
            <text:p>32</text:p>
          </table:table-cell>
          <table:table-cell table:style-name="ce6" table:formula="of:=[.AH22]+1" office:value-type="float" office:value="32">
            <text:p>32</text:p>
          </table:table-cell>
          <table:table-cell table:style-name="ce6" table:formula="of:=[.AI22]+1" office:value-type="float" office:value="32">
            <text:p>32</text:p>
          </table:table-cell>
          <table:table-cell table:style-name="ce6" table:formula="of:=[.AJ22]+1" office:value-type="float" office:value="32">
            <text:p>32</text:p>
          </table:table-cell>
          <table:table-cell table:style-name="ce6" table:formula="of:=[.AK22]+1" office:value-type="float" office:value="32">
            <text:p>32</text:p>
          </table:table-cell>
          <table:table-cell table:number-columns-repeated="987"/>
        </table:table-row>
        <table:table-row table:style-name="ro6">
          <table:table-cell office:value-type="float" office:value="200">
            <text:p>200</text:p>
          </table:table-cell>
          <table:table-cell table:style-name="ce6" office:value-type="string">
            <text:p>Cardiac</text:p>
          </table:table-cell>
          <table:table-cell table:style-name="ce6" table:formula="of:=[.C23]+1" office:value-type="float" office:value="33">
            <text:p>33</text:p>
          </table:table-cell>
          <table:table-cell office:value-type="string">
            <text:p>Cardiac—ischemia</text:p>
          </table:table-cell>
          <table:table-cell office:value-type="string">
            <text:p>none</text:p>
          </table:table-cell>
          <table:table-cell table:style-name="ce6" office:value-type="string">
            <text:p>non-specific T-wave flattening</text:p>
          </table:table-cell>
          <table:table-cell table:style-name="ce6" office:value-type="string">
            <text:p>asymptomatic, ST and T wave changes suggesting ischemia</text:p>
          </table:table-cell>
          <table:table-cell table:style-name="ce6" office:value-type="string">
            <text:p>angina without evidence for infarction</text:p>
          </table:table-cell>
          <table:table-cell office:value-type="string">
            <text:p>a<text:span text:style-name="T1">cute myocardial infarction</text:span></text:p>
          </table:table-cell>
          <table:table-cell table:formula="of:=CONCATENATE(&quot;INSERT INTO ECOGTCGroup(GroupId, title) VALUES(&quot;;[.A24];&quot;,'&quot;;[.B24];&quot;');&quot;)" office:value-type="string" office:string-value="INSERT INTO ECOGTCGroup(GroupId, title) VALUES(200,'Cardiac');">
            <text:p>INSERT INTO ECOGTCGroup(GroupId, title) VALUES(200,'Cardiac');</text:p>
          </table:table-cell>
          <table:table-cell table:formula="of:=CONCATENATE(&quot;INSERT INTO ECOGTCSubGroup(SubGroupId, GroupId, title) VALUES(&quot;;[.C24];&quot;,&quot;;[.A24];&quot;,'&quot;;[.D24];&quot;');&quot;)" office:value-type="string" office:string-value="INSERT INTO ECOGTCSubGroup(SubGroupId, GroupId, title) VALUES(33,200,'Cardiac—ischemia');">
            <text:p>INSERT INTO ECOGTCSubGroup(SubGroupId, GroupId, title) VALUES(33,200,'Cardiac—ischemia');</text:p>
          </table:table-cell>
          <table:table-cell table:number-columns-repeated="6"/>
          <table:table-cell table:formula="of:=CONCATENATE(&quot;INSERT INTO ECOGTCOptions(SubGroupId, title, grade) VALUES(&quot;;[.C24];&quot;,'&quot;;[.E24];&quot;',&quot;;0;&quot;);&quot;)" office:value-type="string" office:string-value="INSERT INTO ECOGTCOptions(SubGroupId, title, grade) VALUES(33,'none',0);">
            <text:p>INSERT INTO ECOGTCOptions(SubGroupId, title, grade) VALUES(33,'none',0);</text:p>
          </table:table-cell>
          <table:table-cell table:formula="of:=CONCATENATE(&quot;INSERT INTO ECOGTCOptions(SubGroupId, title, grade) VALUES(&quot;;[.C24];&quot;,'&quot;;[.F24];&quot;',&quot;;1;&quot;);&quot;)" office:value-type="string" office:string-value="INSERT INTO ECOGTCOptions(SubGroupId, title, grade) VALUES(33,'non-specific T-wave flattening',1);">
            <text:p>INSERT INTO ECOGTCOptions(SubGroupId, title, grade) VALUES(33,'non-specific T-wave flattening',1);</text:p>
          </table:table-cell>
          <table:table-cell table:formula="of:=CONCATENATE(&quot;INSERT INTO ECOGTCOptions(SubGroupId, title, grade) VALUES(&quot;;[.C24];&quot;,'&quot;;[.G24];&quot;',&quot;;2;&quot;);&quot;)" office:value-type="string" office:string-value="INSERT INTO ECOGTCOptions(SubGroupId, title, grade) VALUES(33,'asymptomatic, ST and T wave changes suggesting ischemia',2);">
            <text:p>INSERT INTO ECOGTCOptions(SubGroupId, title, grade) VALUES(33,'asymptomatic, ST and T wave changes suggesting ischemia',2);</text:p>
          </table:table-cell>
          <table:table-cell table:formula="of:=CONCATENATE(&quot;INSERT INTO ECOGTCOptions(SubGroupId, title, grade) VALUES(&quot;;[.C24];&quot;,'&quot;;[.H24];&quot;',&quot;;3;&quot;);&quot;)" office:value-type="string" office:string-value="INSERT INTO ECOGTCOptions(SubGroupId, title, grade) VALUES(33,'angina without evidence for infarction',3);">
            <text:p>INSERT INTO ECOGTCOptions(SubGroupId, title, grade) VALUES(33,'angina without evidence for infarction',3);</text:p>
          </table:table-cell>
          <table:table-cell table:formula="of:=CONCATENATE(&quot;INSERT INTO ECOGTCOptions(SubGroupId, title, grade) VALUES(&quot;;[.C24];&quot;,'&quot;;[.I24];&quot;',&quot;;4;&quot;);&quot;)" office:value-type="string" office:string-value="INSERT INTO ECOGTCOptions(SubGroupId, title, grade) VALUES(33,'acute myocardial infarction',4);">
            <text:p>INSERT INTO ECOGTCOptions(SubGroupId, title, grade) VALUES(33,'acute myocardial infarction',4);</text:p>
          </table:table-cell>
          <table:table-cell table:number-columns-repeated="10"/>
          <table:table-cell table:style-name="ce6" table:formula="of:=[.AG23]+1" office:value-type="float" office:value="33">
            <text:p>33</text:p>
          </table:table-cell>
          <table:table-cell table:style-name="ce6" table:formula="of:=[.AH23]+1" office:value-type="float" office:value="33">
            <text:p>33</text:p>
          </table:table-cell>
          <table:table-cell table:style-name="ce6" table:formula="of:=[.AI23]+1" office:value-type="float" office:value="33">
            <text:p>33</text:p>
          </table:table-cell>
          <table:table-cell table:style-name="ce6" table:formula="of:=[.AJ23]+1" office:value-type="float" office:value="33">
            <text:p>33</text:p>
          </table:table-cell>
          <table:table-cell table:style-name="ce6" table:formula="of:=[.AK23]+1" office:value-type="float" office:value="33">
            <text:p>33</text:p>
          </table:table-cell>
          <table:table-cell table:number-columns-repeated="987"/>
        </table:table-row>
        <table:table-row table:style-name="ro3">
          <table:table-cell office:value-type="float" office:value="200">
            <text:p>200</text:p>
          </table:table-cell>
          <table:table-cell table:style-name="ce6" office:value-type="string">
            <text:p>Cardiac</text:p>
          </table:table-cell>
          <table:table-cell table:style-name="ce6" table:formula="of:=[.C24]+1" office:value-type="float" office:value="34">
            <text:p>34</text:p>
          </table:table-cell>
          <table:table-cell office:value-type="string">
            <text:p>Cardiac –pericardial</text:p>
          </table:table-cell>
          <table:table-cell office:value-type="string">
            <text:p>none</text:p>
          </table:table-cell>
          <table:table-cell office:value-type="string">
            <text:p>asymptomatic effusion, no intervension required</text:p>
          </table:table-cell>
          <table:table-cell table:style-name="ce6" office:value-type="string">
            <text:p>pericarditis (rub, chest pain, ECG changes)</text:p>
          </table:table-cell>
          <table:table-cell table:style-name="ce6" office:value-type="string">
            <text:p>symptomatic effusion; drainage required</text:p>
          </table:table-cell>
          <table:table-cell table:style-name="ce6" office:value-type="string">
            <text:p>tamponade; drainage urgently required</text:p>
          </table:table-cell>
          <table:table-cell table:formula="of:=CONCATENATE(&quot;INSERT INTO ECOGTCGroup(GroupId, title) VALUES(&quot;;[.A25];&quot;,'&quot;;[.B25];&quot;');&quot;)" office:value-type="string" office:string-value="INSERT INTO ECOGTCGroup(GroupId, title) VALUES(200,'Cardiac');">
            <text:p>INSERT INTO ECOGTCGroup(GroupId, title) VALUES(200,'Cardiac');</text:p>
          </table:table-cell>
          <table:table-cell table:formula="of:=CONCATENATE(&quot;INSERT INTO ECOGTCSubGroup(SubGroupId, GroupId, title) VALUES(&quot;;[.C25];&quot;,&quot;;[.A25];&quot;,'&quot;;[.D25];&quot;');&quot;)" office:value-type="string" office:string-value="INSERT INTO ECOGTCSubGroup(SubGroupId, GroupId, title) VALUES(34,200,'Cardiac –pericardial');">
            <text:p>INSERT INTO ECOGTCSubGroup(SubGroupId, GroupId, title) VALUES(34,200,'Cardiac –pericardial');</text:p>
          </table:table-cell>
          <table:table-cell table:number-columns-repeated="6"/>
          <table:table-cell table:formula="of:=CONCATENATE(&quot;INSERT INTO ECOGTCOptions(SubGroupId, title, grade) VALUES(&quot;;[.C25];&quot;,'&quot;;[.E25];&quot;',&quot;;0;&quot;);&quot;)" office:value-type="string" office:string-value="INSERT INTO ECOGTCOptions(SubGroupId, title, grade) VALUES(34,'none',0);">
            <text:p>INSERT INTO ECOGTCOptions(SubGroupId, title, grade) VALUES(34,'none',0);</text:p>
          </table:table-cell>
          <table:table-cell table:formula="of:=CONCATENATE(&quot;INSERT INTO ECOGTCOptions(SubGroupId, title, grade) VALUES(&quot;;[.C25];&quot;,'&quot;;[.F25];&quot;',&quot;;1;&quot;);&quot;)" office:value-type="string" office:string-value="INSERT INTO ECOGTCOptions(SubGroupId, title, grade) VALUES(34,'asymptomatic effusion, no intervension required',1);">
            <text:p>INSERT INTO ECOGTCOptions(SubGroupId, title, grade) VALUES(34,'asymptomatic effusion, no intervension required',1);</text:p>
          </table:table-cell>
          <table:table-cell table:formula="of:=CONCATENATE(&quot;INSERT INTO ECOGTCOptions(SubGroupId, title, grade) VALUES(&quot;;[.C25];&quot;,'&quot;;[.G25];&quot;',&quot;;2;&quot;);&quot;)" office:value-type="string" office:string-value="INSERT INTO ECOGTCOptions(SubGroupId, title, grade) VALUES(34,'pericarditis (rub, chest pain, ECG changes)',2);">
            <text:p>INSERT INTO ECOGTCOptions(SubGroupId, title, grade) VALUES(34,'pericarditis (rub, chest pain, ECG changes)',2);</text:p>
          </table:table-cell>
          <table:table-cell table:formula="of:=CONCATENATE(&quot;INSERT INTO ECOGTCOptions(SubGroupId, title, grade) VALUES(&quot;;[.C25];&quot;,'&quot;;[.H25];&quot;',&quot;;3;&quot;);&quot;)" office:value-type="string" office:string-value="INSERT INTO ECOGTCOptions(SubGroupId, title, grade) VALUES(34,'symptomatic effusion; drainage required',3);">
            <text:p>INSERT INTO ECOGTCOptions(SubGroupId, title, grade) VALUES(34,'symptomatic effusion; drainage required',3);</text:p>
          </table:table-cell>
          <table:table-cell table:formula="of:=CONCATENATE(&quot;INSERT INTO ECOGTCOptions(SubGroupId, title, grade) VALUES(&quot;;[.C25];&quot;,'&quot;;[.I25];&quot;',&quot;;4;&quot;);&quot;)" office:value-type="string" office:string-value="INSERT INTO ECOGTCOptions(SubGroupId, title, grade) VALUES(34,'tamponade; drainage urgently required',4);">
            <text:p>INSERT INTO ECOGTCOptions(SubGroupId, title, grade) VALUES(34,'tamponade; drainage urgently required',4);</text:p>
          </table:table-cell>
          <table:table-cell table:number-columns-repeated="10"/>
          <table:table-cell table:style-name="ce6" table:formula="of:=[.AG24]+1" office:value-type="float" office:value="34">
            <text:p>34</text:p>
          </table:table-cell>
          <table:table-cell table:style-name="ce6" table:formula="of:=[.AH24]+1" office:value-type="float" office:value="34">
            <text:p>34</text:p>
          </table:table-cell>
          <table:table-cell table:style-name="ce6" table:formula="of:=[.AI24]+1" office:value-type="float" office:value="34">
            <text:p>34</text:p>
          </table:table-cell>
          <table:table-cell table:style-name="ce6" table:formula="of:=[.AJ24]+1" office:value-type="float" office:value="34">
            <text:p>34</text:p>
          </table:table-cell>
          <table:table-cell table:style-name="ce6" table:formula="of:=[.AK24]+1" office:value-type="float" office:value="34">
            <text:p>34</text:p>
          </table:table-cell>
          <table:table-cell table:number-columns-repeated="987"/>
        </table:table-row>
        <table:table-row table:style-name="ro7">
          <table:table-cell office:value-type="float" office:value="210">
            <text:p>210</text:p>
          </table:table-cell>
          <table:table-cell table:style-name="ce7" office:value-type="string">
            <text:p>Blood Pressure</text:p>
          </table:table-cell>
          <table:table-cell table:style-name="ce6" table:formula="of:=[.C25]+1" office:value-type="float" office:value="35">
            <text:p>35</text:p>
          </table:table-cell>
          <table:table-cell table:style-name="ce7" office:value-type="string">
            <text:p>Hypertension</text:p>
          </table:table-cell>
          <table:table-cell office:value-type="string">
            <text:p>none or no change</text:p>
          </table:table-cell>
          <table:table-cell table:style-name="ce7" office:value-type="string">
            <text:p>asymptomatic, transient increase by &gt;20 mm Hg<text:span text:style-name="T1">(D) or to &gt;150/100 if previously WNL. No treatment required</text:span></text:p>
          </table:table-cell>
          <table:table-cell table:style-name="ce7" office:value-type="string">
            <text:p>recurrent or persistent increase by &gt;20 mm Hg</text:p>
          </table:table-cell>
          <table:table-cell table:style-name="ce7" office:value-type="string">
            <text:p>requires therapy</text:p>
          </table:table-cell>
          <table:table-cell table:style-name="ce7" office:value-type="string">
            <text:p>hypertensive crisis</text:p>
          </table:table-cell>
          <table:table-cell table:formula="of:=CONCATENATE(&quot;INSERT INTO ECOGTCGroup(GroupId, title) VALUES(&quot;;[.A26];&quot;,'&quot;;[.B26];&quot;');&quot;)" office:value-type="string" office:string-value="INSERT INTO ECOGTCGroup(GroupId, title) VALUES(210,'Blood Pressure');">
            <text:p>INSERT INTO ECOGTCGroup(GroupId, title) VALUES(210,'Blood Pressure');</text:p>
          </table:table-cell>
          <table:table-cell table:formula="of:=CONCATENATE(&quot;INSERT INTO ECOGTCSubGroup(SubGroupId, GroupId, title) VALUES(&quot;;[.C26];&quot;,&quot;;[.A26];&quot;,'&quot;;[.D26];&quot;');&quot;)" office:value-type="string" office:string-value="INSERT INTO ECOGTCSubGroup(SubGroupId, GroupId, title) VALUES(35,210,'Hypertension');">
            <text:p>INSERT INTO ECOGTCSubGroup(SubGroupId, GroupId, title) VALUES(35,210,'Hypertension');</text:p>
          </table:table-cell>
          <table:table-cell table:number-columns-repeated="6"/>
          <table:table-cell table:formula="of:=CONCATENATE(&quot;INSERT INTO ECOGTCOptions(SubGroupId, title, grade) VALUES(&quot;;[.C26];&quot;,'&quot;;[.E26];&quot;',&quot;;0;&quot;);&quot;)" office:value-type="string" office:string-value="INSERT INTO ECOGTCOptions(SubGroupId, title, grade) VALUES(35,'none or no change',0);">
            <text:p>INSERT INTO ECOGTCOptions(SubGroupId, title, grade) VALUES(35,'none or no change',0);</text:p>
          </table:table-cell>
          <table:table-cell table:formula="of:=CONCATENATE(&quot;INSERT INTO ECOGTCOptions(SubGroupId, title, grade) VALUES(&quot;;[.C26];&quot;,'&quot;;[.F26];&quot;',&quot;;1;&quot;);&quot;)" office:value-type="string" office:string-value="INSERT INTO ECOGTCOptions(SubGroupId, title, grade) VALUES(35,'asymptomatic, transient increase by &gt;20 mm Hg(D) or to &gt;150/100 if previously WNL. No treatment required',1);">
            <text:p>INSERT INTO ECOGTCOptions(SubGroupId, title, grade) VALUES(35,'asymptomatic, transient increase by &gt;20 mm Hg(D) or to &gt;150/100 if previously WNL. No treatment required',1);</text:p>
          </table:table-cell>
          <table:table-cell table:formula="of:=CONCATENATE(&quot;INSERT INTO ECOGTCOptions(SubGroupId, title, grade) VALUES(&quot;;[.C26];&quot;,'&quot;;[.G26];&quot;',&quot;;2;&quot;);&quot;)" office:value-type="string" office:string-value="INSERT INTO ECOGTCOptions(SubGroupId, title, grade) VALUES(35,'recurrent or persistent increase by &gt;20 mm Hg',2);">
            <text:p>INSERT INTO ECOGTCOptions(SubGroupId, title, grade) VALUES(35,'recurrent or persistent increase by &gt;20 mm Hg',2);</text:p>
          </table:table-cell>
          <table:table-cell table:formula="of:=CONCATENATE(&quot;INSERT INTO ECOGTCOptions(SubGroupId, title, grade) VALUES(&quot;;[.C26];&quot;,'&quot;;[.H26];&quot;',&quot;;3;&quot;);&quot;)" office:value-type="string" office:string-value="INSERT INTO ECOGTCOptions(SubGroupId, title, grade) VALUES(35,'requires therapy',3);">
            <text:p>INSERT INTO ECOGTCOptions(SubGroupId, title, grade) VALUES(35,'requires therapy',3);</text:p>
          </table:table-cell>
          <table:table-cell table:formula="of:=CONCATENATE(&quot;INSERT INTO ECOGTCOptions(SubGroupId, title, grade) VALUES(&quot;;[.C26];&quot;,'&quot;;[.I26];&quot;',&quot;;4;&quot;);&quot;)" office:value-type="string" office:string-value="INSERT INTO ECOGTCOptions(SubGroupId, title, grade) VALUES(35,'hypertensive crisis',4);">
            <text:p>INSERT INTO ECOGTCOptions(SubGroupId, title, grade) VALUES(35,'hypertensive crisis',4);</text:p>
          </table:table-cell>
          <table:table-cell table:number-columns-repeated="10"/>
          <table:table-cell table:style-name="ce6" table:formula="of:=[.AG25]+1" office:value-type="float" office:value="35">
            <text:p>35</text:p>
          </table:table-cell>
          <table:table-cell table:style-name="ce6" table:formula="of:=[.AH25]+1" office:value-type="float" office:value="35">
            <text:p>35</text:p>
          </table:table-cell>
          <table:table-cell table:style-name="ce6" table:formula="of:=[.AI25]+1" office:value-type="float" office:value="35">
            <text:p>35</text:p>
          </table:table-cell>
          <table:table-cell table:style-name="ce6" table:formula="of:=[.AJ25]+1" office:value-type="float" office:value="35">
            <text:p>35</text:p>
          </table:table-cell>
          <table:table-cell table:style-name="ce6" table:formula="of:=[.AK25]+1" office:value-type="float" office:value="35">
            <text:p>35</text:p>
          </table:table-cell>
          <table:table-cell table:number-columns-repeated="987"/>
        </table:table-row>
        <table:table-row table:style-name="ro8">
          <table:table-cell office:value-type="float" office:value="210">
            <text:p>210</text:p>
          </table:table-cell>
          <table:table-cell table:style-name="ce7" office:value-type="string">
            <text:p>Blood Pressure</text:p>
          </table:table-cell>
          <table:table-cell table:style-name="ce6" table:formula="of:=[.C26]+1" office:value-type="float" office:value="36">
            <text:p>36</text:p>
          </table:table-cell>
          <table:table-cell table:style-name="ce7" office:value-type="string">
            <text:p>Hypotension</text:p>
          </table:table-cell>
          <table:table-cell office:value-type="string">
            <text:p>none or no change</text:p>
          </table:table-cell>
          <table:table-cell table:style-name="ce7" office:value-type="string">
            <text:p>changes requiring no therapy (including transient orthostatic hypotension)</text:p>
          </table:table-cell>
          <table:table-cell table:style-name="ce7" office:value-type="string">
            <text:p>requires fluid replacement or other therapy but not hospitalization</text:p>
          </table:table-cell>
          <table:table-cell table:style-name="ce7" office:value-type="string">
            <text:p>requires therapy and hospitalization; resolves within 48 hours of stopping the agent</text:p>
          </table:table-cell>
          <table:table-cell table:style-name="ce7" office:value-type="string">
            <text:p>requires therapy and hospitalization for &gt;48 hours after stopping the agent</text:p>
          </table:table-cell>
          <table:table-cell table:formula="of:=CONCATENATE(&quot;INSERT INTO ECOGTCGroup(GroupId, title) VALUES(&quot;;[.A27];&quot;,'&quot;;[.B27];&quot;');&quot;)" office:value-type="string" office:string-value="INSERT INTO ECOGTCGroup(GroupId, title) VALUES(210,'Blood Pressure');">
            <text:p>INSERT INTO ECOGTCGroup(GroupId, title) VALUES(210,'Blood Pressure');</text:p>
          </table:table-cell>
          <table:table-cell table:formula="of:=CONCATENATE(&quot;INSERT INTO ECOGTCSubGroup(SubGroupId, GroupId, title) VALUES(&quot;;[.C27];&quot;,&quot;;[.A27];&quot;,'&quot;;[.D27];&quot;');&quot;)" office:value-type="string" office:string-value="INSERT INTO ECOGTCSubGroup(SubGroupId, GroupId, title) VALUES(36,210,'Hypotension');">
            <text:p>INSERT INTO ECOGTCSubGroup(SubGroupId, GroupId, title) VALUES(36,210,'Hypotension');</text:p>
          </table:table-cell>
          <table:table-cell table:number-columns-repeated="6"/>
          <table:table-cell table:formula="of:=CONCATENATE(&quot;INSERT INTO ECOGTCOptions(SubGroupId, title, grade) VALUES(&quot;;[.C27];&quot;,'&quot;;[.E27];&quot;',&quot;;0;&quot;);&quot;)" office:value-type="string" office:string-value="INSERT INTO ECOGTCOptions(SubGroupId, title, grade) VALUES(36,'none or no change',0);">
            <text:p>INSERT INTO ECOGTCOptions(SubGroupId, title, grade) VALUES(36,'none or no change',0);</text:p>
          </table:table-cell>
          <table:table-cell table:formula="of:=CONCATENATE(&quot;INSERT INTO ECOGTCOptions(SubGroupId, title, grade) VALUES(&quot;;[.C27];&quot;,'&quot;;[.F27];&quot;',&quot;;1;&quot;);&quot;)" office:value-type="string" office:string-value="INSERT INTO ECOGTCOptions(SubGroupId, title, grade) VALUES(36,'changes requiring no therapy (including transient orthostatic hypotension)',1);">
            <text:p>INSERT INTO ECOGTCOptions(SubGroupId, title, grade) VALUES(36,'changes requiring no therapy (including transient orthostatic hypotension)',1);</text:p>
          </table:table-cell>
          <table:table-cell table:formula="of:=CONCATENATE(&quot;INSERT INTO ECOGTCOptions(SubGroupId, title, grade) VALUES(&quot;;[.C27];&quot;,'&quot;;[.G27];&quot;',&quot;;2;&quot;);&quot;)" office:value-type="string" office:string-value="INSERT INTO ECOGTCOptions(SubGroupId, title, grade) VALUES(36,'requires fluid replacement or other therapy but not hospitalization',2);">
            <text:p>INSERT INTO ECOGTCOptions(SubGroupId, title, grade) VALUES(36,'requires fluid replacement or other therapy but not hospitalization',2);</text:p>
          </table:table-cell>
          <table:table-cell table:formula="of:=CONCATENATE(&quot;INSERT INTO ECOGTCOptions(SubGroupId, title, grade) VALUES(&quot;;[.C27];&quot;,'&quot;;[.H27];&quot;',&quot;;3;&quot;);&quot;)" office:value-type="string" office:string-value="INSERT INTO ECOGTCOptions(SubGroupId, title, grade) VALUES(36,'requires therapy and hospitalization; resolves within 48 hours of stopping the agent',3);">
            <text:p>INSERT INTO ECOGTCOptions(SubGroupId, title, grade) VALUES(36,'requires therapy and hospitalization; resolves within 48 hours of stopping the agent',3);</text:p>
          </table:table-cell>
          <table:table-cell table:formula="of:=CONCATENATE(&quot;INSERT INTO ECOGTCOptions(SubGroupId, title, grade) VALUES(&quot;;[.C27];&quot;,'&quot;;[.I27];&quot;',&quot;;4;&quot;);&quot;)" office:value-type="string" office:string-value="INSERT INTO ECOGTCOptions(SubGroupId, title, grade) VALUES(36,'requires therapy and hospitalization for &gt;48 hours after stopping the agent',4);">
            <text:p>INSERT INTO ECOGTCOptions(SubGroupId, title, grade) VALUES(36,'requires therapy and hospitalization for &gt;48 hours after stopping the agent',4);</text:p>
          </table:table-cell>
          <table:table-cell table:number-columns-repeated="10"/>
          <table:table-cell table:style-name="ce6" table:formula="of:=[.AG26]+1" office:value-type="float" office:value="36">
            <text:p>36</text:p>
          </table:table-cell>
          <table:table-cell table:style-name="ce6" table:formula="of:=[.AH26]+1" office:value-type="float" office:value="36">
            <text:p>36</text:p>
          </table:table-cell>
          <table:table-cell table:style-name="ce6" table:formula="of:=[.AI26]+1" office:value-type="float" office:value="36">
            <text:p>36</text:p>
          </table:table-cell>
          <table:table-cell table:style-name="ce6" table:formula="of:=[.AJ26]+1" office:value-type="float" office:value="36">
            <text:p>36</text:p>
          </table:table-cell>
          <table:table-cell table:style-name="ce6" table:formula="of:=[.AK26]+1" office:value-type="float" office:value="36">
            <text:p>36</text:p>
          </table:table-cell>
          <table:table-cell table:number-columns-repeated="987"/>
        </table:table-row>
        <table:table-row table:style-name="ro7">
          <table:table-cell office:value-type="float" office:value="220">
            <text:p>220</text:p>
          </table:table-cell>
          <table:table-cell table:style-name="ce7" office:value-type="string">
            <text:p>Skin</text:p>
          </table:table-cell>
          <table:table-cell table:style-name="ce6" table:formula="of:=[.C27]+1" office:value-type="float" office:value="37">
            <text:p>37</text:p>
          </table:table-cell>
          <table:table-cell table:style-name="ce7" office:value-type="string">
            <text:p>Skin</text:p>
          </table:table-cell>
          <table:table-cell office:value-type="string">
            <text:p>none or no change</text:p>
          </table:table-cell>
          <table:table-cell table:style-name="ce7" office:value-type="string">
            <text:p>scattered macular or papular eruption or erythema that is asymptomatic</text:p>
          </table:table-cell>
          <table:table-cell table:style-name="ce7" office:value-type="string">
            <text:p>scattered macular or papular eruption or erythema with pruritus or other associated symptoms</text:p>
          </table:table-cell>
          <table:table-cell table:style-name="ce7" office:value-type="string">
            <text:p>generalized symptomatic macular, papular or vesicular eruption</text:p>
          </table:table-cell>
          <table:table-cell table:style-name="ce7" office:value-type="string">
            <text:p>exfoliative dermatitis or ulcerating dermatitis</text:p>
          </table:table-cell>
          <table:table-cell table:formula="of:=CONCATENATE(&quot;INSERT INTO ECOGTCGroup(GroupId, title) VALUES(&quot;;[.A28];&quot;,'&quot;;[.B28];&quot;');&quot;)" office:value-type="string" office:string-value="INSERT INTO ECOGTCGroup(GroupId, title) VALUES(220,'Skin');">
            <text:p>INSERT INTO ECOGTCGroup(GroupId, title) VALUES(220,'Skin');</text:p>
          </table:table-cell>
          <table:table-cell table:formula="of:=CONCATENATE(&quot;INSERT INTO ECOGTCSubGroup(SubGroupId, GroupId, title) VALUES(&quot;;[.C28];&quot;,&quot;;[.A28];&quot;,'&quot;;[.D28];&quot;');&quot;)" office:value-type="string" office:string-value="INSERT INTO ECOGTCSubGroup(SubGroupId, GroupId, title) VALUES(37,220,'Skin');">
            <text:p>INSERT INTO ECOGTCSubGroup(SubGroupId, GroupId, title) VALUES(37,220,'Skin');</text:p>
          </table:table-cell>
          <table:table-cell table:number-columns-repeated="6"/>
          <table:table-cell table:formula="of:=CONCATENATE(&quot;INSERT INTO ECOGTCOptions(SubGroupId, title, grade) VALUES(&quot;;[.C28];&quot;,'&quot;;[.E28];&quot;',&quot;;0;&quot;);&quot;)" office:value-type="string" office:string-value="INSERT INTO ECOGTCOptions(SubGroupId, title, grade) VALUES(37,'none or no change',0);">
            <text:p>INSERT INTO ECOGTCOptions(SubGroupId, title, grade) VALUES(37,'none or no change',0);</text:p>
          </table:table-cell>
          <table:table-cell table:formula="of:=CONCATENATE(&quot;INSERT INTO ECOGTCOptions(SubGroupId, title, grade) VALUES(&quot;;[.C28];&quot;,'&quot;;[.F28];&quot;',&quot;;1;&quot;);&quot;)" office:value-type="string" office:string-value="INSERT INTO ECOGTCOptions(SubGroupId, title, grade) VALUES(37,'scattered macular or papular eruption or erythema that is asymptomatic',1);">
            <text:p>INSERT INTO ECOGTCOptions(SubGroupId, title, grade) VALUES(37,'scattered macular or papular eruption or erythema that is asymptomatic',1);</text:p>
          </table:table-cell>
          <table:table-cell table:formula="of:=CONCATENATE(&quot;INSERT INTO ECOGTCOptions(SubGroupId, title, grade) VALUES(&quot;;[.C28];&quot;,'&quot;;[.G28];&quot;',&quot;;2;&quot;);&quot;)" office:value-type="string" office:string-value="INSERT INTO ECOGTCOptions(SubGroupId, title, grade) VALUES(37,'scattered macular or papular eruption or erythema with pruritus or other associated symptoms',2);">
            <text:p>INSERT INTO ECOGTCOptions(SubGroupId, title, grade) VALUES(37,'scattered macular or papular eruption or erythema with pruritus or other associated symptoms',2);</text:p>
          </table:table-cell>
          <table:table-cell table:formula="of:=CONCATENATE(&quot;INSERT INTO ECOGTCOptions(SubGroupId, title, grade) VALUES(&quot;;[.C28];&quot;,'&quot;;[.H28];&quot;',&quot;;3;&quot;);&quot;)" office:value-type="string" office:string-value="INSERT INTO ECOGTCOptions(SubGroupId, title, grade) VALUES(37,'generalized symptomatic macular, papular or vesicular eruption',3);">
            <text:p>INSERT INTO ECOGTCOptions(SubGroupId, title, grade) VALUES(37,'generalized symptomatic macular, papular or vesicular eruption',3);</text:p>
          </table:table-cell>
          <table:table-cell table:formula="of:=CONCATENATE(&quot;INSERT INTO ECOGTCOptions(SubGroupId, title, grade) VALUES(&quot;;[.C28];&quot;,'&quot;;[.I28];&quot;',&quot;;4;&quot;);&quot;)" office:value-type="string" office:string-value="INSERT INTO ECOGTCOptions(SubGroupId, title, grade) VALUES(37,'exfoliative dermatitis or ulcerating dermatitis',4);">
            <text:p>INSERT INTO ECOGTCOptions(SubGroupId, title, grade) VALUES(37,'exfoliative dermatitis or ulcerating dermatitis',4);</text:p>
          </table:table-cell>
          <table:table-cell table:number-columns-repeated="10"/>
          <table:table-cell table:style-name="ce6" table:formula="of:=[.AG27]+1" office:value-type="float" office:value="37">
            <text:p>37</text:p>
          </table:table-cell>
          <table:table-cell table:style-name="ce6" table:formula="of:=[.AH27]+1" office:value-type="float" office:value="37">
            <text:p>37</text:p>
          </table:table-cell>
          <table:table-cell table:style-name="ce6" table:formula="of:=[.AI27]+1" office:value-type="float" office:value="37">
            <text:p>37</text:p>
          </table:table-cell>
          <table:table-cell table:style-name="ce6" table:formula="of:=[.AJ27]+1" office:value-type="float" office:value="37">
            <text:p>37</text:p>
          </table:table-cell>
          <table:table-cell table:style-name="ce6" table:formula="of:=[.AK27]+1" office:value-type="float" office:value="37">
            <text:p>37</text:p>
          </table:table-cell>
          <table:table-cell table:number-columns-repeated="987"/>
        </table:table-row>
        <table:table-row table:style-name="ro7">
          <table:table-cell office:value-type="float" office:value="230">
            <text:p>230</text:p>
          </table:table-cell>
          <table:table-cell table:style-name="ce7" office:value-type="string">
            <text:p>Allergy</text:p>
          </table:table-cell>
          <table:table-cell table:style-name="ce6" table:formula="of:=[.C28]+1" office:value-type="float" office:value="38">
            <text:p>38</text:p>
          </table:table-cell>
          <table:table-cell table:style-name="ce7" office:value-type="string">
            <text:p>Allergy</text:p>
          </table:table-cell>
          <table:table-cell office:value-type="string">
            <text:p>none</text:p>
          </table:table-cell>
          <table:table-cell table:style-name="ce11" office:value-type="string">
            <text:p><text:span text:style-name="T1">transient rash, drug fever &lt;38</text:span><text:span text:style-name="T3">E </text:span><text:span text:style-name="T1">C, 100.4</text:span><text:span text:style-name="T3">E </text:span><text:span text:style-name="T1">F</text:span></text:p>
          </table:table-cell>
          <table:table-cell table:style-name="ce11" office:value-type="string">
            <text:p><text:span text:style-name="T1">urticaria, drug fever </text:span><text:span text:style-name="T3">$ </text:span><text:span text:style-name="T1">38</text:span><text:span text:style-name="T3">E</text:span><text:span text:style-name="T1">C, 100.4</text:span><text:span text:style-name="T3">E</text:span><text:span text:style-name="T1">F, mild bronchospasm</text:span></text:p>
          </table:table-cell>
          <table:table-cell table:style-name="ce7" office:value-type="string">
            <text:p>serum sickness, bronchospasm, requires parenteral meds</text:p>
          </table:table-cell>
          <table:table-cell table:style-name="ce7" office:value-type="string">
            <text:p>anaphylaxis</text:p>
          </table:table-cell>
          <table:table-cell table:formula="of:=CONCATENATE(&quot;INSERT INTO ECOGTCGroup(GroupId, title) VALUES(&quot;;[.A29];&quot;,'&quot;;[.B29];&quot;');&quot;)" office:value-type="string" office:string-value="INSERT INTO ECOGTCGroup(GroupId, title) VALUES(230,'Allergy');">
            <text:p>INSERT INTO ECOGTCGroup(GroupId, title) VALUES(230,'Allergy');</text:p>
          </table:table-cell>
          <table:table-cell table:formula="of:=CONCATENATE(&quot;INSERT INTO ECOGTCSubGroup(SubGroupId, GroupId, title) VALUES(&quot;;[.C29];&quot;,&quot;;[.A29];&quot;,'&quot;;[.D29];&quot;');&quot;)" office:value-type="string" office:string-value="INSERT INTO ECOGTCSubGroup(SubGroupId, GroupId, title) VALUES(38,230,'Allergy');">
            <text:p>INSERT INTO ECOGTCSubGroup(SubGroupId, GroupId, title) VALUES(38,230,'Allergy');</text:p>
          </table:table-cell>
          <table:table-cell table:number-columns-repeated="6"/>
          <table:table-cell table:formula="of:=CONCATENATE(&quot;INSERT INTO ECOGTCOptions(SubGroupId, title, grade) VALUES(&quot;;[.C29];&quot;,'&quot;;[.E29];&quot;',&quot;;0;&quot;);&quot;)" office:value-type="string" office:string-value="INSERT INTO ECOGTCOptions(SubGroupId, title, grade) VALUES(38,'none',0);">
            <text:p>INSERT INTO ECOGTCOptions(SubGroupId, title, grade) VALUES(38,'none',0);</text:p>
          </table:table-cell>
          <table:table-cell table:formula="of:=CONCATENATE(&quot;INSERT INTO ECOGTCOptions(SubGroupId, title, grade) VALUES(&quot;;[.C29];&quot;,'&quot;;[.F29];&quot;',&quot;;1;&quot;);&quot;)" office:value-type="string" office:string-value="INSERT INTO ECOGTCOptions(SubGroupId, title, grade) VALUES(38,'transient rash, drug fever &lt;38E C, 100.4E F',1);">
            <text:p>INSERT INTO ECOGTCOptions(SubGroupId, title, grade) VALUES(38,'transient rash, drug fever &lt;38E C, 100.4E F',1);</text:p>
          </table:table-cell>
          <table:table-cell table:formula="of:=CONCATENATE(&quot;INSERT INTO ECOGTCOptions(SubGroupId, title, grade) VALUES(&quot;;[.C29];&quot;,'&quot;;[.G29];&quot;',&quot;;2;&quot;);&quot;)" office:value-type="string" office:string-value="INSERT INTO ECOGTCOptions(SubGroupId, title, grade) VALUES(38,'urticaria, drug fever $ 38EC, 100.4EF, mild bronchospasm',2);">
            <text:p>INSERT INTO ECOGTCOptions(SubGroupId, title, grade) VALUES(38,'urticaria, drug fever $ 38EC, 100.4EF, mild bronchospasm',2);</text:p>
          </table:table-cell>
          <table:table-cell table:formula="of:=CONCATENATE(&quot;INSERT INTO ECOGTCOptions(SubGroupId, title, grade) VALUES(&quot;;[.C29];&quot;,'&quot;;[.H29];&quot;',&quot;;3;&quot;);&quot;)" office:value-type="string" office:string-value="INSERT INTO ECOGTCOptions(SubGroupId, title, grade) VALUES(38,'serum sickness, bronchospasm, requires parenteral meds',3);">
            <text:p>INSERT INTO ECOGTCOptions(SubGroupId, title, grade) VALUES(38,'serum sickness, bronchospasm, requires parenteral meds',3);</text:p>
          </table:table-cell>
          <table:table-cell table:formula="of:=CONCATENATE(&quot;INSERT INTO ECOGTCOptions(SubGroupId, title, grade) VALUES(&quot;;[.C29];&quot;,'&quot;;[.I29];&quot;',&quot;;4;&quot;);&quot;)" office:value-type="string" office:string-value="INSERT INTO ECOGTCOptions(SubGroupId, title, grade) VALUES(38,'anaphylaxis',4);">
            <text:p>INSERT INTO ECOGTCOptions(SubGroupId, title, grade) VALUES(38,'anaphylaxis',4);</text:p>
          </table:table-cell>
          <table:table-cell table:number-columns-repeated="10"/>
          <table:table-cell table:style-name="ce6" table:formula="of:=[.AG28]+1" office:value-type="float" office:value="38">
            <text:p>38</text:p>
          </table:table-cell>
          <table:table-cell table:style-name="ce6" table:formula="of:=[.AH28]+1" office:value-type="float" office:value="38">
            <text:p>38</text:p>
          </table:table-cell>
          <table:table-cell table:style-name="ce6" table:formula="of:=[.AI28]+1" office:value-type="float" office:value="38">
            <text:p>38</text:p>
          </table:table-cell>
          <table:table-cell table:style-name="ce6" table:formula="of:=[.AJ28]+1" office:value-type="float" office:value="38">
            <text:p>38</text:p>
          </table:table-cell>
          <table:table-cell table:style-name="ce6" table:formula="of:=[.AK28]+1" office:value-type="float" office:value="38">
            <text:p>38</text:p>
          </table:table-cell>
          <table:table-cell table:number-columns-repeated="987"/>
        </table:table-row>
        <table:table-row table:style-name="ro2">
          <table:table-cell office:value-type="float" office:value="240">
            <text:p>240</text:p>
          </table:table-cell>
          <table:table-cell table:style-name="ce7" office:value-type="string">
            <text:p>Phlebitis</text:p>
          </table:table-cell>
          <table:table-cell table:style-name="ce6" table:formula="of:=[.C29]+1" office:value-type="float" office:value="39">
            <text:p>39</text:p>
          </table:table-cell>
          <table:table-cell table:style-name="ce7" office:value-type="string">
            <text:p>Phlebitis</text:p>
          </table:table-cell>
          <table:table-cell office:value-type="string">
            <text:p>none</text:p>
          </table:table-cell>
          <table:table-cell table:style-name="ce7" office:value-type="string">
            <text:p>arm</text:p>
          </table:table-cell>
          <table:table-cell table:style-name="ce7" office:value-type="string">
            <text:p>thrombophlebitis, leg</text:p>
          </table:table-cell>
          <table:table-cell table:style-name="ce7" office:value-type="string">
            <text:p>hospitalization</text:p>
          </table:table-cell>
          <table:table-cell table:style-name="ce7" office:value-type="string">
            <text:p>embolus</text:p>
          </table:table-cell>
          <table:table-cell table:formula="of:=CONCATENATE(&quot;INSERT INTO ECOGTCGroup(GroupId, title) VALUES(&quot;;[.A30];&quot;,'&quot;;[.B30];&quot;');&quot;)" office:value-type="string" office:string-value="INSERT INTO ECOGTCGroup(GroupId, title) VALUES(240,'Phlebitis');">
            <text:p>INSERT INTO ECOGTCGroup(GroupId, title) VALUES(240,'Phlebitis');</text:p>
          </table:table-cell>
          <table:table-cell table:formula="of:=CONCATENATE(&quot;INSERT INTO ECOGTCSubGroup(SubGroupId, GroupId, title) VALUES(&quot;;[.C30];&quot;,&quot;;[.A30];&quot;,'&quot;;[.D30];&quot;');&quot;)" office:value-type="string" office:string-value="INSERT INTO ECOGTCSubGroup(SubGroupId, GroupId, title) VALUES(39,240,'Phlebitis');">
            <text:p>INSERT INTO ECOGTCSubGroup(SubGroupId, GroupId, title) VALUES(39,240,'Phlebitis');</text:p>
          </table:table-cell>
          <table:table-cell table:number-columns-repeated="6"/>
          <table:table-cell table:formula="of:=CONCATENATE(&quot;INSERT INTO ECOGTCOptions(SubGroupId, title, grade) VALUES(&quot;;[.C30];&quot;,'&quot;;[.E30];&quot;',&quot;;0;&quot;);&quot;)" office:value-type="string" office:string-value="INSERT INTO ECOGTCOptions(SubGroupId, title, grade) VALUES(39,'none',0);">
            <text:p>INSERT INTO ECOGTCOptions(SubGroupId, title, grade) VALUES(39,'none',0);</text:p>
          </table:table-cell>
          <table:table-cell table:formula="of:=CONCATENATE(&quot;INSERT INTO ECOGTCOptions(SubGroupId, title, grade) VALUES(&quot;;[.C30];&quot;,'&quot;;[.F30];&quot;',&quot;;1;&quot;);&quot;)" office:value-type="string" office:string-value="INSERT INTO ECOGTCOptions(SubGroupId, title, grade) VALUES(39,'arm',1);">
            <text:p>INSERT INTO ECOGTCOptions(SubGroupId, title, grade) VALUES(39,'arm',1);</text:p>
          </table:table-cell>
          <table:table-cell table:formula="of:=CONCATENATE(&quot;INSERT INTO ECOGTCOptions(SubGroupId, title, grade) VALUES(&quot;;[.C30];&quot;,'&quot;;[.G30];&quot;',&quot;;2;&quot;);&quot;)" office:value-type="string" office:string-value="INSERT INTO ECOGTCOptions(SubGroupId, title, grade) VALUES(39,'thrombophlebitis, leg',2);">
            <text:p>INSERT INTO ECOGTCOptions(SubGroupId, title, grade) VALUES(39,'thrombophlebitis, leg',2);</text:p>
          </table:table-cell>
          <table:table-cell table:formula="of:=CONCATENATE(&quot;INSERT INTO ECOGTCOptions(SubGroupId, title, grade) VALUES(&quot;;[.C30];&quot;,'&quot;;[.H30];&quot;',&quot;;3;&quot;);&quot;)" office:value-type="string" office:string-value="INSERT INTO ECOGTCOptions(SubGroupId, title, grade) VALUES(39,'hospitalization',3);">
            <text:p>INSERT INTO ECOGTCOptions(SubGroupId, title, grade) VALUES(39,'hospitalization',3);</text:p>
          </table:table-cell>
          <table:table-cell table:formula="of:=CONCATENATE(&quot;INSERT INTO ECOGTCOptions(SubGroupId, title, grade) VALUES(&quot;;[.C30];&quot;,'&quot;;[.I30];&quot;',&quot;;4;&quot;);&quot;)" office:value-type="string" office:string-value="INSERT INTO ECOGTCOptions(SubGroupId, title, grade) VALUES(39,'embolus',4);">
            <text:p>INSERT INTO ECOGTCOptions(SubGroupId, title, grade) VALUES(39,'embolus',4);</text:p>
          </table:table-cell>
          <table:table-cell table:number-columns-repeated="10"/>
          <table:table-cell table:style-name="ce6" table:formula="of:=[.AG29]+1" office:value-type="float" office:value="39">
            <text:p>39</text:p>
          </table:table-cell>
          <table:table-cell table:style-name="ce6" table:formula="of:=[.AH29]+1" office:value-type="float" office:value="39">
            <text:p>39</text:p>
          </table:table-cell>
          <table:table-cell table:style-name="ce6" table:formula="of:=[.AI29]+1" office:value-type="float" office:value="39">
            <text:p>39</text:p>
          </table:table-cell>
          <table:table-cell table:style-name="ce6" table:formula="of:=[.AJ29]+1" office:value-type="float" office:value="39">
            <text:p>39</text:p>
          </table:table-cell>
          <table:table-cell table:style-name="ce6" table:formula="of:=[.AK29]+1" office:value-type="float" office:value="39">
            <text:p>39</text:p>
          </table:table-cell>
          <table:table-cell table:number-columns-repeated="987"/>
        </table:table-row>
        <table:table-row table:style-name="ro9">
          <table:table-cell office:value-type="float" office:value="250">
            <text:p>250</text:p>
          </table:table-cell>
          <table:table-cell table:style-name="ce7" office:value-type="string">
            <text:p>Local</text:p>
          </table:table-cell>
          <table:table-cell table:style-name="ce6" table:formula="of:=[.C30]+1" office:value-type="float" office:value="40">
            <text:p>40</text:p>
          </table:table-cell>
          <table:table-cell table:style-name="ce7" office:value-type="string">
            <text:p>Local</text:p>
          </table:table-cell>
          <table:table-cell office:value-type="string">
            <text:p>none</text:p>
          </table:table-cell>
          <table:table-cell office:value-type="string">
            <text:p>pain</text:p>
          </table:table-cell>
          <table:table-cell table:style-name="ce7" office:value-type="string">
            <text:p>pain and swelling, with inflammation or phlebitis</text:p>
          </table:table-cell>
          <table:table-cell table:style-name="ce7" office:value-type="string">
            <text:p>ulceration</text:p>
          </table:table-cell>
          <table:table-cell table:style-name="ce7" office:value-type="string">
            <text:p>plastic surgery indicated</text:p>
          </table:table-cell>
          <table:table-cell table:formula="of:=CONCATENATE(&quot;INSERT INTO ECOGTCGroup(GroupId, title) VALUES(&quot;;[.A31];&quot;,'&quot;;[.B31];&quot;');&quot;)" office:value-type="string" office:string-value="INSERT INTO ECOGTCGroup(GroupId, title) VALUES(250,'Local');">
            <text:p>INSERT INTO ECOGTCGroup(GroupId, title) VALUES(250,'Local');</text:p>
          </table:table-cell>
          <table:table-cell table:formula="of:=CONCATENATE(&quot;INSERT INTO ECOGTCSubGroup(SubGroupId, GroupId, title) VALUES(&quot;;[.C31];&quot;,&quot;;[.A31];&quot;,'&quot;;[.D31];&quot;');&quot;)" office:value-type="string" office:string-value="INSERT INTO ECOGTCSubGroup(SubGroupId, GroupId, title) VALUES(40,250,'Local');">
            <text:p>INSERT INTO ECOGTCSubGroup(SubGroupId, GroupId, title) VALUES(40,250,'Local');</text:p>
          </table:table-cell>
          <table:table-cell table:number-columns-repeated="6"/>
          <table:table-cell table:formula="of:=CONCATENATE(&quot;INSERT INTO ECOGTCOptions(SubGroupId, title, grade) VALUES(&quot;;[.C31];&quot;,'&quot;;[.E31];&quot;',&quot;;0;&quot;);&quot;)" office:value-type="string" office:string-value="INSERT INTO ECOGTCOptions(SubGroupId, title, grade) VALUES(40,'none',0);">
            <text:p>INSERT INTO ECOGTCOptions(SubGroupId, title, grade) VALUES(40,'none',0);</text:p>
          </table:table-cell>
          <table:table-cell table:formula="of:=CONCATENATE(&quot;INSERT INTO ECOGTCOptions(SubGroupId, title, grade) VALUES(&quot;;[.C31];&quot;,'&quot;;[.F31];&quot;',&quot;;1;&quot;);&quot;)" office:value-type="string" office:string-value="INSERT INTO ECOGTCOptions(SubGroupId, title, grade) VALUES(40,'pain',1);">
            <text:p>INSERT INTO ECOGTCOptions(SubGroupId, title, grade) VALUES(40,'pain',1);</text:p>
          </table:table-cell>
          <table:table-cell table:formula="of:=CONCATENATE(&quot;INSERT INTO ECOGTCOptions(SubGroupId, title, grade) VALUES(&quot;;[.C31];&quot;,'&quot;;[.G31];&quot;',&quot;;2;&quot;);&quot;)" office:value-type="string" office:string-value="INSERT INTO ECOGTCOptions(SubGroupId, title, grade) VALUES(40,'pain and swelling, with inflammation or phlebitis',2);">
            <text:p>INSERT INTO ECOGTCOptions(SubGroupId, title, grade) VALUES(40,'pain and swelling, with inflammation or phlebitis',2);</text:p>
          </table:table-cell>
          <table:table-cell table:formula="of:=CONCATENATE(&quot;INSERT INTO ECOGTCOptions(SubGroupId, title, grade) VALUES(&quot;;[.C31];&quot;,'&quot;;[.H31];&quot;',&quot;;3;&quot;);&quot;)" office:value-type="string" office:string-value="INSERT INTO ECOGTCOptions(SubGroupId, title, grade) VALUES(40,'ulceration',3);">
            <text:p>INSERT INTO ECOGTCOptions(SubGroupId, title, grade) VALUES(40,'ulceration',3);</text:p>
          </table:table-cell>
          <table:table-cell table:formula="of:=CONCATENATE(&quot;INSERT INTO ECOGTCOptions(SubGroupId, title, grade) VALUES(&quot;;[.C31];&quot;,'&quot;;[.I31];&quot;',&quot;;4;&quot;);&quot;)" office:value-type="string" office:string-value="INSERT INTO ECOGTCOptions(SubGroupId, title, grade) VALUES(40,'plastic surgery indicated',4);">
            <text:p>INSERT INTO ECOGTCOptions(SubGroupId, title, grade) VALUES(40,'plastic surgery indicated',4);</text:p>
          </table:table-cell>
          <table:table-cell table:number-columns-repeated="10"/>
          <table:table-cell table:style-name="ce6" table:formula="of:=[.AG30]+1" office:value-type="float" office:value="40">
            <text:p>40</text:p>
          </table:table-cell>
          <table:table-cell table:style-name="ce6" table:formula="of:=[.AH30]+1" office:value-type="float" office:value="40">
            <text:p>40</text:p>
          </table:table-cell>
          <table:table-cell table:style-name="ce6" table:formula="of:=[.AI30]+1" office:value-type="float" office:value="40">
            <text:p>40</text:p>
          </table:table-cell>
          <table:table-cell table:style-name="ce6" table:formula="of:=[.AJ30]+1" office:value-type="float" office:value="40">
            <text:p>40</text:p>
          </table:table-cell>
          <table:table-cell table:style-name="ce6" table:formula="of:=[.AK30]+1" office:value-type="float" office:value="40">
            <text:p>40</text:p>
          </table:table-cell>
          <table:table-cell table:number-columns-repeated="987"/>
        </table:table-row>
        <table:table-row table:style-name="ro2">
          <table:table-cell office:value-type="float" office:value="260">
            <text:p>260</text:p>
          </table:table-cell>
          <table:table-cell table:style-name="ce7" office:value-type="string">
            <text:p>Alopecia</text:p>
          </table:table-cell>
          <table:table-cell table:style-name="ce6" table:formula="of:=[.C31]+1" office:value-type="float" office:value="41">
            <text:p>41</text:p>
          </table:table-cell>
          <table:table-cell table:style-name="ce7" office:value-type="string">
            <text:p>Alopecia</text:p>
          </table:table-cell>
          <table:table-cell office:value-type="string">
            <text:p>no loss</text:p>
          </table:table-cell>
          <table:table-cell office:value-type="string">
            <text:p>mild hair loss</text:p>
          </table:table-cell>
          <table:table-cell table:style-name="ce7" office:value-type="string">
            <text:p>pronounced or total hair loss</text:p>
          </table:table-cell>
          <table:table-cell table:number-columns-repeated="2"/>
          <table:table-cell table:formula="of:=CONCATENATE(&quot;INSERT INTO ECOGTCGroup(GroupId, title) VALUES(&quot;;[.A32];&quot;,'&quot;;[.B32];&quot;');&quot;)" office:value-type="string" office:string-value="INSERT INTO ECOGTCGroup(GroupId, title) VALUES(260,'Alopecia');">
            <text:p>INSERT INTO ECOGTCGroup(GroupId, title) VALUES(260,'Alopecia');</text:p>
          </table:table-cell>
          <table:table-cell table:formula="of:=CONCATENATE(&quot;INSERT INTO ECOGTCSubGroup(SubGroupId, GroupId, title) VALUES(&quot;;[.C32];&quot;,&quot;;[.A32];&quot;,'&quot;;[.D32];&quot;');&quot;)" office:value-type="string" office:string-value="INSERT INTO ECOGTCSubGroup(SubGroupId, GroupId, title) VALUES(41,260,'Alopecia');">
            <text:p>INSERT INTO ECOGTCSubGroup(SubGroupId, GroupId, title) VALUES(41,260,'Alopecia');</text:p>
          </table:table-cell>
          <table:table-cell table:number-columns-repeated="6"/>
          <table:table-cell table:formula="of:=CONCATENATE(&quot;INSERT INTO ECOGTCOptions(SubGroupId, title, grade) VALUES(&quot;;[.C32];&quot;,'&quot;;[.E32];&quot;',&quot;;0;&quot;);&quot;)" office:value-type="string" office:string-value="INSERT INTO ECOGTCOptions(SubGroupId, title, grade) VALUES(41,'no loss',0);">
            <text:p>INSERT INTO ECOGTCOptions(SubGroupId, title, grade) VALUES(41,'no loss',0);</text:p>
          </table:table-cell>
          <table:table-cell table:formula="of:=CONCATENATE(&quot;INSERT INTO ECOGTCOptions(SubGroupId, title, grade) VALUES(&quot;;[.C32];&quot;,'&quot;;[.F32];&quot;',&quot;;1;&quot;);&quot;)" office:value-type="string" office:string-value="INSERT INTO ECOGTCOptions(SubGroupId, title, grade) VALUES(41,'mild hair loss',1);">
            <text:p>INSERT INTO ECOGTCOptions(SubGroupId, title, grade) VALUES(41,'mild hair loss',1);</text:p>
          </table:table-cell>
          <table:table-cell table:formula="of:=CONCATENATE(&quot;INSERT INTO ECOGTCOptions(SubGroupId, title, grade) VALUES(&quot;;[.C32];&quot;,'&quot;;[.G32];&quot;',&quot;;2;&quot;);&quot;)" office:value-type="string" office:string-value="INSERT INTO ECOGTCOptions(SubGroupId, title, grade) VALUES(41,'pronounced or total hair loss',2);">
            <text:p>INSERT INTO ECOGTCOptions(SubGroupId, title, grade) VALUES(41,'pronounced or total hair loss',2);</text:p>
          </table:table-cell>
          <table:table-cell table:formula="of:=CONCATENATE(&quot;INSERT INTO ECOGTCOptions(SubGroupId, title, grade) VALUES(&quot;;[.C32];&quot;,'&quot;;[.H32];&quot;',&quot;;3;&quot;);&quot;)" office:value-type="string" office:string-value="INSERT INTO ECOGTCOptions(SubGroupId, title, grade) VALUES(41,'',3);">
            <text:p>INSERT INTO ECOGTCOptions(SubGroupId, title, grade) VALUES(41,'',3);</text:p>
          </table:table-cell>
          <table:table-cell table:formula="of:=CONCATENATE(&quot;INSERT INTO ECOGTCOptions(SubGroupId, title, grade) VALUES(&quot;;[.C32];&quot;,'&quot;;[.I32];&quot;',&quot;;4;&quot;);&quot;)" office:value-type="string" office:string-value="INSERT INTO ECOGTCOptions(SubGroupId, title, grade) VALUES(41,'',4);">
            <text:p>INSERT INTO ECOGTCOptions(SubGroupId, title, grade) VALUES(41,'',4);</text:p>
          </table:table-cell>
          <table:table-cell table:number-columns-repeated="10"/>
          <table:table-cell table:style-name="ce6" table:formula="of:=[.AG31]+1" office:value-type="float" office:value="41">
            <text:p>41</text:p>
          </table:table-cell>
          <table:table-cell table:style-name="ce6" table:formula="of:=[.AH31]+1" office:value-type="float" office:value="41">
            <text:p>41</text:p>
          </table:table-cell>
          <table:table-cell table:style-name="ce6" table:formula="of:=[.AI31]+1" office:value-type="float" office:value="41">
            <text:p>41</text:p>
          </table:table-cell>
          <table:table-cell table:style-name="ce6" table:formula="of:=[.AJ31]+1" office:value-type="float" office:value="41">
            <text:p>41</text:p>
          </table:table-cell>
          <table:table-cell table:style-name="ce6" table:formula="of:=[.AK31]+1" office:value-type="float" office:value="41">
            <text:p>41</text:p>
          </table:table-cell>
          <table:table-cell table:number-columns-repeated="987"/>
        </table:table-row>
        <table:table-row table:style-name="ro2">
          <table:table-cell office:value-type="float" office:value="270">
            <text:p>270</text:p>
          </table:table-cell>
          <table:table-cell table:style-name="ce7" office:value-type="string">
            <text:p>Weight gain/loss</text:p>
          </table:table-cell>
          <table:table-cell table:style-name="ce6" table:formula="of:=[.C32]+1" office:value-type="float" office:value="42">
            <text:p>42</text:p>
          </table:table-cell>
          <table:table-cell table:style-name="ce7" office:value-type="string">
            <text:p>Weight gain/loss</text:p>
          </table:table-cell>
          <table:table-cell office:value-type="string">
            <text:p>&lt; 5.0%</text:p>
          </table:table-cell>
          <table:table-cell table:style-name="ce7" office:value-type="string">
            <text:p>5.0 - 9.9%</text:p>
          </table:table-cell>
          <table:table-cell table:style-name="ce7" office:value-type="string">
            <text:p>10.0 - 19.9%</text:p>
          </table:table-cell>
          <table:table-cell table:style-name="ce11" office:value-type="string">
            <text:p><text:span text:style-name="T3">&gt;= </text:span><text:span text:style-name="T1">20%</text:span></text:p>
          </table:table-cell>
          <table:table-cell/>
          <table:table-cell table:formula="of:=CONCATENATE(&quot;INSERT INTO ECOGTCGroup(GroupId, title) VALUES(&quot;;[.A33];&quot;,'&quot;;[.B33];&quot;');&quot;)" office:value-type="string" office:string-value="INSERT INTO ECOGTCGroup(GroupId, title) VALUES(270,'Weight gain/loss');">
            <text:p>INSERT INTO ECOGTCGroup(GroupId, title) VALUES(270,'Weight gain/loss');</text:p>
          </table:table-cell>
          <table:table-cell table:formula="of:=CONCATENATE(&quot;INSERT INTO ECOGTCSubGroup(SubGroupId, GroupId, title) VALUES(&quot;;[.C33];&quot;,&quot;;[.A33];&quot;,'&quot;;[.D33];&quot;');&quot;)" office:value-type="string" office:string-value="INSERT INTO ECOGTCSubGroup(SubGroupId, GroupId, title) VALUES(42,270,'Weight gain/loss');">
            <text:p>INSERT INTO ECOGTCSubGroup(SubGroupId, GroupId, title) VALUES(42,270,'Weight gain/loss');</text:p>
          </table:table-cell>
          <table:table-cell table:number-columns-repeated="6"/>
          <table:table-cell table:formula="of:=CONCATENATE(&quot;INSERT INTO ECOGTCOptions(SubGroupId, title, grade) VALUES(&quot;;[.C33];&quot;,'&quot;;[.E33];&quot;',&quot;;0;&quot;);&quot;)" office:value-type="string" office:string-value="INSERT INTO ECOGTCOptions(SubGroupId, title, grade) VALUES(42,'&lt; 5.0%',0);">
            <text:p>INSERT INTO ECOGTCOptions(SubGroupId, title, grade) VALUES(42,'&lt; 5.0%',0);</text:p>
          </table:table-cell>
          <table:table-cell table:formula="of:=CONCATENATE(&quot;INSERT INTO ECOGTCOptions(SubGroupId, title, grade) VALUES(&quot;;[.C33];&quot;,'&quot;;[.F33];&quot;',&quot;;1;&quot;);&quot;)" office:value-type="string" office:string-value="INSERT INTO ECOGTCOptions(SubGroupId, title, grade) VALUES(42,'5.0 - 9.9%',1);">
            <text:p>INSERT INTO ECOGTCOptions(SubGroupId, title, grade) VALUES(42,'5.0 - 9.9%',1);</text:p>
          </table:table-cell>
          <table:table-cell table:formula="of:=CONCATENATE(&quot;INSERT INTO ECOGTCOptions(SubGroupId, title, grade) VALUES(&quot;;[.C33];&quot;,'&quot;;[.G33];&quot;',&quot;;2;&quot;);&quot;)" office:value-type="string" office:string-value="INSERT INTO ECOGTCOptions(SubGroupId, title, grade) VALUES(42,'10.0 - 19.9%',2);">
            <text:p>INSERT INTO ECOGTCOptions(SubGroupId, title, grade) VALUES(42,'10.0 - 19.9%',2);</text:p>
          </table:table-cell>
          <table:table-cell table:formula="of:=CONCATENATE(&quot;INSERT INTO ECOGTCOptions(SubGroupId, title, grade) VALUES(&quot;;[.C33];&quot;,'&quot;;[.H33];&quot;',&quot;;3;&quot;);&quot;)" office:value-type="string" office:string-value="INSERT INTO ECOGTCOptions(SubGroupId, title, grade) VALUES(42,'&gt;= 20%',3);">
            <text:p>INSERT INTO ECOGTCOptions(SubGroupId, title, grade) VALUES(42,'&gt;= 20%',3);</text:p>
          </table:table-cell>
          <table:table-cell table:formula="of:=CONCATENATE(&quot;INSERT INTO ECOGTCOptions(SubGroupId, title, grade) VALUES(&quot;;[.C33];&quot;,'&quot;;[.I33];&quot;',&quot;;4;&quot;);&quot;)" office:value-type="string" office:string-value="INSERT INTO ECOGTCOptions(SubGroupId, title, grade) VALUES(42,'',4);">
            <text:p>INSERT INTO ECOGTCOptions(SubGroupId, title, grade) VALUES(42,'',4);</text:p>
          </table:table-cell>
          <table:table-cell table:number-columns-repeated="10"/>
          <table:table-cell table:style-name="ce6" table:formula="of:=[.AG32]+1" office:value-type="float" office:value="42">
            <text:p>42</text:p>
          </table:table-cell>
          <table:table-cell table:style-name="ce6" table:formula="of:=[.AH32]+1" office:value-type="float" office:value="42">
            <text:p>42</text:p>
          </table:table-cell>
          <table:table-cell table:style-name="ce6" table:formula="of:=[.AI32]+1" office:value-type="float" office:value="42">
            <text:p>42</text:p>
          </table:table-cell>
          <table:table-cell table:style-name="ce6" table:formula="of:=[.AJ32]+1" office:value-type="float" office:value="42">
            <text:p>42</text:p>
          </table:table-cell>
          <table:table-cell table:style-name="ce6" table:formula="of:=[.AK32]+1" office:value-type="float" office:value="42">
            <text:p>42</text:p>
          </table:table-cell>
          <table:table-cell table:number-columns-repeated="987"/>
        </table:table-row>
        <table:table-row table:style-name="ro7">
          <table:table-cell office:value-type="float" office:value="280">
            <text:p>280</text:p>
          </table:table-cell>
          <table:table-cell office:value-type="string">
            <text:p>Neurologic Sensory</text:p>
          </table:table-cell>
          <table:table-cell table:style-name="ce6" table:formula="of:=[.C33]+1" office:value-type="float" office:value="43">
            <text:p>43</text:p>
          </table:table-cell>
          <table:table-cell office:value-type="string">
            <text:p>neuro—sensory</text:p>
          </table:table-cell>
          <table:table-cell office:value-type="string">
            <text:p>none or no change</text:p>
          </table:table-cell>
          <table:table-cell table:style-name="ce7" office:value-type="string">
            <text:p>mild paresthesias; loss of deep tendon reflexes</text:p>
          </table:table-cell>
          <table:table-cell table:style-name="ce7" office:value-type="string">
            <text:p>mild or moderate objective sensory loss; moderate paresthesias</text:p>
          </table:table-cell>
          <table:table-cell table:style-name="ce7" office:value-type="string">
            <text:p>severe objective sensory loss or paresthesias that interfere with function</text:p>
          </table:table-cell>
          <table:table-cell/>
          <table:table-cell table:formula="of:=CONCATENATE(&quot;INSERT INTO ECOGTCGroup(GroupId, title) VALUES(&quot;;[.A34];&quot;,'&quot;;[.B34];&quot;');&quot;)" office:value-type="string" office:string-value="INSERT INTO ECOGTCGroup(GroupId, title) VALUES(280,'Neurologic Sensory');">
            <text:p>INSERT INTO ECOGTCGroup(GroupId, title) VALUES(280,'Neurologic Sensory');</text:p>
          </table:table-cell>
          <table:table-cell table:formula="of:=CONCATENATE(&quot;INSERT INTO ECOGTCSubGroup(SubGroupId, GroupId, title) VALUES(&quot;;[.C34];&quot;,&quot;;[.A34];&quot;,'&quot;;[.D34];&quot;');&quot;)" office:value-type="string" office:string-value="INSERT INTO ECOGTCSubGroup(SubGroupId, GroupId, title) VALUES(43,280,'neuro—sensory');">
            <text:p>INSERT INTO ECOGTCSubGroup(SubGroupId, GroupId, title) VALUES(43,280,'neuro—sensory');</text:p>
          </table:table-cell>
          <table:table-cell table:number-columns-repeated="6"/>
          <table:table-cell table:formula="of:=CONCATENATE(&quot;INSERT INTO ECOGTCOptions(SubGroupId, title, grade) VALUES(&quot;;[.C34];&quot;,'&quot;;[.E34];&quot;',&quot;;0;&quot;);&quot;)" office:value-type="string" office:string-value="INSERT INTO ECOGTCOptions(SubGroupId, title, grade) VALUES(43,'none or no change',0);">
            <text:p>INSERT INTO ECOGTCOptions(SubGroupId, title, grade) VALUES(43,'none or no change',0);</text:p>
          </table:table-cell>
          <table:table-cell table:formula="of:=CONCATENATE(&quot;INSERT INTO ECOGTCOptions(SubGroupId, title, grade) VALUES(&quot;;[.C34];&quot;,'&quot;;[.F34];&quot;',&quot;;1;&quot;);&quot;)" office:value-type="string" office:string-value="INSERT INTO ECOGTCOptions(SubGroupId, title, grade) VALUES(43,'mild paresthesias; loss of deep tendon reflexes',1);">
            <text:p>INSERT INTO ECOGTCOptions(SubGroupId, title, grade) VALUES(43,'mild paresthesias; loss of deep tendon reflexes',1);</text:p>
          </table:table-cell>
          <table:table-cell table:formula="of:=CONCATENATE(&quot;INSERT INTO ECOGTCOptions(SubGroupId, title, grade) VALUES(&quot;;[.C34];&quot;,'&quot;;[.G34];&quot;',&quot;;2;&quot;);&quot;)" office:value-type="string" office:string-value="INSERT INTO ECOGTCOptions(SubGroupId, title, grade) VALUES(43,'mild or moderate objective sensory loss; moderate paresthesias',2);">
            <text:p>INSERT INTO ECOGTCOptions(SubGroupId, title, grade) VALUES(43,'mild or moderate objective sensory loss; moderate paresthesias',2);</text:p>
          </table:table-cell>
          <table:table-cell table:formula="of:=CONCATENATE(&quot;INSERT INTO ECOGTCOptions(SubGroupId, title, grade) VALUES(&quot;;[.C34];&quot;,'&quot;;[.H34];&quot;',&quot;;3;&quot;);&quot;)" office:value-type="string" office:string-value="INSERT INTO ECOGTCOptions(SubGroupId, title, grade) VALUES(43,'severe objective sensory loss or paresthesias that interfere with function',3);">
            <text:p>INSERT INTO ECOGTCOptions(SubGroupId, title, grade) VALUES(43,'severe objective sensory loss or paresthesias that interfere with function',3);</text:p>
          </table:table-cell>
          <table:table-cell table:formula="of:=CONCATENATE(&quot;INSERT INTO ECOGTCOptions(SubGroupId, title, grade) VALUES(&quot;;[.C34];&quot;,'&quot;;[.I34];&quot;',&quot;;4;&quot;);&quot;)" office:value-type="string" office:string-value="INSERT INTO ECOGTCOptions(SubGroupId, title, grade) VALUES(43,'',4);">
            <text:p>INSERT INTO ECOGTCOptions(SubGroupId, title, grade) VALUES(43,'',4);</text:p>
          </table:table-cell>
          <table:table-cell table:number-columns-repeated="10"/>
          <table:table-cell table:style-name="ce6" table:formula="of:=[.AG33]+1" office:value-type="float" office:value="43">
            <text:p>43</text:p>
          </table:table-cell>
          <table:table-cell table:style-name="ce6" table:formula="of:=[.AH33]+1" office:value-type="float" office:value="43">
            <text:p>43</text:p>
          </table:table-cell>
          <table:table-cell table:style-name="ce6" table:formula="of:=[.AI33]+1" office:value-type="float" office:value="43">
            <text:p>43</text:p>
          </table:table-cell>
          <table:table-cell table:style-name="ce6" table:formula="of:=[.AJ33]+1" office:value-type="float" office:value="43">
            <text:p>43</text:p>
          </table:table-cell>
          <table:table-cell table:style-name="ce6" table:formula="of:=[.AK33]+1" office:value-type="float" office:value="43">
            <text:p>43</text:p>
          </table:table-cell>
          <table:table-cell table:number-columns-repeated="987"/>
        </table:table-row>
        <table:table-row table:style-name="ro5">
          <table:table-cell office:value-type="float" office:value="280">
            <text:p>280</text:p>
          </table:table-cell>
          <table:table-cell office:value-type="string">
            <text:p>Neurologic Sensory</text:p>
          </table:table-cell>
          <table:table-cell table:style-name="ce6" table:formula="of:=[.C34]+1" office:value-type="float" office:value="44">
            <text:p>44</text:p>
          </table:table-cell>
          <table:table-cell office:value-type="string">
            <text:p>neuro—vision</text:p>
          </table:table-cell>
          <table:table-cell office:value-type="string">
            <text:p>none or no change</text:p>
          </table:table-cell>
          <table:table-cell table:number-columns-repeated="2"/>
          <table:table-cell table:style-name="ce7" office:value-type="string">
            <text:p>symptomatic subtotal loss of vision</text:p>
          </table:table-cell>
          <table:table-cell table:style-name="ce7" office:value-type="string">
            <text:p>blindness</text:p>
          </table:table-cell>
          <table:table-cell table:formula="of:=CONCATENATE(&quot;INSERT INTO ECOGTCGroup(GroupId, title) VALUES(&quot;;[.A35];&quot;,'&quot;;[.B35];&quot;');&quot;)" office:value-type="string" office:string-value="INSERT INTO ECOGTCGroup(GroupId, title) VALUES(280,'Neurologic Sensory');">
            <text:p>INSERT INTO ECOGTCGroup(GroupId, title) VALUES(280,'Neurologic Sensory');</text:p>
          </table:table-cell>
          <table:table-cell table:formula="of:=CONCATENATE(&quot;INSERT INTO ECOGTCSubGroup(SubGroupId, GroupId, title) VALUES(&quot;;[.C35];&quot;,&quot;;[.A35];&quot;,'&quot;;[.D35];&quot;');&quot;)" office:value-type="string" office:string-value="INSERT INTO ECOGTCSubGroup(SubGroupId, GroupId, title) VALUES(44,280,'neuro—vision');">
            <text:p>INSERT INTO ECOGTCSubGroup(SubGroupId, GroupId, title) VALUES(44,280,'neuro—vision');</text:p>
          </table:table-cell>
          <table:table-cell table:number-columns-repeated="6"/>
          <table:table-cell table:formula="of:=CONCATENATE(&quot;INSERT INTO ECOGTCOptions(SubGroupId, title, grade) VALUES(&quot;;[.C35];&quot;,'&quot;;[.E35];&quot;',&quot;;0;&quot;);&quot;)" office:value-type="string" office:string-value="INSERT INTO ECOGTCOptions(SubGroupId, title, grade) VALUES(44,'none or no change',0);">
            <text:p>INSERT INTO ECOGTCOptions(SubGroupId, title, grade) VALUES(44,'none or no change',0);</text:p>
          </table:table-cell>
          <table:table-cell table:formula="of:=CONCATENATE(&quot;INSERT INTO ECOGTCOptions(SubGroupId, title, grade) VALUES(&quot;;[.C35];&quot;,'&quot;;[.F35];&quot;',&quot;;1;&quot;);&quot;)" office:value-type="string" office:string-value="INSERT INTO ECOGTCOptions(SubGroupId, title, grade) VALUES(44,'',1);">
            <text:p>INSERT INTO ECOGTCOptions(SubGroupId, title, grade) VALUES(44,'',1);</text:p>
          </table:table-cell>
          <table:table-cell table:formula="of:=CONCATENATE(&quot;INSERT INTO ECOGTCOptions(SubGroupId, title, grade) VALUES(&quot;;[.C35];&quot;,'&quot;;[.G35];&quot;',&quot;;2;&quot;);&quot;)" office:value-type="string" office:string-value="INSERT INTO ECOGTCOptions(SubGroupId, title, grade) VALUES(44,'',2);">
            <text:p>INSERT INTO ECOGTCOptions(SubGroupId, title, grade) VALUES(44,'',2);</text:p>
          </table:table-cell>
          <table:table-cell table:formula="of:=CONCATENATE(&quot;INSERT INTO ECOGTCOptions(SubGroupId, title, grade) VALUES(&quot;;[.C35];&quot;,'&quot;;[.H35];&quot;',&quot;;3;&quot;);&quot;)" office:value-type="string" office:string-value="INSERT INTO ECOGTCOptions(SubGroupId, title, grade) VALUES(44,'symptomatic subtotal loss of vision',3);">
            <text:p>INSERT INTO ECOGTCOptions(SubGroupId, title, grade) VALUES(44,'symptomatic subtotal loss of vision',3);</text:p>
          </table:table-cell>
          <table:table-cell table:formula="of:=CONCATENATE(&quot;INSERT INTO ECOGTCOptions(SubGroupId, title, grade) VALUES(&quot;;[.C35];&quot;,'&quot;;[.I35];&quot;',&quot;;4;&quot;);&quot;)" office:value-type="string" office:string-value="INSERT INTO ECOGTCOptions(SubGroupId, title, grade) VALUES(44,'blindness',4);">
            <text:p>INSERT INTO ECOGTCOptions(SubGroupId, title, grade) VALUES(44,'blindness',4);</text:p>
          </table:table-cell>
          <table:table-cell table:number-columns-repeated="10"/>
          <table:table-cell table:style-name="ce6" table:formula="of:=[.AG34]+1" office:value-type="float" office:value="44">
            <text:p>44</text:p>
          </table:table-cell>
          <table:table-cell table:style-name="ce6" table:formula="of:=[.AH34]+1" office:value-type="float" office:value="44">
            <text:p>44</text:p>
          </table:table-cell>
          <table:table-cell table:style-name="ce6" table:formula="of:=[.AI34]+1" office:value-type="float" office:value="44">
            <text:p>44</text:p>
          </table:table-cell>
          <table:table-cell table:style-name="ce6" table:formula="of:=[.AJ34]+1" office:value-type="float" office:value="44">
            <text:p>44</text:p>
          </table:table-cell>
          <table:table-cell table:style-name="ce6" table:formula="of:=[.AK34]+1" office:value-type="float" office:value="44">
            <text:p>44</text:p>
          </table:table-cell>
          <table:table-cell table:number-columns-repeated="987"/>
        </table:table-row>
        <table:table-row table:style-name="ro7">
          <table:table-cell office:value-type="float" office:value="280">
            <text:p>280</text:p>
          </table:table-cell>
          <table:table-cell office:value-type="string">
            <text:p>Neurologic Sensory</text:p>
          </table:table-cell>
          <table:table-cell table:style-name="ce6" table:formula="of:=[.C35]+1" office:value-type="float" office:value="45">
            <text:p>45</text:p>
          </table:table-cell>
          <table:table-cell office:value-type="string">
            <text:p>neuro—haering</text:p>
          </table:table-cell>
          <table:table-cell office:value-type="string">
            <text:p>none or no change</text:p>
          </table:table-cell>
          <table:table-cell table:style-name="ce7" office:value-type="string">
            <text:p>asymptomatic, hearing loss on audiometry only</text:p>
          </table:table-cell>
          <table:table-cell table:style-name="ce7" office:value-type="string">
            <text:p>tinnitus</text:p>
          </table:table-cell>
          <table:table-cell table:style-name="ce7" office:value-type="string">
            <text:p>hearing loss interfering with function but correct- able with hearing aid</text:p>
          </table:table-cell>
          <table:table-cell table:style-name="ce7" office:value-type="string">
            <text:p>deafness, not correctable</text:p>
          </table:table-cell>
          <table:table-cell table:formula="of:=CONCATENATE(&quot;INSERT INTO ECOGTCGroup(GroupId, title) VALUES(&quot;;[.A36];&quot;,'&quot;;[.B36];&quot;');&quot;)" office:value-type="string" office:string-value="INSERT INTO ECOGTCGroup(GroupId, title) VALUES(280,'Neurologic Sensory');">
            <text:p>INSERT INTO ECOGTCGroup(GroupId, title) VALUES(280,'Neurologic Sensory');</text:p>
          </table:table-cell>
          <table:table-cell table:formula="of:=CONCATENATE(&quot;INSERT INTO ECOGTCSubGroup(SubGroupId, GroupId, title) VALUES(&quot;;[.C36];&quot;,&quot;;[.A36];&quot;,'&quot;;[.D36];&quot;');&quot;)" office:value-type="string" office:string-value="INSERT INTO ECOGTCSubGroup(SubGroupId, GroupId, title) VALUES(45,280,'neuro—haering');">
            <text:p>INSERT INTO ECOGTCSubGroup(SubGroupId, GroupId, title) VALUES(45,280,'neuro—haering');</text:p>
          </table:table-cell>
          <table:table-cell table:number-columns-repeated="6"/>
          <table:table-cell table:formula="of:=CONCATENATE(&quot;INSERT INTO ECOGTCOptions(SubGroupId, title, grade) VALUES(&quot;;[.C36];&quot;,'&quot;;[.E36];&quot;',&quot;;0;&quot;);&quot;)" office:value-type="string" office:string-value="INSERT INTO ECOGTCOptions(SubGroupId, title, grade) VALUES(45,'none or no change',0);">
            <text:p>INSERT INTO ECOGTCOptions(SubGroupId, title, grade) VALUES(45,'none or no change',0);</text:p>
          </table:table-cell>
          <table:table-cell table:formula="of:=CONCATENATE(&quot;INSERT INTO ECOGTCOptions(SubGroupId, title, grade) VALUES(&quot;;[.C36];&quot;,'&quot;;[.F36];&quot;',&quot;;1;&quot;);&quot;)" office:value-type="string" office:string-value="INSERT INTO ECOGTCOptions(SubGroupId, title, grade) VALUES(45,'asymptomatic, hearing loss on audiometry only',1);">
            <text:p>INSERT INTO ECOGTCOptions(SubGroupId, title, grade) VALUES(45,'asymptomatic, hearing loss on audiometry only',1);</text:p>
          </table:table-cell>
          <table:table-cell table:formula="of:=CONCATENATE(&quot;INSERT INTO ECOGTCOptions(SubGroupId, title, grade) VALUES(&quot;;[.C36];&quot;,'&quot;;[.G36];&quot;',&quot;;2;&quot;);&quot;)" office:value-type="string" office:string-value="INSERT INTO ECOGTCOptions(SubGroupId, title, grade) VALUES(45,'tinnitus',2);">
            <text:p>INSERT INTO ECOGTCOptions(SubGroupId, title, grade) VALUES(45,'tinnitus',2);</text:p>
          </table:table-cell>
          <table:table-cell table:formula="of:=CONCATENATE(&quot;INSERT INTO ECOGTCOptions(SubGroupId, title, grade) VALUES(&quot;;[.C36];&quot;,'&quot;;[.H36];&quot;',&quot;;3;&quot;);&quot;)" office:value-type="string" office:string-value="INSERT INTO ECOGTCOptions(SubGroupId, title, grade) VALUES(45,'hearing loss interfering with function but correct- able with hearing aid',3);">
            <text:p>INSERT INTO ECOGTCOptions(SubGroupId, title, grade) VALUES(45,'hearing loss interfering with function but correct- able with hearing aid',3);</text:p>
          </table:table-cell>
          <table:table-cell table:formula="of:=CONCATENATE(&quot;INSERT INTO ECOGTCOptions(SubGroupId, title, grade) VALUES(&quot;;[.C36];&quot;,'&quot;;[.I36];&quot;',&quot;;4;&quot;);&quot;)" office:value-type="string" office:string-value="INSERT INTO ECOGTCOptions(SubGroupId, title, grade) VALUES(45,'deafness, not correctable',4);">
            <text:p>INSERT INTO ECOGTCOptions(SubGroupId, title, grade) VALUES(45,'deafness, not correctable',4);</text:p>
          </table:table-cell>
          <table:table-cell table:number-columns-repeated="10"/>
          <table:table-cell table:style-name="ce6" table:formula="of:=[.AG35]+1" office:value-type="float" office:value="45">
            <text:p>45</text:p>
          </table:table-cell>
          <table:table-cell table:style-name="ce6" table:formula="of:=[.AH35]+1" office:value-type="float" office:value="45">
            <text:p>45</text:p>
          </table:table-cell>
          <table:table-cell table:style-name="ce6" table:formula="of:=[.AI35]+1" office:value-type="float" office:value="45">
            <text:p>45</text:p>
          </table:table-cell>
          <table:table-cell table:style-name="ce6" table:formula="of:=[.AJ35]+1" office:value-type="float" office:value="45">
            <text:p>45</text:p>
          </table:table-cell>
          <table:table-cell table:style-name="ce6" table:formula="of:=[.AK35]+1" office:value-type="float" office:value="45">
            <text:p>45</text:p>
          </table:table-cell>
          <table:table-cell table:number-columns-repeated="987"/>
        </table:table-row>
        <table:table-row table:style-name="ro4">
          <table:table-cell office:value-type="float" office:value="290">
            <text:p>290</text:p>
          </table:table-cell>
          <table:table-cell office:value-type="string">
            <text:p>Neurologic Motor</text:p>
          </table:table-cell>
          <table:table-cell table:style-name="ce6" table:formula="of:=[.C36]+1" office:value-type="float" office:value="46">
            <text:p>46</text:p>
          </table:table-cell>
          <table:table-cell office:value-type="string">
            <text:p>neuro—motor</text:p>
          </table:table-cell>
          <table:table-cell office:value-type="string">
            <text:p>none or no change</text:p>
          </table:table-cell>
          <table:table-cell table:style-name="ce7" office:value-type="string">
            <text:p>subjective weakness; no objective findings</text:p>
          </table:table-cell>
          <table:table-cell table:style-name="ce7" office:value-type="string">
            <text:p>mild objective weakness without significant impairment of function</text:p>
          </table:table-cell>
          <table:table-cell table:style-name="ce7" office:value-type="string">
            <text:p>objective weakness with impairment of function</text:p>
          </table:table-cell>
          <table:table-cell table:style-name="ce7" office:value-type="string">
            <text:p>paralysis</text:p>
          </table:table-cell>
          <table:table-cell table:formula="of:=CONCATENATE(&quot;INSERT INTO ECOGTCGroup(GroupId, title) VALUES(&quot;;[.A37];&quot;,'&quot;;[.B37];&quot;');&quot;)" office:value-type="string" office:string-value="INSERT INTO ECOGTCGroup(GroupId, title) VALUES(290,'Neurologic Motor');">
            <text:p>INSERT INTO ECOGTCGroup(GroupId, title) VALUES(290,'Neurologic Motor');</text:p>
          </table:table-cell>
          <table:table-cell table:formula="of:=CONCATENATE(&quot;INSERT INTO ECOGTCSubGroup(SubGroupId, GroupId, title) VALUES(&quot;;[.C37];&quot;,&quot;;[.A37];&quot;,'&quot;;[.D37];&quot;');&quot;)" office:value-type="string" office:string-value="INSERT INTO ECOGTCSubGroup(SubGroupId, GroupId, title) VALUES(46,290,'neuro—motor');">
            <text:p>INSERT INTO ECOGTCSubGroup(SubGroupId, GroupId, title) VALUES(46,290,'neuro—motor');</text:p>
          </table:table-cell>
          <table:table-cell table:number-columns-repeated="6"/>
          <table:table-cell table:formula="of:=CONCATENATE(&quot;INSERT INTO ECOGTCOptions(SubGroupId, title, grade) VALUES(&quot;;[.C37];&quot;,'&quot;;[.E37];&quot;',&quot;;0;&quot;);&quot;)" office:value-type="string" office:string-value="INSERT INTO ECOGTCOptions(SubGroupId, title, grade) VALUES(46,'none or no change',0);">
            <text:p>INSERT INTO ECOGTCOptions(SubGroupId, title, grade) VALUES(46,'none or no change',0);</text:p>
          </table:table-cell>
          <table:table-cell table:formula="of:=CONCATENATE(&quot;INSERT INTO ECOGTCOptions(SubGroupId, title, grade) VALUES(&quot;;[.C37];&quot;,'&quot;;[.F37];&quot;',&quot;;1;&quot;);&quot;)" office:value-type="string" office:string-value="INSERT INTO ECOGTCOptions(SubGroupId, title, grade) VALUES(46,'subjective weakness; no objective findings',1);">
            <text:p>INSERT INTO ECOGTCOptions(SubGroupId, title, grade) VALUES(46,'subjective weakness; no objective findings',1);</text:p>
          </table:table-cell>
          <table:table-cell table:formula="of:=CONCATENATE(&quot;INSERT INTO ECOGTCOptions(SubGroupId, title, grade) VALUES(&quot;;[.C37];&quot;,'&quot;;[.G37];&quot;',&quot;;2;&quot;);&quot;)" office:value-type="string" office:string-value="INSERT INTO ECOGTCOptions(SubGroupId, title, grade) VALUES(46,'mild objective weakness without significant impairment of function',2);">
            <text:p>INSERT INTO ECOGTCOptions(SubGroupId, title, grade) VALUES(46,'mild objective weakness without significant impairment of function',2);</text:p>
          </table:table-cell>
          <table:table-cell table:formula="of:=CONCATENATE(&quot;INSERT INTO ECOGTCOptions(SubGroupId, title, grade) VALUES(&quot;;[.C37];&quot;,'&quot;;[.H37];&quot;',&quot;;3;&quot;);&quot;)" office:value-type="string" office:string-value="INSERT INTO ECOGTCOptions(SubGroupId, title, grade) VALUES(46,'objective weakness with impairment of function',3);">
            <text:p>INSERT INTO ECOGTCOptions(SubGroupId, title, grade) VALUES(46,'objective weakness with impairment of function',3);</text:p>
          </table:table-cell>
          <table:table-cell table:formula="of:=CONCATENATE(&quot;INSERT INTO ECOGTCOptions(SubGroupId, title, grade) VALUES(&quot;;[.C37];&quot;,'&quot;;[.I37];&quot;',&quot;;4;&quot;);&quot;)" office:value-type="string" office:string-value="INSERT INTO ECOGTCOptions(SubGroupId, title, grade) VALUES(46,'paralysis',4);">
            <text:p>INSERT INTO ECOGTCOptions(SubGroupId, title, grade) VALUES(46,'paralysis',4);</text:p>
          </table:table-cell>
          <table:table-cell table:number-columns-repeated="10"/>
          <table:table-cell table:style-name="ce6" table:formula="of:=[.AG36]+1" office:value-type="float" office:value="46">
            <text:p>46</text:p>
          </table:table-cell>
          <table:table-cell table:style-name="ce6" table:formula="of:=[.AH36]+1" office:value-type="float" office:value="46">
            <text:p>46</text:p>
          </table:table-cell>
          <table:table-cell table:style-name="ce6" table:formula="of:=[.AI36]+1" office:value-type="float" office:value="46">
            <text:p>46</text:p>
          </table:table-cell>
          <table:table-cell table:style-name="ce6" table:formula="of:=[.AJ36]+1" office:value-type="float" office:value="46">
            <text:p>46</text:p>
          </table:table-cell>
          <table:table-cell table:style-name="ce6" table:formula="of:=[.AK36]+1" office:value-type="float" office:value="46">
            <text:p>46</text:p>
          </table:table-cell>
          <table:table-cell table:number-columns-repeated="987"/>
        </table:table-row>
        <table:table-row table:style-name="ro5">
          <table:table-cell office:value-type="float" office:value="290">
            <text:p>290</text:p>
          </table:table-cell>
          <table:table-cell office:value-type="string">
            <text:p>Neurologic Motor</text:p>
          </table:table-cell>
          <table:table-cell table:style-name="ce6" table:formula="of:=[.C37]+1" office:value-type="float" office:value="47">
            <text:p>47</text:p>
          </table:table-cell>
          <table:table-cell office:value-type="string">
            <text:p>neuro—constipation</text:p>
          </table:table-cell>
          <table:table-cell office:value-type="string">
            <text:p>none or no change</text:p>
          </table:table-cell>
          <table:table-cell table:style-name="ce7" office:value-type="string">
            <text:p>mild</text:p>
          </table:table-cell>
          <table:table-cell table:style-name="ce7" office:value-type="string">
            <text:p>moderate</text:p>
          </table:table-cell>
          <table:table-cell table:style-name="ce7" office:value-type="string">
            <text:p>severe</text:p>
          </table:table-cell>
          <table:table-cell table:style-name="ce7" office:value-type="string">
            <text:p>ileus &gt;96 hours</text:p>
          </table:table-cell>
          <table:table-cell table:formula="of:=CONCATENATE(&quot;INSERT INTO ECOGTCGroup(GroupId, title) VALUES(&quot;;[.A38];&quot;,'&quot;;[.B38];&quot;');&quot;)" office:value-type="string" office:string-value="INSERT INTO ECOGTCGroup(GroupId, title) VALUES(290,'Neurologic Motor');">
            <text:p>INSERT INTO ECOGTCGroup(GroupId, title) VALUES(290,'Neurologic Motor');</text:p>
          </table:table-cell>
          <table:table-cell table:formula="of:=CONCATENATE(&quot;INSERT INTO ECOGTCSubGroup(SubGroupId, GroupId, title) VALUES(&quot;;[.C38];&quot;,&quot;;[.A38];&quot;,'&quot;;[.D38];&quot;');&quot;)" office:value-type="string" office:string-value="INSERT INTO ECOGTCSubGroup(SubGroupId, GroupId, title) VALUES(47,290,'neuro—constipation');">
            <text:p>INSERT INTO ECOGTCSubGroup(SubGroupId, GroupId, title) VALUES(47,290,'neuro—constipation');</text:p>
          </table:table-cell>
          <table:table-cell table:number-columns-repeated="6"/>
          <table:table-cell table:formula="of:=CONCATENATE(&quot;INSERT INTO ECOGTCOptions(SubGroupId, title, grade) VALUES(&quot;;[.C38];&quot;,'&quot;;[.E38];&quot;',&quot;;0;&quot;);&quot;)" office:value-type="string" office:string-value="INSERT INTO ECOGTCOptions(SubGroupId, title, grade) VALUES(47,'none or no change',0);">
            <text:p>INSERT INTO ECOGTCOptions(SubGroupId, title, grade) VALUES(47,'none or no change',0);</text:p>
          </table:table-cell>
          <table:table-cell table:formula="of:=CONCATENATE(&quot;INSERT INTO ECOGTCOptions(SubGroupId, title, grade) VALUES(&quot;;[.C38];&quot;,'&quot;;[.F38];&quot;',&quot;;1;&quot;);&quot;)" office:value-type="string" office:string-value="INSERT INTO ECOGTCOptions(SubGroupId, title, grade) VALUES(47,'mild',1);">
            <text:p>INSERT INTO ECOGTCOptions(SubGroupId, title, grade) VALUES(47,'mild',1);</text:p>
          </table:table-cell>
          <table:table-cell table:formula="of:=CONCATENATE(&quot;INSERT INTO ECOGTCOptions(SubGroupId, title, grade) VALUES(&quot;;[.C38];&quot;,'&quot;;[.G38];&quot;',&quot;;2;&quot;);&quot;)" office:value-type="string" office:string-value="INSERT INTO ECOGTCOptions(SubGroupId, title, grade) VALUES(47,'moderate',2);">
            <text:p>INSERT INTO ECOGTCOptions(SubGroupId, title, grade) VALUES(47,'moderate',2);</text:p>
          </table:table-cell>
          <table:table-cell table:formula="of:=CONCATENATE(&quot;INSERT INTO ECOGTCOptions(SubGroupId, title, grade) VALUES(&quot;;[.C38];&quot;,'&quot;;[.H38];&quot;',&quot;;3;&quot;);&quot;)" office:value-type="string" office:string-value="INSERT INTO ECOGTCOptions(SubGroupId, title, grade) VALUES(47,'severe',3);">
            <text:p>INSERT INTO ECOGTCOptions(SubGroupId, title, grade) VALUES(47,'severe',3);</text:p>
          </table:table-cell>
          <table:table-cell table:formula="of:=CONCATENATE(&quot;INSERT INTO ECOGTCOptions(SubGroupId, title, grade) VALUES(&quot;;[.C38];&quot;,'&quot;;[.I38];&quot;',&quot;;4;&quot;);&quot;)" office:value-type="string" office:string-value="INSERT INTO ECOGTCOptions(SubGroupId, title, grade) VALUES(47,'ileus &gt;96 hours',4);">
            <text:p>INSERT INTO ECOGTCOptions(SubGroupId, title, grade) VALUES(47,'ileus &gt;96 hours',4);</text:p>
          </table:table-cell>
          <table:table-cell table:number-columns-repeated="10"/>
          <table:table-cell table:style-name="ce6" table:formula="of:=[.AG37]+1" office:value-type="float" office:value="47">
            <text:p>47</text:p>
          </table:table-cell>
          <table:table-cell table:style-name="ce6" table:formula="of:=[.AH37]+1" office:value-type="float" office:value="47">
            <text:p>47</text:p>
          </table:table-cell>
          <table:table-cell table:style-name="ce6" table:formula="of:=[.AI37]+1" office:value-type="float" office:value="47">
            <text:p>47</text:p>
          </table:table-cell>
          <table:table-cell table:style-name="ce6" table:formula="of:=[.AJ37]+1" office:value-type="float" office:value="47">
            <text:p>47</text:p>
          </table:table-cell>
          <table:table-cell table:style-name="ce6" table:formula="of:=[.AK37]+1" office:value-type="float" office:value="47">
            <text:p>47</text:p>
          </table:table-cell>
          <table:table-cell table:number-columns-repeated="987"/>
        </table:table-row>
        <table:table-row table:style-name="ro9">
          <table:table-cell office:value-type="float" office:value="300">
            <text:p>300</text:p>
          </table:table-cell>
          <table:table-cell office:value-type="string">
            <text:p>Neurologic Psych</text:p>
          </table:table-cell>
          <table:table-cell table:style-name="ce6" table:formula="of:=[.C38]+1" office:value-type="float" office:value="48">
            <text:p>48</text:p>
          </table:table-cell>
          <table:table-cell office:value-type="string">
            <text:p>neuro—mood</text:p>
          </table:table-cell>
          <table:table-cell office:value-type="string">
            <text:p>No Change</text:p>
          </table:table-cell>
          <table:table-cell table:style-name="ce7" office:value-type="string">
            <text:p>mild anxiety or depression</text:p>
          </table:table-cell>
          <table:table-cell table:style-name="ce7" office:value-type="string">
            <text:p>moderate anxiety or depression</text:p>
          </table:table-cell>
          <table:table-cell table:style-name="ce7" office:value-type="string">
            <text:p>severe anxiety or depression</text:p>
          </table:table-cell>
          <table:table-cell table:style-name="ce7" office:value-type="string">
            <text:p>suicidal ideation</text:p>
          </table:table-cell>
          <table:table-cell table:formula="of:=CONCATENATE(&quot;INSERT INTO ECOGTCGroup(GroupId, title) VALUES(&quot;;[.A39];&quot;,'&quot;;[.B39];&quot;');&quot;)" office:value-type="string" office:string-value="INSERT INTO ECOGTCGroup(GroupId, title) VALUES(300,'Neurologic Psych');">
            <text:p>INSERT INTO ECOGTCGroup(GroupId, title) VALUES(300,'Neurologic Psych');</text:p>
          </table:table-cell>
          <table:table-cell table:formula="of:=CONCATENATE(&quot;INSERT INTO ECOGTCSubGroup(SubGroupId, GroupId, title) VALUES(&quot;;[.C39];&quot;,&quot;;[.A39];&quot;,'&quot;;[.D39];&quot;');&quot;)" office:value-type="string" office:string-value="INSERT INTO ECOGTCSubGroup(SubGroupId, GroupId, title) VALUES(48,300,'neuro—mood');">
            <text:p>INSERT INTO ECOGTCSubGroup(SubGroupId, GroupId, title) VALUES(48,300,'neuro—mood');</text:p>
          </table:table-cell>
          <table:table-cell table:number-columns-repeated="6"/>
          <table:table-cell table:formula="of:=CONCATENATE(&quot;INSERT INTO ECOGTCOptions(SubGroupId, title, grade) VALUES(&quot;;[.C39];&quot;,'&quot;;[.E39];&quot;',&quot;;0;&quot;);&quot;)" office:value-type="string" office:string-value="INSERT INTO ECOGTCOptions(SubGroupId, title, grade) VALUES(48,'No Change',0);">
            <text:p>INSERT INTO ECOGTCOptions(SubGroupId, title, grade) VALUES(48,'No Change',0);</text:p>
          </table:table-cell>
          <table:table-cell table:formula="of:=CONCATENATE(&quot;INSERT INTO ECOGTCOptions(SubGroupId, title, grade) VALUES(&quot;;[.C39];&quot;,'&quot;;[.F39];&quot;',&quot;;1;&quot;);&quot;)" office:value-type="string" office:string-value="INSERT INTO ECOGTCOptions(SubGroupId, title, grade) VALUES(48,'mild anxiety or depression',1);">
            <text:p>INSERT INTO ECOGTCOptions(SubGroupId, title, grade) VALUES(48,'mild anxiety or depression',1);</text:p>
          </table:table-cell>
          <table:table-cell table:formula="of:=CONCATENATE(&quot;INSERT INTO ECOGTCOptions(SubGroupId, title, grade) VALUES(&quot;;[.C39];&quot;,'&quot;;[.G39];&quot;',&quot;;2;&quot;);&quot;)" office:value-type="string" office:string-value="INSERT INTO ECOGTCOptions(SubGroupId, title, grade) VALUES(48,'moderate anxiety or depression',2);">
            <text:p>INSERT INTO ECOGTCOptions(SubGroupId, title, grade) VALUES(48,'moderate anxiety or depression',2);</text:p>
          </table:table-cell>
          <table:table-cell table:formula="of:=CONCATENATE(&quot;INSERT INTO ECOGTCOptions(SubGroupId, title, grade) VALUES(&quot;;[.C39];&quot;,'&quot;;[.H39];&quot;',&quot;;3;&quot;);&quot;)" office:value-type="string" office:string-value="INSERT INTO ECOGTCOptions(SubGroupId, title, grade) VALUES(48,'severe anxiety or depression',3);">
            <text:p>INSERT INTO ECOGTCOptions(SubGroupId, title, grade) VALUES(48,'severe anxiety or depression',3);</text:p>
          </table:table-cell>
          <table:table-cell table:formula="of:=CONCATENATE(&quot;INSERT INTO ECOGTCOptions(SubGroupId, title, grade) VALUES(&quot;;[.C39];&quot;,'&quot;;[.I39];&quot;',&quot;;4;&quot;);&quot;)" office:value-type="string" office:string-value="INSERT INTO ECOGTCOptions(SubGroupId, title, grade) VALUES(48,'suicidal ideation',4);">
            <text:p>INSERT INTO ECOGTCOptions(SubGroupId, title, grade) VALUES(48,'suicidal ideation',4);</text:p>
          </table:table-cell>
          <table:table-cell table:number-columns-repeated="10"/>
          <table:table-cell table:style-name="ce6" table:formula="of:=[.AG38]+1" office:value-type="float" office:value="48">
            <text:p>48</text:p>
          </table:table-cell>
          <table:table-cell table:style-name="ce6" table:formula="of:=[.AH38]+1" office:value-type="float" office:value="48">
            <text:p>48</text:p>
          </table:table-cell>
          <table:table-cell table:style-name="ce6" table:formula="of:=[.AI38]+1" office:value-type="float" office:value="48">
            <text:p>48</text:p>
          </table:table-cell>
          <table:table-cell table:style-name="ce6" table:formula="of:=[.AJ38]+1" office:value-type="float" office:value="48">
            <text:p>48</text:p>
          </table:table-cell>
          <table:table-cell table:style-name="ce6" table:formula="of:=[.AK38]+1" office:value-type="float" office:value="48">
            <text:p>48</text:p>
          </table:table-cell>
          <table:table-cell table:number-columns-repeated="987"/>
        </table:table-row>
        <table:table-row table:style-name="ro7">
          <table:table-cell office:value-type="float" office:value="310">
            <text:p>310</text:p>
          </table:table-cell>
          <table:table-cell office:value-type="string">
            <text:p>Neurologic Clinical</text:p>
          </table:table-cell>
          <table:table-cell table:style-name="ce6" table:formula="of:=[.C39]+1" office:value-type="float" office:value="49">
            <text:p>49</text:p>
          </table:table-cell>
          <table:table-cell office:value-type="string">
            <text:p>neuro—cortical</text:p>
          </table:table-cell>
          <table:table-cell office:value-type="string">
            <text:p>none</text:p>
          </table:table-cell>
          <table:table-cell table:style-name="ce7" office:value-type="string">
            <text:p>mild somnolence or agitation</text:p>
          </table:table-cell>
          <table:table-cell table:style-name="ce7" office:value-type="string">
            <text:p>moderate somnolence or agitation</text:p>
          </table:table-cell>
          <table:table-cell table:style-name="ce7" office:value-type="string">
            <text:p>severe somnolence, agitation, confusion, disorientation or hallucinations</text:p>
          </table:table-cell>
          <table:table-cell table:style-name="ce7" office:value-type="string">
            <text:p>coma, seizures, toxic psychosis</text:p>
          </table:table-cell>
          <table:table-cell table:formula="of:=CONCATENATE(&quot;INSERT INTO ECOGTCGroup(GroupId, title) VALUES(&quot;;[.A40];&quot;,'&quot;;[.B40];&quot;');&quot;)" office:value-type="string" office:string-value="INSERT INTO ECOGTCGroup(GroupId, title) VALUES(310,'Neurologic Clinical');">
            <text:p>INSERT INTO ECOGTCGroup(GroupId, title) VALUES(310,'Neurologic Clinical');</text:p>
          </table:table-cell>
          <table:table-cell table:formula="of:=CONCATENATE(&quot;INSERT INTO ECOGTCSubGroup(SubGroupId, GroupId, title) VALUES(&quot;;[.C40];&quot;,&quot;;[.A40];&quot;,'&quot;;[.D40];&quot;');&quot;)" office:value-type="string" office:string-value="INSERT INTO ECOGTCSubGroup(SubGroupId, GroupId, title) VALUES(49,310,'neuro—cortical');">
            <text:p>INSERT INTO ECOGTCSubGroup(SubGroupId, GroupId, title) VALUES(49,310,'neuro—cortical');</text:p>
          </table:table-cell>
          <table:table-cell table:number-columns-repeated="6"/>
          <table:table-cell table:formula="of:=CONCATENATE(&quot;INSERT INTO ECOGTCOptions(SubGroupId, title, grade) VALUES(&quot;;[.C40];&quot;,'&quot;;[.E40];&quot;',&quot;;0;&quot;);&quot;)" office:value-type="string" office:string-value="INSERT INTO ECOGTCOptions(SubGroupId, title, grade) VALUES(49,'none',0);">
            <text:p>INSERT INTO ECOGTCOptions(SubGroupId, title, grade) VALUES(49,'none',0);</text:p>
          </table:table-cell>
          <table:table-cell table:formula="of:=CONCATENATE(&quot;INSERT INTO ECOGTCOptions(SubGroupId, title, grade) VALUES(&quot;;[.C40];&quot;,'&quot;;[.F40];&quot;',&quot;;1;&quot;);&quot;)" office:value-type="string" office:string-value="INSERT INTO ECOGTCOptions(SubGroupId, title, grade) VALUES(49,'mild somnolence or agitation',1);">
            <text:p>INSERT INTO ECOGTCOptions(SubGroupId, title, grade) VALUES(49,'mild somnolence or agitation',1);</text:p>
          </table:table-cell>
          <table:table-cell table:formula="of:=CONCATENATE(&quot;INSERT INTO ECOGTCOptions(SubGroupId, title, grade) VALUES(&quot;;[.C40];&quot;,'&quot;;[.G40];&quot;',&quot;;2;&quot;);&quot;)" office:value-type="string" office:string-value="INSERT INTO ECOGTCOptions(SubGroupId, title, grade) VALUES(49,'moderate somnolence or agitation',2);">
            <text:p>INSERT INTO ECOGTCOptions(SubGroupId, title, grade) VALUES(49,'moderate somnolence or agitation',2);</text:p>
          </table:table-cell>
          <table:table-cell table:formula="of:=CONCATENATE(&quot;INSERT INTO ECOGTCOptions(SubGroupId, title, grade) VALUES(&quot;;[.C40];&quot;,'&quot;;[.H40];&quot;',&quot;;3;&quot;);&quot;)" office:value-type="string" office:string-value="INSERT INTO ECOGTCOptions(SubGroupId, title, grade) VALUES(49,'severe somnolence, agitation, confusion, disorientation or hallucinations',3);">
            <text:p>INSERT INTO ECOGTCOptions(SubGroupId, title, grade) VALUES(49,'severe somnolence, agitation, confusion, disorientation or hallucinations',3);</text:p>
          </table:table-cell>
          <table:table-cell table:formula="of:=CONCATENATE(&quot;INSERT INTO ECOGTCOptions(SubGroupId, title, grade) VALUES(&quot;;[.C40];&quot;,'&quot;;[.I40];&quot;',&quot;;4;&quot;);&quot;)" office:value-type="string" office:string-value="INSERT INTO ECOGTCOptions(SubGroupId, title, grade) VALUES(49,'coma, seizures, toxic psychosis',4);">
            <text:p>INSERT INTO ECOGTCOptions(SubGroupId, title, grade) VALUES(49,'coma, seizures, toxic psychosis',4);</text:p>
          </table:table-cell>
          <table:table-cell table:number-columns-repeated="10"/>
          <table:table-cell table:style-name="ce6" table:formula="of:=[.AG39]+1" office:value-type="float" office:value="49">
            <text:p>49</text:p>
          </table:table-cell>
          <table:table-cell table:style-name="ce6" table:formula="of:=[.AH39]+1" office:value-type="float" office:value="49">
            <text:p>49</text:p>
          </table:table-cell>
          <table:table-cell table:style-name="ce6" table:formula="of:=[.AI39]+1" office:value-type="float" office:value="49">
            <text:p>49</text:p>
          </table:table-cell>
          <table:table-cell table:style-name="ce6" table:formula="of:=[.AJ39]+1" office:value-type="float" office:value="49">
            <text:p>49</text:p>
          </table:table-cell>
          <table:table-cell table:style-name="ce6" table:formula="of:=[.AK39]+1" office:value-type="float" office:value="49">
            <text:p>49</text:p>
          </table:table-cell>
          <table:table-cell table:number-columns-repeated="987"/>
        </table:table-row>
        <table:table-row table:style-name="ro9">
          <table:table-cell office:value-type="float" office:value="310">
            <text:p>310</text:p>
          </table:table-cell>
          <table:table-cell office:value-type="string">
            <text:p>Neurologic Clinical</text:p>
          </table:table-cell>
          <table:table-cell table:style-name="ce6" table:formula="of:=[.C40]+1" office:value-type="float" office:value="50">
            <text:p>50</text:p>
          </table:table-cell>
          <table:table-cell office:value-type="string">
            <text:p>neuro—cerebellar</text:p>
          </table:table-cell>
          <table:table-cell office:value-type="string">
            <text:p>none</text:p>
          </table:table-cell>
          <table:table-cell table:style-name="ce7" office:value-type="string">
            <text:p>slight incoordination, dysdiadockinesis</text:p>
          </table:table-cell>
          <table:table-cell table:style-name="ce7" office:value-type="string">
            <text:p>intention tremor, dysmetria, slurred speech, nystagmus</text:p>
          </table:table-cell>
          <table:table-cell table:style-name="ce7" office:value-type="string">
            <text:p>locomotor ataxia</text:p>
          </table:table-cell>
          <table:table-cell table:style-name="ce7" office:value-type="string">
            <text:p>cerebellar necrosis</text:p>
          </table:table-cell>
          <table:table-cell table:formula="of:=CONCATENATE(&quot;INSERT INTO ECOGTCGroup(GroupId, title) VALUES(&quot;;[.A41];&quot;,'&quot;;[.B41];&quot;');&quot;)" office:value-type="string" office:string-value="INSERT INTO ECOGTCGroup(GroupId, title) VALUES(310,'Neurologic Clinical');">
            <text:p>INSERT INTO ECOGTCGroup(GroupId, title) VALUES(310,'Neurologic Clinical');</text:p>
          </table:table-cell>
          <table:table-cell table:formula="of:=CONCATENATE(&quot;INSERT INTO ECOGTCSubGroup(SubGroupId, GroupId, title) VALUES(&quot;;[.C41];&quot;,&quot;;[.A41];&quot;,'&quot;;[.D41];&quot;');&quot;)" office:value-type="string" office:string-value="INSERT INTO ECOGTCSubGroup(SubGroupId, GroupId, title) VALUES(50,310,'neuro—cerebellar');">
            <text:p>INSERT INTO ECOGTCSubGroup(SubGroupId, GroupId, title) VALUES(50,310,'neuro—cerebellar');</text:p>
          </table:table-cell>
          <table:table-cell table:number-columns-repeated="6"/>
          <table:table-cell table:formula="of:=CONCATENATE(&quot;INSERT INTO ECOGTCOptions(SubGroupId, title, grade) VALUES(&quot;;[.C41];&quot;,'&quot;;[.E41];&quot;',&quot;;0;&quot;);&quot;)" office:value-type="string" office:string-value="INSERT INTO ECOGTCOptions(SubGroupId, title, grade) VALUES(50,'none',0);">
            <text:p>INSERT INTO ECOGTCOptions(SubGroupId, title, grade) VALUES(50,'none',0);</text:p>
          </table:table-cell>
          <table:table-cell table:formula="of:=CONCATENATE(&quot;INSERT INTO ECOGTCOptions(SubGroupId, title, grade) VALUES(&quot;;[.C41];&quot;,'&quot;;[.F41];&quot;',&quot;;1;&quot;);&quot;)" office:value-type="string" office:string-value="INSERT INTO ECOGTCOptions(SubGroupId, title, grade) VALUES(50,'slight incoordination, dysdiadockinesis',1);">
            <text:p>INSERT INTO ECOGTCOptions(SubGroupId, title, grade) VALUES(50,'slight incoordination, dysdiadockinesis',1);</text:p>
          </table:table-cell>
          <table:table-cell table:formula="of:=CONCATENATE(&quot;INSERT INTO ECOGTCOptions(SubGroupId, title, grade) VALUES(&quot;;[.C41];&quot;,'&quot;;[.G41];&quot;',&quot;;2;&quot;);&quot;)" office:value-type="string" office:string-value="INSERT INTO ECOGTCOptions(SubGroupId, title, grade) VALUES(50,'intention tremor, dysmetria, slurred speech, nystagmus',2);">
            <text:p>INSERT INTO ECOGTCOptions(SubGroupId, title, grade) VALUES(50,'intention tremor, dysmetria, slurred speech, nystagmus',2);</text:p>
          </table:table-cell>
          <table:table-cell table:formula="of:=CONCATENATE(&quot;INSERT INTO ECOGTCOptions(SubGroupId, title, grade) VALUES(&quot;;[.C41];&quot;,'&quot;;[.H41];&quot;',&quot;;3;&quot;);&quot;)" office:value-type="string" office:string-value="INSERT INTO ECOGTCOptions(SubGroupId, title, grade) VALUES(50,'locomotor ataxia',3);">
            <text:p>INSERT INTO ECOGTCOptions(SubGroupId, title, grade) VALUES(50,'locomotor ataxia',3);</text:p>
          </table:table-cell>
          <table:table-cell table:formula="of:=CONCATENATE(&quot;INSERT INTO ECOGTCOptions(SubGroupId, title, grade) VALUES(&quot;;[.C41];&quot;,'&quot;;[.I41];&quot;',&quot;;4;&quot;);&quot;)" office:value-type="string" office:string-value="INSERT INTO ECOGTCOptions(SubGroupId, title, grade) VALUES(50,'cerebellar necrosis',4);">
            <text:p>INSERT INTO ECOGTCOptions(SubGroupId, title, grade) VALUES(50,'cerebellar necrosis',4);</text:p>
          </table:table-cell>
          <table:table-cell table:number-columns-repeated="10"/>
          <table:table-cell table:style-name="ce6" table:formula="of:=[.AG40]+1" office:value-type="float" office:value="50">
            <text:p>50</text:p>
          </table:table-cell>
          <table:table-cell table:style-name="ce6" table:formula="of:=[.AH40]+1" office:value-type="float" office:value="50">
            <text:p>50</text:p>
          </table:table-cell>
          <table:table-cell table:style-name="ce6" table:formula="of:=[.AI40]+1" office:value-type="float" office:value="50">
            <text:p>50</text:p>
          </table:table-cell>
          <table:table-cell table:style-name="ce6" table:formula="of:=[.AJ40]+1" office:value-type="float" office:value="50">
            <text:p>50</text:p>
          </table:table-cell>
          <table:table-cell table:style-name="ce6" table:formula="of:=[.AK40]+1" office:value-type="float" office:value="50">
            <text:p>50</text:p>
          </table:table-cell>
          <table:table-cell table:number-columns-repeated="987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Neurologic Clinical</text:p>
          </table:table-cell>
          <table:table-cell table:style-name="ce6" table:formula="of:=[.C41]+1" office:value-type="float" office:value="51">
            <text:p>51</text:p>
          </table:table-cell>
          <table:table-cell office:value-type="string">
            <text:p>neuro—headache</text:p>
          </table:table-cell>
          <table:table-cell office:value-type="string">
            <text:p>none</text:p>
          </table:table-cell>
          <table:table-cell office:value-type="string">
            <text:p>mild</text:p>
          </table:table-cell>
          <table:table-cell table:style-name="ce7" office:value-type="string">
            <text:p>moderate or severe but transient</text:p>
          </table:table-cell>
          <table:table-cell table:style-name="ce7" office:value-type="string">
            <text:p>unrelenting and severe</text:p>
          </table:table-cell>
          <table:table-cell/>
          <table:table-cell table:formula="of:=CONCATENATE(&quot;INSERT INTO ECOGTCGroup(GroupId, title) VALUES(&quot;;[.A42];&quot;,'&quot;;[.B42];&quot;');&quot;)" office:value-type="string" office:string-value="INSERT INTO ECOGTCGroup(GroupId, title) VALUES(310,'Neurologic Clinical');">
            <text:p>INSERT INTO ECOGTCGroup(GroupId, title) VALUES(310,'Neurologic Clinical');</text:p>
          </table:table-cell>
          <table:table-cell table:formula="of:=CONCATENATE(&quot;INSERT INTO ECOGTCSubGroup(SubGroupId, GroupId, title) VALUES(&quot;;[.C42];&quot;,&quot;;[.A42];&quot;,'&quot;;[.D42];&quot;');&quot;)" office:value-type="string" office:string-value="INSERT INTO ECOGTCSubGroup(SubGroupId, GroupId, title) VALUES(51,310,'neuro—headache');">
            <text:p>INSERT INTO ECOGTCSubGroup(SubGroupId, GroupId, title) VALUES(51,310,'neuro—headache');</text:p>
          </table:table-cell>
          <table:table-cell table:number-columns-repeated="6"/>
          <table:table-cell table:formula="of:=CONCATENATE(&quot;INSERT INTO ECOGTCOptions(SubGroupId, title, grade) VALUES(&quot;;[.C42];&quot;,'&quot;;[.E42];&quot;',&quot;;0;&quot;);&quot;)" office:value-type="string" office:string-value="INSERT INTO ECOGTCOptions(SubGroupId, title, grade) VALUES(51,'none',0);">
            <text:p>INSERT INTO ECOGTCOptions(SubGroupId, title, grade) VALUES(51,'none',0);</text:p>
          </table:table-cell>
          <table:table-cell table:formula="of:=CONCATENATE(&quot;INSERT INTO ECOGTCOptions(SubGroupId, title, grade) VALUES(&quot;;[.C42];&quot;,'&quot;;[.F42];&quot;',&quot;;1;&quot;);&quot;)" office:value-type="string" office:string-value="INSERT INTO ECOGTCOptions(SubGroupId, title, grade) VALUES(51,'mild',1);">
            <text:p>INSERT INTO ECOGTCOptions(SubGroupId, title, grade) VALUES(51,'mild',1);</text:p>
          </table:table-cell>
          <table:table-cell table:formula="of:=CONCATENATE(&quot;INSERT INTO ECOGTCOptions(SubGroupId, title, grade) VALUES(&quot;;[.C42];&quot;,'&quot;;[.G42];&quot;',&quot;;2;&quot;);&quot;)" office:value-type="string" office:string-value="INSERT INTO ECOGTCOptions(SubGroupId, title, grade) VALUES(51,'moderate or severe but transient',2);">
            <text:p>INSERT INTO ECOGTCOptions(SubGroupId, title, grade) VALUES(51,'moderate or severe but transient',2);</text:p>
          </table:table-cell>
          <table:table-cell table:formula="of:=CONCATENATE(&quot;INSERT INTO ECOGTCOptions(SubGroupId, title, grade) VALUES(&quot;;[.C42];&quot;,'&quot;;[.H42];&quot;',&quot;;3;&quot;);&quot;)" office:value-type="string" office:string-value="INSERT INTO ECOGTCOptions(SubGroupId, title, grade) VALUES(51,'unrelenting and severe',3);">
            <text:p>INSERT INTO ECOGTCOptions(SubGroupId, title, grade) VALUES(51,'unrelenting and severe',3);</text:p>
          </table:table-cell>
          <table:table-cell table:formula="of:=CONCATENATE(&quot;INSERT INTO ECOGTCOptions(SubGroupId, title, grade) VALUES(&quot;;[.C42];&quot;,'&quot;;[.I42];&quot;',&quot;;4;&quot;);&quot;)" office:value-type="string" office:string-value="INSERT INTO ECOGTCOptions(SubGroupId, title, grade) VALUES(51,'',4);">
            <text:p>INSERT INTO ECOGTCOptions(SubGroupId, title, grade) VALUES(51,'',4);</text:p>
          </table:table-cell>
          <table:table-cell table:number-columns-repeated="10"/>
          <table:table-cell table:style-name="ce6" table:formula="of:=[.AG41]+1" office:value-type="float" office:value="51">
            <text:p>51</text:p>
          </table:table-cell>
          <table:table-cell table:style-name="ce6" table:formula="of:=[.AH41]+1" office:value-type="float" office:value="51">
            <text:p>51</text:p>
          </table:table-cell>
          <table:table-cell table:style-name="ce6" table:formula="of:=[.AI41]+1" office:value-type="float" office:value="51">
            <text:p>51</text:p>
          </table:table-cell>
          <table:table-cell table:style-name="ce6" table:formula="of:=[.AJ41]+1" office:value-type="float" office:value="51">
            <text:p>51</text:p>
          </table:table-cell>
          <table:table-cell table:style-name="ce6" table:formula="of:=[.AK41]+1" office:value-type="float" office:value="51">
            <text:p>51</text:p>
          </table:table-cell>
          <table:table-cell table:number-columns-repeated="987"/>
        </table:table-row>
        <table:table-row table:style-name="ro2">
          <table:table-cell office:value-type="float" office:value="320">
            <text:p>320</text:p>
          </table:table-cell>
          <table:table-cell table:style-name="ce7" office:value-type="string">
            <text:p>Metabolic</text:p>
          </table:table-cell>
          <table:table-cell table:style-name="ce6" table:formula="of:=[.C42]+1" office:value-type="float" office:value="52">
            <text:p>52</text:p>
          </table:table-cell>
          <table:table-cell table:style-name="ce7" office:value-type="string">
            <text:p>Hyperglycemia</text:p>
          </table:table-cell>
          <table:table-cell table:style-name="ce7" office:value-type="string">
            <text:p>&lt;116</text:p>
          </table:table-cell>
          <table:table-cell table:style-name="ce7" office:value-type="string">
            <text:p>116 - 160 </text:p>
          </table:table-cell>
          <table:table-cell office:value-type="string">
            <text:p>161 - 250 </text:p>
          </table:table-cell>
          <table:table-cell office:value-type="string">
            <text:p>251 - 500 </text:p>
          </table:table-cell>
          <table:table-cell/>
          <table:table-cell table:formula="of:=CONCATENATE(&quot;INSERT INTO ECOGTCGroup(GroupId, title) VALUES(&quot;;[.A43];&quot;,'&quot;;[.B43];&quot;');&quot;)" office:value-type="string" office:string-value="INSERT INTO ECOGTCGroup(GroupId, title) VALUES(320,'Metabolic');">
            <text:p>INSERT INTO ECOGTCGroup(GroupId, title) VALUES(320,'Metabolic');</text:p>
          </table:table-cell>
          <table:table-cell table:formula="of:=CONCATENATE(&quot;INSERT INTO ECOGTCSubGroup(SubGroupId, GroupId, title) VALUES(&quot;;[.C43];&quot;,&quot;;[.A43];&quot;,'&quot;;[.D43];&quot;');&quot;)" office:value-type="string" office:string-value="INSERT INTO ECOGTCSubGroup(SubGroupId, GroupId, title) VALUES(52,320,'Hyperglycemia');">
            <text:p>INSERT INTO ECOGTCSubGroup(SubGroupId, GroupId, title) VALUES(52,320,'Hyperglycemia');</text:p>
          </table:table-cell>
          <table:table-cell table:number-columns-repeated="6"/>
          <table:table-cell table:formula="of:=CONCATENATE(&quot;INSERT INTO ECOGTCOptions(SubGroupId, title, grade) VALUES(&quot;;[.C43];&quot;,'&quot;;[.E43];&quot;',&quot;;0;&quot;);&quot;)" office:value-type="string" office:string-value="INSERT INTO ECOGTCOptions(SubGroupId, title, grade) VALUES(52,'&lt;116',0);">
            <text:p>INSERT INTO ECOGTCOptions(SubGroupId, title, grade) VALUES(52,'&lt;116',0);</text:p>
          </table:table-cell>
          <table:table-cell table:formula="of:=CONCATENATE(&quot;INSERT INTO ECOGTCOptions(SubGroupId, title, grade) VALUES(&quot;;[.C43];&quot;,'&quot;;[.F43];&quot;',&quot;;1;&quot;);&quot;)" office:value-type="string" office:string-value="INSERT INTO ECOGTCOptions(SubGroupId, title, grade) VALUES(52,'116 - 160 ',1);">
            <text:p>INSERT INTO ECOGTCOptions(SubGroupId, title, grade) VALUES(52,'116 - 160 ',1);</text:p>
          </table:table-cell>
          <table:table-cell table:formula="of:=CONCATENATE(&quot;INSERT INTO ECOGTCOptions(SubGroupId, title, grade) VALUES(&quot;;[.C43];&quot;,'&quot;;[.G43];&quot;',&quot;;2;&quot;);&quot;)" office:value-type="string" office:string-value="INSERT INTO ECOGTCOptions(SubGroupId, title, grade) VALUES(52,'161 - 250 ',2);">
            <text:p>INSERT INTO ECOGTCOptions(SubGroupId, title, grade) VALUES(52,'161 - 250 ',2);</text:p>
          </table:table-cell>
          <table:table-cell table:formula="of:=CONCATENATE(&quot;INSERT INTO ECOGTCOptions(SubGroupId, title, grade) VALUES(&quot;;[.C43];&quot;,'&quot;;[.H43];&quot;',&quot;;3;&quot;);&quot;)" office:value-type="string" office:string-value="INSERT INTO ECOGTCOptions(SubGroupId, title, grade) VALUES(52,'251 - 500 ',3);">
            <text:p>INSERT INTO ECOGTCOptions(SubGroupId, title, grade) VALUES(52,'251 - 500 ',3);</text:p>
          </table:table-cell>
          <table:table-cell table:formula="of:=CONCATENATE(&quot;INSERT INTO ECOGTCOptions(SubGroupId, title, grade) VALUES(&quot;;[.C43];&quot;,'&quot;;[.I43];&quot;',&quot;;4;&quot;);&quot;)" office:value-type="string" office:string-value="INSERT INTO ECOGTCOptions(SubGroupId, title, grade) VALUES(52,'',4);">
            <text:p>INSERT INTO ECOGTCOptions(SubGroupId, title, grade) VALUES(52,'',4);</text:p>
          </table:table-cell>
          <table:table-cell table:number-columns-repeated="10"/>
          <table:table-cell table:style-name="ce6" table:formula="of:=[.AG42]+1" office:value-type="float" office:value="52">
            <text:p>52</text:p>
          </table:table-cell>
          <table:table-cell table:style-name="ce6" table:formula="of:=[.AH42]+1" office:value-type="float" office:value="52">
            <text:p>52</text:p>
          </table:table-cell>
          <table:table-cell table:style-name="ce6" table:formula="of:=[.AI42]+1" office:value-type="float" office:value="52">
            <text:p>52</text:p>
          </table:table-cell>
          <table:table-cell table:style-name="ce6" table:formula="of:=[.AJ42]+1" office:value-type="float" office:value="52">
            <text:p>52</text:p>
          </table:table-cell>
          <table:table-cell table:style-name="ce6" table:formula="of:=[.AK42]+1" office:value-type="float" office:value="52">
            <text:p>52</text:p>
          </table:table-cell>
          <table:table-cell table:number-columns-repeated="987"/>
        </table:table-row>
        <table:table-row table:style-name="ro2">
          <table:table-cell office:value-type="float" office:value="320">
            <text:p>320</text:p>
          </table:table-cell>
          <table:table-cell table:style-name="ce7" office:value-type="string">
            <text:p>Metabolic</text:p>
          </table:table-cell>
          <table:table-cell table:style-name="ce6" table:formula="of:=[.C43]+1" office:value-type="float" office:value="53">
            <text:p>53</text:p>
          </table:table-cell>
          <table:table-cell table:style-name="ce7" office:value-type="string">
            <text:p>Hypoglycemia</text:p>
          </table:table-cell>
          <table:table-cell table:style-name="ce7" office:value-type="string">
            <text:p>&gt;64</text:p>
          </table:table-cell>
          <table:table-cell table:style-name="ce7" office:value-type="string">
            <text:p>55-64 </text:p>
          </table:table-cell>
          <table:table-cell office:value-type="string">
            <text:p>40-54 </text:p>
          </table:table-cell>
          <table:table-cell office:value-type="string">
            <text:p>30-39 </text:p>
          </table:table-cell>
          <table:table-cell/>
          <table:table-cell table:formula="of:=CONCATENATE(&quot;INSERT INTO ECOGTCGroup(GroupId, title) VALUES(&quot;;[.A44];&quot;,'&quot;;[.B44];&quot;');&quot;)" office:value-type="string" office:string-value="INSERT INTO ECOGTCGroup(GroupId, title) VALUES(320,'Metabolic');">
            <text:p>INSERT INTO ECOGTCGroup(GroupId, title) VALUES(320,'Metabolic');</text:p>
          </table:table-cell>
          <table:table-cell table:formula="of:=CONCATENATE(&quot;INSERT INTO ECOGTCSubGroup(SubGroupId, GroupId, title) VALUES(&quot;;[.C44];&quot;,&quot;;[.A44];&quot;,'&quot;;[.D44];&quot;');&quot;)" office:value-type="string" office:string-value="INSERT INTO ECOGTCSubGroup(SubGroupId, GroupId, title) VALUES(53,320,'Hypoglycemia');">
            <text:p>INSERT INTO ECOGTCSubGroup(SubGroupId, GroupId, title) VALUES(53,320,'Hypoglycemia');</text:p>
          </table:table-cell>
          <table:table-cell table:number-columns-repeated="6"/>
          <table:table-cell table:formula="of:=CONCATENATE(&quot;INSERT INTO ECOGTCOptions(SubGroupId, title, grade) VALUES(&quot;;[.C44];&quot;,'&quot;;[.E44];&quot;',&quot;;0;&quot;);&quot;)" office:value-type="string" office:string-value="INSERT INTO ECOGTCOptions(SubGroupId, title, grade) VALUES(53,'&gt;64',0);">
            <text:p>INSERT INTO ECOGTCOptions(SubGroupId, title, grade) VALUES(53,'&gt;64',0);</text:p>
          </table:table-cell>
          <table:table-cell table:formula="of:=CONCATENATE(&quot;INSERT INTO ECOGTCOptions(SubGroupId, title, grade) VALUES(&quot;;[.C44];&quot;,'&quot;;[.F44];&quot;',&quot;;1;&quot;);&quot;)" office:value-type="string" office:string-value="INSERT INTO ECOGTCOptions(SubGroupId, title, grade) VALUES(53,'55-64 ',1);">
            <text:p>INSERT INTO ECOGTCOptions(SubGroupId, title, grade) VALUES(53,'55-64 ',1);</text:p>
          </table:table-cell>
          <table:table-cell table:formula="of:=CONCATENATE(&quot;INSERT INTO ECOGTCOptions(SubGroupId, title, grade) VALUES(&quot;;[.C44];&quot;,'&quot;;[.G44];&quot;',&quot;;2;&quot;);&quot;)" office:value-type="string" office:string-value="INSERT INTO ECOGTCOptions(SubGroupId, title, grade) VALUES(53,'40-54 ',2);">
            <text:p>INSERT INTO ECOGTCOptions(SubGroupId, title, grade) VALUES(53,'40-54 ',2);</text:p>
          </table:table-cell>
          <table:table-cell table:formula="of:=CONCATENATE(&quot;INSERT INTO ECOGTCOptions(SubGroupId, title, grade) VALUES(&quot;;[.C44];&quot;,'&quot;;[.H44];&quot;',&quot;;3;&quot;);&quot;)" office:value-type="string" office:string-value="INSERT INTO ECOGTCOptions(SubGroupId, title, grade) VALUES(53,'30-39 ',3);">
            <text:p>INSERT INTO ECOGTCOptions(SubGroupId, title, grade) VALUES(53,'30-39 ',3);</text:p>
          </table:table-cell>
          <table:table-cell table:formula="of:=CONCATENATE(&quot;INSERT INTO ECOGTCOptions(SubGroupId, title, grade) VALUES(&quot;;[.C44];&quot;,'&quot;;[.I44];&quot;',&quot;;4;&quot;);&quot;)" office:value-type="string" office:string-value="INSERT INTO ECOGTCOptions(SubGroupId, title, grade) VALUES(53,'',4);">
            <text:p>INSERT INTO ECOGTCOptions(SubGroupId, title, grade) VALUES(53,'',4);</text:p>
          </table:table-cell>
          <table:table-cell table:number-columns-repeated="10"/>
          <table:table-cell table:style-name="ce6" table:formula="of:=[.AG43]+1" office:value-type="float" office:value="53">
            <text:p>53</text:p>
          </table:table-cell>
          <table:table-cell table:style-name="ce6" table:formula="of:=[.AH43]+1" office:value-type="float" office:value="53">
            <text:p>53</text:p>
          </table:table-cell>
          <table:table-cell table:style-name="ce6" table:formula="of:=[.AI43]+1" office:value-type="float" office:value="53">
            <text:p>53</text:p>
          </table:table-cell>
          <table:table-cell table:style-name="ce6" table:formula="of:=[.AJ43]+1" office:value-type="float" office:value="53">
            <text:p>53</text:p>
          </table:table-cell>
          <table:table-cell table:style-name="ce6" table:formula="of:=[.AK43]+1" office:value-type="float" office:value="53">
            <text:p>53</text:p>
          </table:table-cell>
          <table:table-cell table:number-columns-repeated="987"/>
        </table:table-row>
        <table:table-row table:style-name="ro2">
          <table:table-cell office:value-type="float" office:value="320">
            <text:p>320</text:p>
          </table:table-cell>
          <table:table-cell table:style-name="ce7" office:value-type="string">
            <text:p>Metabolic</text:p>
          </table:table-cell>
          <table:table-cell table:style-name="ce6" table:formula="of:=[.C44]+1" office:value-type="float" office:value="54">
            <text:p>54</text:p>
          </table:table-cell>
          <table:table-cell table:style-name="ce7" office:value-type="string">
            <text:p>Amylase</text:p>
          </table:table-cell>
          <table:table-cell office:value-type="string">
            <text:p>WNL</text:p>
          </table:table-cell>
          <table:table-cell office:value-type="string">
            <text:p>&lt;1.5xN </text:p>
          </table:table-cell>
          <table:table-cell office:value-type="string">
            <text:p>1.5-2.0xN </text:p>
          </table:table-cell>
          <table:table-cell office:value-type="string">
            <text:p>2.1-5.0xN </text:p>
          </table:table-cell>
          <table:table-cell/>
          <table:table-cell table:formula="of:=CONCATENATE(&quot;INSERT INTO ECOGTCGroup(GroupId, title) VALUES(&quot;;[.A45];&quot;,'&quot;;[.B45];&quot;');&quot;)" office:value-type="string" office:string-value="INSERT INTO ECOGTCGroup(GroupId, title) VALUES(320,'Metabolic');">
            <text:p>INSERT INTO ECOGTCGroup(GroupId, title) VALUES(320,'Metabolic');</text:p>
          </table:table-cell>
          <table:table-cell table:formula="of:=CONCATENATE(&quot;INSERT INTO ECOGTCSubGroup(SubGroupId, GroupId, title) VALUES(&quot;;[.C45];&quot;,&quot;;[.A45];&quot;,'&quot;;[.D45];&quot;');&quot;)" office:value-type="string" office:string-value="INSERT INTO ECOGTCSubGroup(SubGroupId, GroupId, title) VALUES(54,320,'Amylase');">
            <text:p>INSERT INTO ECOGTCSubGroup(SubGroupId, GroupId, title) VALUES(54,320,'Amylase');</text:p>
          </table:table-cell>
          <table:table-cell table:number-columns-repeated="6"/>
          <table:table-cell table:formula="of:=CONCATENATE(&quot;INSERT INTO ECOGTCOptions(SubGroupId, title, grade) VALUES(&quot;;[.C45];&quot;,'&quot;;[.E45];&quot;',&quot;;0;&quot;);&quot;)" office:value-type="string" office:string-value="INSERT INTO ECOGTCOptions(SubGroupId, title, grade) VALUES(54,'WNL',0);">
            <text:p>INSERT INTO ECOGTCOptions(SubGroupId, title, grade) VALUES(54,'WNL',0);</text:p>
          </table:table-cell>
          <table:table-cell table:formula="of:=CONCATENATE(&quot;INSERT INTO ECOGTCOptions(SubGroupId, title, grade) VALUES(&quot;;[.C45];&quot;,'&quot;;[.F45];&quot;',&quot;;1;&quot;);&quot;)" office:value-type="string" office:string-value="INSERT INTO ECOGTCOptions(SubGroupId, title, grade) VALUES(54,'&lt;1.5xN ',1);">
            <text:p>INSERT INTO ECOGTCOptions(SubGroupId, title, grade) VALUES(54,'&lt;1.5xN ',1);</text:p>
          </table:table-cell>
          <table:table-cell table:formula="of:=CONCATENATE(&quot;INSERT INTO ECOGTCOptions(SubGroupId, title, grade) VALUES(&quot;;[.C45];&quot;,'&quot;;[.G45];&quot;',&quot;;2;&quot;);&quot;)" office:value-type="string" office:string-value="INSERT INTO ECOGTCOptions(SubGroupId, title, grade) VALUES(54,'1.5-2.0xN ',2);">
            <text:p>INSERT INTO ECOGTCOptions(SubGroupId, title, grade) VALUES(54,'1.5-2.0xN ',2);</text:p>
          </table:table-cell>
          <table:table-cell table:formula="of:=CONCATENATE(&quot;INSERT INTO ECOGTCOptions(SubGroupId, title, grade) VALUES(&quot;;[.C45];&quot;,'&quot;;[.H45];&quot;',&quot;;3;&quot;);&quot;)" office:value-type="string" office:string-value="INSERT INTO ECOGTCOptions(SubGroupId, title, grade) VALUES(54,'2.1-5.0xN ',3);">
            <text:p>INSERT INTO ECOGTCOptions(SubGroupId, title, grade) VALUES(54,'2.1-5.0xN ',3);</text:p>
          </table:table-cell>
          <table:table-cell table:formula="of:=CONCATENATE(&quot;INSERT INTO ECOGTCOptions(SubGroupId, title, grade) VALUES(&quot;;[.C45];&quot;,'&quot;;[.I45];&quot;',&quot;;4;&quot;);&quot;)" office:value-type="string" office:string-value="INSERT INTO ECOGTCOptions(SubGroupId, title, grade) VALUES(54,'',4);">
            <text:p>INSERT INTO ECOGTCOptions(SubGroupId, title, grade) VALUES(54,'',4);</text:p>
          </table:table-cell>
          <table:table-cell table:number-columns-repeated="10"/>
          <table:table-cell table:style-name="ce6" table:formula="of:=[.AG44]+1" office:value-type="float" office:value="54">
            <text:p>54</text:p>
          </table:table-cell>
          <table:table-cell table:style-name="ce6" table:formula="of:=[.AH44]+1" office:value-type="float" office:value="54">
            <text:p>54</text:p>
          </table:table-cell>
          <table:table-cell table:style-name="ce6" table:formula="of:=[.AI44]+1" office:value-type="float" office:value="54">
            <text:p>54</text:p>
          </table:table-cell>
          <table:table-cell table:style-name="ce6" table:formula="of:=[.AJ44]+1" office:value-type="float" office:value="54">
            <text:p>54</text:p>
          </table:table-cell>
          <table:table-cell table:style-name="ce6" table:formula="of:=[.AK44]+1" office:value-type="float" office:value="54">
            <text:p>54</text:p>
          </table:table-cell>
          <table:table-cell table:number-columns-repeated="987"/>
        </table:table-row>
        <table:table-row table:style-name="ro2">
          <table:table-cell office:value-type="float" office:value="320">
            <text:p>320</text:p>
          </table:table-cell>
          <table:table-cell table:style-name="ce7" office:value-type="string">
            <text:p>Metabolic</text:p>
          </table:table-cell>
          <table:table-cell table:style-name="ce6" table:formula="of:=[.C45]+1" office:value-type="float" office:value="55">
            <text:p>55</text:p>
          </table:table-cell>
          <table:table-cell table:style-name="ce7" office:value-type="string">
            <text:p>Hypercalcemia</text:p>
          </table:table-cell>
          <table:table-cell table:style-name="ce7" office:value-type="string">
            <text:p>&lt;10.6</text:p>
          </table:table-cell>
          <table:table-cell office:value-type="string">
            <text:p>10.6 - 11.5 </text:p>
          </table:table-cell>
          <table:table-cell office:value-type="string">
            <text:p>11.6 - 12.5 </text:p>
          </table:table-cell>
          <table:table-cell office:value-type="string">
            <text:p>12.6 - 13.5 </text:p>
          </table:table-cell>
          <table:table-cell/>
          <table:table-cell table:formula="of:=CONCATENATE(&quot;INSERT INTO ECOGTCGroup(GroupId, title) VALUES(&quot;;[.A46];&quot;,'&quot;;[.B46];&quot;');&quot;)" office:value-type="string" office:string-value="INSERT INTO ECOGTCGroup(GroupId, title) VALUES(320,'Metabolic');">
            <text:p>INSERT INTO ECOGTCGroup(GroupId, title) VALUES(320,'Metabolic');</text:p>
          </table:table-cell>
          <table:table-cell table:formula="of:=CONCATENATE(&quot;INSERT INTO ECOGTCSubGroup(SubGroupId, GroupId, title) VALUES(&quot;;[.C46];&quot;,&quot;;[.A46];&quot;,'&quot;;[.D46];&quot;');&quot;)" office:value-type="string" office:string-value="INSERT INTO ECOGTCSubGroup(SubGroupId, GroupId, title) VALUES(55,320,'Hypercalcemia');">
            <text:p>INSERT INTO ECOGTCSubGroup(SubGroupId, GroupId, title) VALUES(55,320,'Hypercalcemia');</text:p>
          </table:table-cell>
          <table:table-cell table:number-columns-repeated="6"/>
          <table:table-cell table:formula="of:=CONCATENATE(&quot;INSERT INTO ECOGTCOptions(SubGroupId, title, grade) VALUES(&quot;;[.C46];&quot;,'&quot;;[.E46];&quot;',&quot;;0;&quot;);&quot;)" office:value-type="string" office:string-value="INSERT INTO ECOGTCOptions(SubGroupId, title, grade) VALUES(55,'&lt;10.6',0);">
            <text:p>INSERT INTO ECOGTCOptions(SubGroupId, title, grade) VALUES(55,'&lt;10.6',0);</text:p>
          </table:table-cell>
          <table:table-cell table:formula="of:=CONCATENATE(&quot;INSERT INTO ECOGTCOptions(SubGroupId, title, grade) VALUES(&quot;;[.C46];&quot;,'&quot;;[.F46];&quot;',&quot;;1;&quot;);&quot;)" office:value-type="string" office:string-value="INSERT INTO ECOGTCOptions(SubGroupId, title, grade) VALUES(55,'10.6 - 11.5 ',1);">
            <text:p>INSERT INTO ECOGTCOptions(SubGroupId, title, grade) VALUES(55,'10.6 - 11.5 ',1);</text:p>
          </table:table-cell>
          <table:table-cell table:formula="of:=CONCATENATE(&quot;INSERT INTO ECOGTCOptions(SubGroupId, title, grade) VALUES(&quot;;[.C46];&quot;,'&quot;;[.G46];&quot;',&quot;;2;&quot;);&quot;)" office:value-type="string" office:string-value="INSERT INTO ECOGTCOptions(SubGroupId, title, grade) VALUES(55,'11.6 - 12.5 ',2);">
            <text:p>INSERT INTO ECOGTCOptions(SubGroupId, title, grade) VALUES(55,'11.6 - 12.5 ',2);</text:p>
          </table:table-cell>
          <table:table-cell table:formula="of:=CONCATENATE(&quot;INSERT INTO ECOGTCOptions(SubGroupId, title, grade) VALUES(&quot;;[.C46];&quot;,'&quot;;[.H46];&quot;',&quot;;3;&quot;);&quot;)" office:value-type="string" office:string-value="INSERT INTO ECOGTCOptions(SubGroupId, title, grade) VALUES(55,'12.6 - 13.5 ',3);">
            <text:p>INSERT INTO ECOGTCOptions(SubGroupId, title, grade) VALUES(55,'12.6 - 13.5 ',3);</text:p>
          </table:table-cell>
          <table:table-cell table:formula="of:=CONCATENATE(&quot;INSERT INTO ECOGTCOptions(SubGroupId, title, grade) VALUES(&quot;;[.C46];&quot;,'&quot;;[.I46];&quot;',&quot;;4;&quot;);&quot;)" office:value-type="string" office:string-value="INSERT INTO ECOGTCOptions(SubGroupId, title, grade) VALUES(55,'',4);">
            <text:p>INSERT INTO ECOGTCOptions(SubGroupId, title, grade) VALUES(55,'',4);</text:p>
          </table:table-cell>
          <table:table-cell table:number-columns-repeated="10"/>
          <table:table-cell table:style-name="ce6" table:formula="of:=[.AG45]+1" office:value-type="float" office:value="55">
            <text:p>55</text:p>
          </table:table-cell>
          <table:table-cell table:style-name="ce6" table:formula="of:=[.AH45]+1" office:value-type="float" office:value="55">
            <text:p>55</text:p>
          </table:table-cell>
          <table:table-cell table:style-name="ce6" table:formula="of:=[.AI45]+1" office:value-type="float" office:value="55">
            <text:p>55</text:p>
          </table:table-cell>
          <table:table-cell table:style-name="ce6" table:formula="of:=[.AJ45]+1" office:value-type="float" office:value="55">
            <text:p>55</text:p>
          </table:table-cell>
          <table:table-cell table:style-name="ce6" table:formula="of:=[.AK45]+1" office:value-type="float" office:value="55">
            <text:p>55</text:p>
          </table:table-cell>
          <table:table-cell table:number-columns-repeated="987"/>
        </table:table-row>
        <table:table-row table:style-name="ro2">
          <table:table-cell office:value-type="float" office:value="320">
            <text:p>320</text:p>
          </table:table-cell>
          <table:table-cell table:style-name="ce7" office:value-type="string">
            <text:p>Metabolic</text:p>
          </table:table-cell>
          <table:table-cell table:style-name="ce6" table:formula="of:=[.C46]+1" office:value-type="float" office:value="56">
            <text:p>56</text:p>
          </table:table-cell>
          <table:table-cell table:style-name="ce7" office:value-type="string">
            <text:p>Hypocalcemia</text:p>
          </table:table-cell>
          <table:table-cell table:style-name="ce7" office:value-type="string">
            <text:p>&gt;8.4</text:p>
          </table:table-cell>
          <table:table-cell office:value-type="string">
            <text:p>8.4 - 7.8 </text:p>
          </table:table-cell>
          <table:table-cell office:value-type="string">
            <text:p>7.7 - 7.0</text:p>
          </table:table-cell>
          <table:table-cell office:value-type="string">
            <text:p>6.9 - 6.1</text:p>
          </table:table-cell>
          <table:table-cell/>
          <table:table-cell table:formula="of:=CONCATENATE(&quot;INSERT INTO ECOGTCGroup(GroupId, title) VALUES(&quot;;[.A47];&quot;,'&quot;;[.B47];&quot;');&quot;)" office:value-type="string" office:string-value="INSERT INTO ECOGTCGroup(GroupId, title) VALUES(320,'Metabolic');">
            <text:p>INSERT INTO ECOGTCGroup(GroupId, title) VALUES(320,'Metabolic');</text:p>
          </table:table-cell>
          <table:table-cell table:formula="of:=CONCATENATE(&quot;INSERT INTO ECOGTCSubGroup(SubGroupId, GroupId, title) VALUES(&quot;;[.C47];&quot;,&quot;;[.A47];&quot;,'&quot;;[.D47];&quot;');&quot;)" office:value-type="string" office:string-value="INSERT INTO ECOGTCSubGroup(SubGroupId, GroupId, title) VALUES(56,320,'Hypocalcemia');">
            <text:p>INSERT INTO ECOGTCSubGroup(SubGroupId, GroupId, title) VALUES(56,320,'Hypocalcemia');</text:p>
          </table:table-cell>
          <table:table-cell table:number-columns-repeated="6"/>
          <table:table-cell table:formula="of:=CONCATENATE(&quot;INSERT INTO ECOGTCOptions(SubGroupId, title, grade) VALUES(&quot;;[.C47];&quot;,'&quot;;[.E47];&quot;',&quot;;0;&quot;);&quot;)" office:value-type="string" office:string-value="INSERT INTO ECOGTCOptions(SubGroupId, title, grade) VALUES(56,'&gt;8.4',0);">
            <text:p>INSERT INTO ECOGTCOptions(SubGroupId, title, grade) VALUES(56,'&gt;8.4',0);</text:p>
          </table:table-cell>
          <table:table-cell table:formula="of:=CONCATENATE(&quot;INSERT INTO ECOGTCOptions(SubGroupId, title, grade) VALUES(&quot;;[.C47];&quot;,'&quot;;[.F47];&quot;',&quot;;1;&quot;);&quot;)" office:value-type="string" office:string-value="INSERT INTO ECOGTCOptions(SubGroupId, title, grade) VALUES(56,'8.4 - 7.8 ',1);">
            <text:p>INSERT INTO ECOGTCOptions(SubGroupId, title, grade) VALUES(56,'8.4 - 7.8 ',1);</text:p>
          </table:table-cell>
          <table:table-cell table:formula="of:=CONCATENATE(&quot;INSERT INTO ECOGTCOptions(SubGroupId, title, grade) VALUES(&quot;;[.C47];&quot;,'&quot;;[.G47];&quot;',&quot;;2;&quot;);&quot;)" office:value-type="string" office:string-value="INSERT INTO ECOGTCOptions(SubGroupId, title, grade) VALUES(56,'7.7 - 7.0',2);">
            <text:p>INSERT INTO ECOGTCOptions(SubGroupId, title, grade) VALUES(56,'7.7 - 7.0',2);</text:p>
          </table:table-cell>
          <table:table-cell table:formula="of:=CONCATENATE(&quot;INSERT INTO ECOGTCOptions(SubGroupId, title, grade) VALUES(&quot;;[.C47];&quot;,'&quot;;[.H47];&quot;',&quot;;3;&quot;);&quot;)" office:value-type="string" office:string-value="INSERT INTO ECOGTCOptions(SubGroupId, title, grade) VALUES(56,'6.9 - 6.1',3);">
            <text:p>INSERT INTO ECOGTCOptions(SubGroupId, title, grade) VALUES(56,'6.9 - 6.1',3);</text:p>
          </table:table-cell>
          <table:table-cell table:formula="of:=CONCATENATE(&quot;INSERT INTO ECOGTCOptions(SubGroupId, title, grade) VALUES(&quot;;[.C47];&quot;,'&quot;;[.I47];&quot;',&quot;;4;&quot;);&quot;)" office:value-type="string" office:string-value="INSERT INTO ECOGTCOptions(SubGroupId, title, grade) VALUES(56,'',4);">
            <text:p>INSERT INTO ECOGTCOptions(SubGroupId, title, grade) VALUES(56,'',4);</text:p>
          </table:table-cell>
          <table:table-cell table:number-columns-repeated="10"/>
          <table:table-cell table:style-name="ce6" table:formula="of:=[.AG46]+1" office:value-type="float" office:value="56">
            <text:p>56</text:p>
          </table:table-cell>
          <table:table-cell table:style-name="ce6" table:formula="of:=[.AH46]+1" office:value-type="float" office:value="56">
            <text:p>56</text:p>
          </table:table-cell>
          <table:table-cell table:style-name="ce6" table:formula="of:=[.AI46]+1" office:value-type="float" office:value="56">
            <text:p>56</text:p>
          </table:table-cell>
          <table:table-cell table:style-name="ce6" table:formula="of:=[.AJ46]+1" office:value-type="float" office:value="56">
            <text:p>56</text:p>
          </table:table-cell>
          <table:table-cell table:style-name="ce6" table:formula="of:=[.AK46]+1" office:value-type="float" office:value="56">
            <text:p>56</text:p>
          </table:table-cell>
          <table:table-cell table:number-columns-repeated="987"/>
        </table:table-row>
        <table:table-row table:style-name="ro2">
          <table:table-cell office:value-type="float" office:value="320">
            <text:p>320</text:p>
          </table:table-cell>
          <table:table-cell table:style-name="ce7" office:value-type="string">
            <text:p>Metabolic</text:p>
          </table:table-cell>
          <table:table-cell table:style-name="ce6" table:formula="of:=[.C47]+1" office:value-type="float" office:value="57">
            <text:p>57</text:p>
          </table:table-cell>
          <table:table-cell table:style-name="ce7" office:value-type="string">
            <text:p>Hypomagnesemia</text:p>
          </table:table-cell>
          <table:table-cell table:style-name="ce7" office:value-type="string">
            <text:p>&gt;1.4</text:p>
          </table:table-cell>
          <table:table-cell office:value-type="string">
            <text:p>1.4 - 1.2</text:p>
          </table:table-cell>
          <table:table-cell office:value-type="string">
            <text:p>1.1 - 0.9</text:p>
          </table:table-cell>
          <table:table-cell office:value-type="string">
            <text:p>0.8 - 0.6</text:p>
          </table:table-cell>
          <table:table-cell/>
          <table:table-cell table:formula="of:=CONCATENATE(&quot;INSERT INTO ECOGTCGroup(GroupId, title) VALUES(&quot;;[.A48];&quot;,'&quot;;[.B48];&quot;');&quot;)" office:value-type="string" office:string-value="INSERT INTO ECOGTCGroup(GroupId, title) VALUES(320,'Metabolic');">
            <text:p>INSERT INTO ECOGTCGroup(GroupId, title) VALUES(320,'Metabolic');</text:p>
          </table:table-cell>
          <table:table-cell table:formula="of:=CONCATENATE(&quot;INSERT INTO ECOGTCSubGroup(SubGroupId, GroupId, title) VALUES(&quot;;[.C48];&quot;,&quot;;[.A48];&quot;,'&quot;;[.D48];&quot;');&quot;)" office:value-type="string" office:string-value="INSERT INTO ECOGTCSubGroup(SubGroupId, GroupId, title) VALUES(57,320,'Hypomagnesemia');">
            <text:p>INSERT INTO ECOGTCSubGroup(SubGroupId, GroupId, title) VALUES(57,320,'Hypomagnesemia');</text:p>
          </table:table-cell>
          <table:table-cell table:number-columns-repeated="6"/>
          <table:table-cell table:formula="of:=CONCATENATE(&quot;INSERT INTO ECOGTCOptions(SubGroupId, title, grade) VALUES(&quot;;[.C48];&quot;,'&quot;;[.E48];&quot;',&quot;;0;&quot;);&quot;)" office:value-type="string" office:string-value="INSERT INTO ECOGTCOptions(SubGroupId, title, grade) VALUES(57,'&gt;1.4',0);">
            <text:p>INSERT INTO ECOGTCOptions(SubGroupId, title, grade) VALUES(57,'&gt;1.4',0);</text:p>
          </table:table-cell>
          <table:table-cell table:formula="of:=CONCATENATE(&quot;INSERT INTO ECOGTCOptions(SubGroupId, title, grade) VALUES(&quot;;[.C48];&quot;,'&quot;;[.F48];&quot;',&quot;;1;&quot;);&quot;)" office:value-type="string" office:string-value="INSERT INTO ECOGTCOptions(SubGroupId, title, grade) VALUES(57,'1.4 - 1.2',1);">
            <text:p>INSERT INTO ECOGTCOptions(SubGroupId, title, grade) VALUES(57,'1.4 - 1.2',1);</text:p>
          </table:table-cell>
          <table:table-cell table:formula="of:=CONCATENATE(&quot;INSERT INTO ECOGTCOptions(SubGroupId, title, grade) VALUES(&quot;;[.C48];&quot;,'&quot;;[.G48];&quot;',&quot;;2;&quot;);&quot;)" office:value-type="string" office:string-value="INSERT INTO ECOGTCOptions(SubGroupId, title, grade) VALUES(57,'1.1 - 0.9',2);">
            <text:p>INSERT INTO ECOGTCOptions(SubGroupId, title, grade) VALUES(57,'1.1 - 0.9',2);</text:p>
          </table:table-cell>
          <table:table-cell table:formula="of:=CONCATENATE(&quot;INSERT INTO ECOGTCOptions(SubGroupId, title, grade) VALUES(&quot;;[.C48];&quot;,'&quot;;[.H48];&quot;',&quot;;3;&quot;);&quot;)" office:value-type="string" office:string-value="INSERT INTO ECOGTCOptions(SubGroupId, title, grade) VALUES(57,'0.8 - 0.6',3);">
            <text:p>INSERT INTO ECOGTCOptions(SubGroupId, title, grade) VALUES(57,'0.8 - 0.6',3);</text:p>
          </table:table-cell>
          <table:table-cell table:formula="of:=CONCATENATE(&quot;INSERT INTO ECOGTCOptions(SubGroupId, title, grade) VALUES(&quot;;[.C48];&quot;,'&quot;;[.I48];&quot;',&quot;;4;&quot;);&quot;)" office:value-type="string" office:string-value="INSERT INTO ECOGTCOptions(SubGroupId, title, grade) VALUES(57,'',4);">
            <text:p>INSERT INTO ECOGTCOptions(SubGroupId, title, grade) VALUES(57,'',4);</text:p>
          </table:table-cell>
          <table:table-cell table:number-columns-repeated="10"/>
          <table:table-cell table:style-name="ce6" table:formula="of:=[.AG47]+1" office:value-type="float" office:value="57">
            <text:p>57</text:p>
          </table:table-cell>
          <table:table-cell table:style-name="ce6" table:formula="of:=[.AH47]+1" office:value-type="float" office:value="57">
            <text:p>57</text:p>
          </table:table-cell>
          <table:table-cell table:style-name="ce6" table:formula="of:=[.AI47]+1" office:value-type="float" office:value="57">
            <text:p>57</text:p>
          </table:table-cell>
          <table:table-cell table:style-name="ce6" table:formula="of:=[.AJ47]+1" office:value-type="float" office:value="57">
            <text:p>57</text:p>
          </table:table-cell>
          <table:table-cell table:style-name="ce6" table:formula="of:=[.AK47]+1" office:value-type="float" office:value="57">
            <text:p>57</text:p>
          </table:table-cell>
          <table:table-cell table:number-columns-repeated="987"/>
        </table:table-row>
        <table:table-row table:style-name="ro2">
          <table:table-cell office:value-type="float" office:value="330">
            <text:p>330</text:p>
          </table:table-cell>
          <table:table-cell table:style-name="ce7" office:value-type="string">
            <text:p>Coagulation</text:p>
          </table:table-cell>
          <table:table-cell table:style-name="ce6" table:formula="of:=[.C48]+1" office:value-type="float" office:value="58">
            <text:p>58</text:p>
          </table:table-cell>
          <table:table-cell table:style-name="ce7" office:value-type="string">
            <text:p>Fibrinogen</text:p>
          </table:table-cell>
          <table:table-cell office:value-type="string">
            <text:p>WNL</text:p>
          </table:table-cell>
          <table:table-cell office:value-type="string">
            <text:p>0.99-0.75xN </text:p>
          </table:table-cell>
          <table:table-cell office:value-type="string">
            <text:p>0.74-0.50xN </text:p>
          </table:table-cell>
          <table:table-cell office:value-type="string">
            <text:p>0.49-0.25xN </text:p>
          </table:table-cell>
          <table:table-cell/>
          <table:table-cell table:formula="of:=CONCATENATE(&quot;INSERT INTO ECOGTCGroup(GroupId, title) VALUES(&quot;;[.A49];&quot;,'&quot;;[.B49];&quot;');&quot;)" office:value-type="string" office:string-value="INSERT INTO ECOGTCGroup(GroupId, title) VALUES(330,'Coagulation');">
            <text:p>INSERT INTO ECOGTCGroup(GroupId, title) VALUES(330,'Coagulation');</text:p>
          </table:table-cell>
          <table:table-cell table:formula="of:=CONCATENATE(&quot;INSERT INTO ECOGTCSubGroup(SubGroupId, GroupId, title) VALUES(&quot;;[.C49];&quot;,&quot;;[.A49];&quot;,'&quot;;[.D49];&quot;');&quot;)" office:value-type="string" office:string-value="INSERT INTO ECOGTCSubGroup(SubGroupId, GroupId, title) VALUES(58,330,'Fibrinogen');">
            <text:p>INSERT INTO ECOGTCSubGroup(SubGroupId, GroupId, title) VALUES(58,330,'Fibrinogen');</text:p>
          </table:table-cell>
          <table:table-cell table:number-columns-repeated="6"/>
          <table:table-cell table:formula="of:=CONCATENATE(&quot;INSERT INTO ECOGTCOptions(SubGroupId, title, grade) VALUES(&quot;;[.C49];&quot;,'&quot;;[.E49];&quot;',&quot;;0;&quot;);&quot;)" office:value-type="string" office:string-value="INSERT INTO ECOGTCOptions(SubGroupId, title, grade) VALUES(58,'WNL',0);">
            <text:p>INSERT INTO ECOGTCOptions(SubGroupId, title, grade) VALUES(58,'WNL',0);</text:p>
          </table:table-cell>
          <table:table-cell table:formula="of:=CONCATENATE(&quot;INSERT INTO ECOGTCOptions(SubGroupId, title, grade) VALUES(&quot;;[.C49];&quot;,'&quot;;[.F49];&quot;',&quot;;1;&quot;);&quot;)" office:value-type="string" office:string-value="INSERT INTO ECOGTCOptions(SubGroupId, title, grade) VALUES(58,'0.99-0.75xN ',1);">
            <text:p>INSERT INTO ECOGTCOptions(SubGroupId, title, grade) VALUES(58,'0.99-0.75xN ',1);</text:p>
          </table:table-cell>
          <table:table-cell table:formula="of:=CONCATENATE(&quot;INSERT INTO ECOGTCOptions(SubGroupId, title, grade) VALUES(&quot;;[.C49];&quot;,'&quot;;[.G49];&quot;',&quot;;2;&quot;);&quot;)" office:value-type="string" office:string-value="INSERT INTO ECOGTCOptions(SubGroupId, title, grade) VALUES(58,'0.74-0.50xN ',2);">
            <text:p>INSERT INTO ECOGTCOptions(SubGroupId, title, grade) VALUES(58,'0.74-0.50xN ',2);</text:p>
          </table:table-cell>
          <table:table-cell table:formula="of:=CONCATENATE(&quot;INSERT INTO ECOGTCOptions(SubGroupId, title, grade) VALUES(&quot;;[.C49];&quot;,'&quot;;[.H49];&quot;',&quot;;3;&quot;);&quot;)" office:value-type="string" office:string-value="INSERT INTO ECOGTCOptions(SubGroupId, title, grade) VALUES(58,'0.49-0.25xN ',3);">
            <text:p>INSERT INTO ECOGTCOptions(SubGroupId, title, grade) VALUES(58,'0.49-0.25xN ',3);</text:p>
          </table:table-cell>
          <table:table-cell table:formula="of:=CONCATENATE(&quot;INSERT INTO ECOGTCOptions(SubGroupId, title, grade) VALUES(&quot;;[.C49];&quot;,'&quot;;[.I49];&quot;',&quot;;4;&quot;);&quot;)" office:value-type="string" office:string-value="INSERT INTO ECOGTCOptions(SubGroupId, title, grade) VALUES(58,'',4);">
            <text:p>INSERT INTO ECOGTCOptions(SubGroupId, title, grade) VALUES(58,'',4);</text:p>
          </table:table-cell>
          <table:table-cell table:number-columns-repeated="10"/>
          <table:table-cell table:style-name="ce6" table:formula="of:=[.AG48]+1" office:value-type="float" office:value="58">
            <text:p>58</text:p>
          </table:table-cell>
          <table:table-cell table:style-name="ce6" table:formula="of:=[.AH48]+1" office:value-type="float" office:value="58">
            <text:p>58</text:p>
          </table:table-cell>
          <table:table-cell table:style-name="ce6" table:formula="of:=[.AI48]+1" office:value-type="float" office:value="58">
            <text:p>58</text:p>
          </table:table-cell>
          <table:table-cell table:style-name="ce6" table:formula="of:=[.AJ48]+1" office:value-type="float" office:value="58">
            <text:p>58</text:p>
          </table:table-cell>
          <table:table-cell table:style-name="ce6" table:formula="of:=[.AK48]+1" office:value-type="float" office:value="58">
            <text:p>58</text:p>
          </table:table-cell>
          <table:table-cell table:number-columns-repeated="987"/>
        </table:table-row>
        <table:table-row table:style-name="ro2">
          <table:table-cell office:value-type="float" office:value="330">
            <text:p>330</text:p>
          </table:table-cell>
          <table:table-cell table:style-name="ce7" office:value-type="string">
            <text:p>Coagulation</text:p>
          </table:table-cell>
          <table:table-cell table:style-name="ce6" table:formula="of:=[.C49]+1" office:value-type="float" office:value="59">
            <text:p>59</text:p>
          </table:table-cell>
          <table:table-cell table:style-name="ce7" office:value-type="string">
            <text:p>Prothrombin time</text:p>
          </table:table-cell>
          <table:table-cell office:value-type="string">
            <text:p>WNL</text:p>
          </table:table-cell>
          <table:table-cell office:value-type="string">
            <text:p>1.01-1.25xN</text:p>
          </table:table-cell>
          <table:table-cell office:value-type="string">
            <text:p>1.26-1.50xN</text:p>
          </table:table-cell>
          <table:table-cell office:value-type="string">
            <text:p>1.51-2.00xN</text:p>
          </table:table-cell>
          <table:table-cell/>
          <table:table-cell table:formula="of:=CONCATENATE(&quot;INSERT INTO ECOGTCGroup(GroupId, title) VALUES(&quot;;[.A50];&quot;,'&quot;;[.B50];&quot;');&quot;)" office:value-type="string" office:string-value="INSERT INTO ECOGTCGroup(GroupId, title) VALUES(330,'Coagulation');">
            <text:p>INSERT INTO ECOGTCGroup(GroupId, title) VALUES(330,'Coagulation');</text:p>
          </table:table-cell>
          <table:table-cell table:formula="of:=CONCATENATE(&quot;INSERT INTO ECOGTCSubGroup(SubGroupId, GroupId, title) VALUES(&quot;;[.C50];&quot;,&quot;;[.A50];&quot;,'&quot;;[.D50];&quot;');&quot;)" office:value-type="string" office:string-value="INSERT INTO ECOGTCSubGroup(SubGroupId, GroupId, title) VALUES(59,330,'Prothrombin time');">
            <text:p>INSERT INTO ECOGTCSubGroup(SubGroupId, GroupId, title) VALUES(59,330,'Prothrombin time');</text:p>
          </table:table-cell>
          <table:table-cell table:number-columns-repeated="6"/>
          <table:table-cell table:formula="of:=CONCATENATE(&quot;INSERT INTO ECOGTCOptions(SubGroupId, title, grade) VALUES(&quot;;[.C50];&quot;,'&quot;;[.E50];&quot;',&quot;;0;&quot;);&quot;)" office:value-type="string" office:string-value="INSERT INTO ECOGTCOptions(SubGroupId, title, grade) VALUES(59,'WNL',0);">
            <text:p>INSERT INTO ECOGTCOptions(SubGroupId, title, grade) VALUES(59,'WNL',0);</text:p>
          </table:table-cell>
          <table:table-cell table:formula="of:=CONCATENATE(&quot;INSERT INTO ECOGTCOptions(SubGroupId, title, grade) VALUES(&quot;;[.C50];&quot;,'&quot;;[.F50];&quot;',&quot;;1;&quot;);&quot;)" office:value-type="string" office:string-value="INSERT INTO ECOGTCOptions(SubGroupId, title, grade) VALUES(59,'1.01-1.25xN',1);">
            <text:p>INSERT INTO ECOGTCOptions(SubGroupId, title, grade) VALUES(59,'1.01-1.25xN',1);</text:p>
          </table:table-cell>
          <table:table-cell table:formula="of:=CONCATENATE(&quot;INSERT INTO ECOGTCOptions(SubGroupId, title, grade) VALUES(&quot;;[.C50];&quot;,'&quot;;[.G50];&quot;',&quot;;2;&quot;);&quot;)" office:value-type="string" office:string-value="INSERT INTO ECOGTCOptions(SubGroupId, title, grade) VALUES(59,'1.26-1.50xN',2);">
            <text:p>INSERT INTO ECOGTCOptions(SubGroupId, title, grade) VALUES(59,'1.26-1.50xN',2);</text:p>
          </table:table-cell>
          <table:table-cell table:formula="of:=CONCATENATE(&quot;INSERT INTO ECOGTCOptions(SubGroupId, title, grade) VALUES(&quot;;[.C50];&quot;,'&quot;;[.H50];&quot;',&quot;;3;&quot;);&quot;)" office:value-type="string" office:string-value="INSERT INTO ECOGTCOptions(SubGroupId, title, grade) VALUES(59,'1.51-2.00xN',3);">
            <text:p>INSERT INTO ECOGTCOptions(SubGroupId, title, grade) VALUES(59,'1.51-2.00xN',3);</text:p>
          </table:table-cell>
          <table:table-cell table:formula="of:=CONCATENATE(&quot;INSERT INTO ECOGTCOptions(SubGroupId, title, grade) VALUES(&quot;;[.C50];&quot;,'&quot;;[.I50];&quot;',&quot;;4;&quot;);&quot;)" office:value-type="string" office:string-value="INSERT INTO ECOGTCOptions(SubGroupId, title, grade) VALUES(59,'',4);">
            <text:p>INSERT INTO ECOGTCOptions(SubGroupId, title, grade) VALUES(59,'',4);</text:p>
          </table:table-cell>
          <table:table-cell table:number-columns-repeated="10"/>
          <table:table-cell table:style-name="ce6" table:formula="of:=[.AG49]+1" office:value-type="float" office:value="59">
            <text:p>59</text:p>
          </table:table-cell>
          <table:table-cell table:style-name="ce6" table:formula="of:=[.AH49]+1" office:value-type="float" office:value="59">
            <text:p>59</text:p>
          </table:table-cell>
          <table:table-cell table:style-name="ce6" table:formula="of:=[.AI49]+1" office:value-type="float" office:value="59">
            <text:p>59</text:p>
          </table:table-cell>
          <table:table-cell table:style-name="ce6" table:formula="of:=[.AJ49]+1" office:value-type="float" office:value="59">
            <text:p>59</text:p>
          </table:table-cell>
          <table:table-cell table:style-name="ce6" table:formula="of:=[.AK49]+1" office:value-type="float" office:value="59">
            <text:p>59</text:p>
          </table:table-cell>
          <table:table-cell table:number-columns-repeated="987"/>
        </table:table-row>
        <table:table-row table:style-name="ro2">
          <table:table-cell office:value-type="float" office:value="330">
            <text:p>330</text:p>
          </table:table-cell>
          <table:table-cell table:style-name="ce7" office:value-type="string">
            <text:p>Coagulation</text:p>
          </table:table-cell>
          <table:table-cell table:style-name="ce6" table:formula="of:=[.C50]+1" office:value-type="float" office:value="60">
            <text:p>60</text:p>
          </table:table-cell>
          <table:table-cell table:style-name="ce7" office:value-type="string">
            <text:p>Partial thromboplastin time</text:p>
          </table:table-cell>
          <table:table-cell office:value-type="string">
            <text:p>WNL</text:p>
          </table:table-cell>
          <table:table-cell office:value-type="string">
            <text:p>1.01-1.66xN</text:p>
          </table:table-cell>
          <table:table-cell office:value-type="string">
            <text:p>1.67-2.33xN</text:p>
          </table:table-cell>
          <table:table-cell office:value-type="string">
            <text:p>2.34-3.00xN</text:p>
          </table:table-cell>
          <table:table-cell/>
          <table:table-cell table:formula="of:=CONCATENATE(&quot;INSERT INTO ECOGTCGroup(GroupId, title) VALUES(&quot;;[.A51];&quot;,'&quot;;[.B51];&quot;');&quot;)" office:value-type="string" office:string-value="INSERT INTO ECOGTCGroup(GroupId, title) VALUES(330,'Coagulation');">
            <text:p>INSERT INTO ECOGTCGroup(GroupId, title) VALUES(330,'Coagulation');</text:p>
          </table:table-cell>
          <table:table-cell table:formula="of:=CONCATENATE(&quot;INSERT INTO ECOGTCSubGroup(SubGroupId, GroupId, title) VALUES(&quot;;[.C51];&quot;,&quot;;[.A51];&quot;,'&quot;;[.D51];&quot;');&quot;)" office:value-type="string" office:string-value="INSERT INTO ECOGTCSubGroup(SubGroupId, GroupId, title) VALUES(60,330,'Partial thromboplastin time');">
            <text:p>INSERT INTO ECOGTCSubGroup(SubGroupId, GroupId, title) VALUES(60,330,'Partial thromboplastin time');</text:p>
          </table:table-cell>
          <table:table-cell table:number-columns-repeated="6"/>
          <table:table-cell table:formula="of:=CONCATENATE(&quot;INSERT INTO ECOGTCOptions(SubGroupId, title, grade) VALUES(&quot;;[.C51];&quot;,'&quot;;[.E51];&quot;',&quot;;0;&quot;);&quot;)" office:value-type="string" office:string-value="INSERT INTO ECOGTCOptions(SubGroupId, title, grade) VALUES(60,'WNL',0);">
            <text:p>INSERT INTO ECOGTCOptions(SubGroupId, title, grade) VALUES(60,'WNL',0);</text:p>
          </table:table-cell>
          <table:table-cell table:formula="of:=CONCATENATE(&quot;INSERT INTO ECOGTCOptions(SubGroupId, title, grade) VALUES(&quot;;[.C51];&quot;,'&quot;;[.F51];&quot;',&quot;;1;&quot;);&quot;)" office:value-type="string" office:string-value="INSERT INTO ECOGTCOptions(SubGroupId, title, grade) VALUES(60,'1.01-1.66xN',1);">
            <text:p>INSERT INTO ECOGTCOptions(SubGroupId, title, grade) VALUES(60,'1.01-1.66xN',1);</text:p>
          </table:table-cell>
          <table:table-cell table:formula="of:=CONCATENATE(&quot;INSERT INTO ECOGTCOptions(SubGroupId, title, grade) VALUES(&quot;;[.C51];&quot;,'&quot;;[.G51];&quot;',&quot;;2;&quot;);&quot;)" office:value-type="string" office:string-value="INSERT INTO ECOGTCOptions(SubGroupId, title, grade) VALUES(60,'1.67-2.33xN',2);">
            <text:p>INSERT INTO ECOGTCOptions(SubGroupId, title, grade) VALUES(60,'1.67-2.33xN',2);</text:p>
          </table:table-cell>
          <table:table-cell table:formula="of:=CONCATENATE(&quot;INSERT INTO ECOGTCOptions(SubGroupId, title, grade) VALUES(&quot;;[.C51];&quot;,'&quot;;[.H51];&quot;',&quot;;3;&quot;);&quot;)" office:value-type="string" office:string-value="INSERT INTO ECOGTCOptions(SubGroupId, title, grade) VALUES(60,'2.34-3.00xN',3);">
            <text:p>INSERT INTO ECOGTCOptions(SubGroupId, title, grade) VALUES(60,'2.34-3.00xN',3);</text:p>
          </table:table-cell>
          <table:table-cell table:formula="of:=CONCATENATE(&quot;INSERT INTO ECOGTCOptions(SubGroupId, title, grade) VALUES(&quot;;[.C51];&quot;,'&quot;;[.I51];&quot;',&quot;;4;&quot;);&quot;)" office:value-type="string" office:string-value="INSERT INTO ECOGTCOptions(SubGroupId, title, grade) VALUES(60,'',4);">
            <text:p>INSERT INTO ECOGTCOptions(SubGroupId, title, grade) VALUES(60,'',4);</text:p>
          </table:table-cell>
          <table:table-cell table:number-columns-repeated="10"/>
          <table:table-cell table:style-name="ce6" table:formula="of:=[.AG50]+1" office:value-type="float" office:value="60">
            <text:p>60</text:p>
          </table:table-cell>
          <table:table-cell table:style-name="ce6" table:formula="of:=[.AH50]+1" office:value-type="float" office:value="60">
            <text:p>60</text:p>
          </table:table-cell>
          <table:table-cell table:style-name="ce6" table:formula="of:=[.AI50]+1" office:value-type="float" office:value="60">
            <text:p>60</text:p>
          </table:table-cell>
          <table:table-cell table:style-name="ce6" table:formula="of:=[.AJ50]+1" office:value-type="float" office:value="60">
            <text:p>60</text:p>
          </table:table-cell>
          <table:table-cell table:style-name="ce6" table:formula="of:=[.AK50]+1" office:value-type="float" office:value="60">
            <text:p>60</text:p>
          </table:table-cell>
          <table:table-cell table:number-columns-repeated="987"/>
        </table:table-row>
        <table:table-row table:style-name="ro10">
          <table:table-cell/>
          <table:table-cell table:style-name="ce7" table:number-columns-repeated="2"/>
          <table:table-cell table:number-columns-repeated="29"/>
          <table:table-cell table:style-name="ce7" table:number-columns-repeated="5"/>
          <table:table-cell table:number-columns-repeated="987"/>
        </table:table-row>
        <table:table-row table:style-name="ro10" table:number-rows-repeated="104852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2/16/2013</text:date>, <text:time>17:1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ranjan Kode</meta:initial-creator>
    <meta:creation-date>2013-02-16T14:41:03</meta:creation-date>
    <dc:date>2013-02-16T17:18:39</dc:date>
    <dc:creator>Niranjan Kode</dc:creator>
    <meta:editing-duration>PT1H25M42S</meta:editing-duration>
    <meta:editing-cycles>12</meta:editing-cycles>
    <meta:generator>OpenOffice.org/3.3$Unix OpenOffice.org_project/330m20$Build-9567</meta:generator>
    <meta:document-statistic meta:table-count="3" meta:cell-count="1120" meta:object-count="0"/>
  </office:meta>
</office:document-meta>
</file>